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" svg:font-family="'Lucida Console'"/>
    <style:font-face style:name="Noto Sans Mono Black" svg:font-family="'Noto Sans Mono Black'" style:font-adornments="Black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6cm" svg:stroke-color="#008000" draw:stroke-linejoin="round" svg:stroke-linecap="round" draw:fill="solid" draw:fill-color="#ffffff" fo:padding-top="0.013cm" fo:padding-bottom="0.013cm" fo:padding-left="0.013cm" fo:padding-right="0.013cm"/>
    </style:style>
    <style:style style:name="gr2" style:family="graphic" style:parent-style-name="standard">
      <style:graphic-properties draw:stroke="solid" svg:stroke-width="0.026cm" svg:stroke-color="#781c81" draw:stroke-linejoin="round" svg:stroke-linecap="round" draw:fill="none" fo:padding-top="0.013cm" fo:padding-bottom="0.013cm" fo:padding-left="0.013cm" fo:padding-right="0.013cm"/>
    </style:style>
    <style:style style:name="gr3" style:family="graphic" style:parent-style-name="standard">
      <style:graphic-properties draw:stroke="solid" svg:stroke-width="0.026cm" svg:stroke-color="#4683c1" draw:stroke-linejoin="round" svg:stroke-linecap="round" draw:fill="none" fo:padding-top="0.013cm" fo:padding-bottom="0.013cm" fo:padding-left="0.013cm" fo:padding-right="0.013cm"/>
    </style:style>
    <style:style style:name="gr4" style:family="graphic" style:parent-style-name="standard">
      <style:graphic-properties draw:stroke="solid" svg:stroke-width="0.026cm" svg:stroke-color="#3f4ea1" draw:stroke-linejoin="round" svg:stroke-linecap="round" draw:fill="none" fo:padding-top="0.013cm" fo:padding-bottom="0.013cm" fo:padding-left="0.013cm" fo:padding-right="0.013cm"/>
    </style:style>
    <style:style style:name="gr5" style:family="graphic" style:parent-style-name="standard">
      <style:graphic-properties draw:stroke="solid" svg:stroke-width="0.026cm" svg:stroke-color="#000000" draw:stroke-linejoin="round" svg:stroke-linecap="round" draw:fill="none" fo:padding-top="0.013cm" fo:padding-bottom="0.013cm" fo:padding-left="0.013cm" fo:padding-right="0.013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814cm" fo:min-width="2.669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818cm" fo:min-width="3.431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814cm" fo:min-width="4.138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814cm" fo:min-width="2.872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814cm" fo:min-width="9.044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818cm" fo:min-width="4.654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814cm" fo:min-width="11.009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814cm" fo:min-width="4.798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.97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.194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4.223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.987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.728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.211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.232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.956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.228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.881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1.343cm" fo:min-width="3.411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2.689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.88cm" fo:padding-top="0cm" fo:padding-bottom="0cm" fo:padding-left="0cm" fo:padding-right="0cm"/>
    </style:style>
    <style:style style:name="gr27" style:family="graphic" style:parent-style-name="standard">
      <style:graphic-properties draw:stroke="solid" svg:stroke-width="0.026cm" svg:stroke-color="#0000ff" draw:stroke-linejoin="round" svg:stroke-linecap="round" draw:fill="solid" draw:fill-color="#ffffff" fo:padding-top="0.013cm" fo:padding-bottom="0.013cm" fo:padding-left="0.013cm" fo:padding-right="0.013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0.484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.915cm" fo:padding-top="0cm" fo:padding-bottom="0cm" fo:padding-left="0cm" fo:padding-right="0cm"/>
    </style:style>
    <style:style style:name="gr30" style:family="graphic" style:parent-style-name="standard">
      <style:graphic-properties draw:stroke="solid" svg:stroke-width="0.026cm" svg:stroke-color="#000000" draw:stroke-linejoin="round" svg:stroke-linecap="round" draw:fill="solid" draw:fill-color="#ffffff" fo:padding-top="0.013cm" fo:padding-bottom="0.013cm" fo:padding-left="0.013cm" fo:padding-right="0.013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.864cm" fo:padding-top="0cm" fo:padding-bottom="0cm" fo:padding-left="0cm" fo:padding-right="0cm"/>
    </style:style>
    <style:style style:name="gr32" style:family="graphic" style:parent-style-name="standard">
      <style:graphic-properties draw:stroke="none" draw:fill="solid" draw:fill-color="#ffffff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.156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.139cm" fo:padding-top="0cm" fo:padding-bottom="0cm" fo:padding-left="0cm" fo:padding-right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7cm" fo:min-width="3.55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7cm" fo:min-width="3.0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7cm" fo:min-width="1.52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7cm" fo:min-width="4.06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04cm" fo:min-width="3.55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08cm" fo:min-width="5.59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737cm" fo:min-width="4.574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7cm" fo:min-width="5.082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69cm" fo:min-width="4.066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81cm" fo:min-width="5.59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6" style:family="graphic" style:parent-style-name="standard">
      <style:graphic-properties draw:stroke="none" svg:stroke-color="#000000" draw:fill="none" draw:fill-color="#ffffff" fo:min-height="3.302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84cm" fo:min-width="3.05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9.7999992370605pt" style:font-size-asian="19.7999992370605pt" style:font-size-complex="19.7999992370605pt"/>
    </style:style>
    <style:style style:name="P5" style:family="paragraph">
      <loext:graphic-properties draw:fill="none"/>
      <style:text-properties fo:font-size="19.8999996185303pt" style:font-size-asian="19.8999996185303pt" style:font-size-complex="19.8999996185303pt"/>
    </style:style>
    <style:style style:name="P6" style:family="paragraph">
      <loext:graphic-properties draw:fill="none"/>
      <style:text-properties fo:font-size="24pt" style:font-size-asian="24pt" style:font-size-complex="24pt"/>
    </style:style>
    <style:style style:name="P7" style:family="paragraph">
      <loext:graphic-properties draw:fill="none"/>
      <style:paragraph-properties fo:text-align="start" style:writing-mode="lr-tb"/>
      <style:text-properties fo:font-size="24pt" style:font-size-asian="24pt" style:font-size-complex="24pt"/>
    </style:style>
    <style:style style:name="P8" style:family="paragraph">
      <loext:graphic-properties draw:fill="none" draw:fill-color="#ffffff"/>
      <style:text-properties style:font-name="Noto Sans Mono Black" fo:font-size="24pt" fo:font-weight="900" style:font-size-asian="24pt" style:font-size-complex="24pt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text-align="center" fo:text-indent="0cm"/>
      <style:text-properties style:font-name="Noto Sans Mono Black" fo:font-size="24pt" fo:font-weight="900" style:font-size-asian="24pt" style:font-size-complex="24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style:font-name="Noto Sans Mono Black" fo:font-size="24pt" fo:font-weight="900" style:font-size-asian="24pt" style:font-size-complex="24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paragraph-properties fo:text-align="center"/>
    </style:style>
    <style:style style:name="T1" style:family="text">
      <style:text-properties fo:color="#008000" style:font-name="Lucida Console" fo:font-size="19.7999992370605pt" style:font-size-asian="19.7999992370605pt" style:font-name-complex="Lucida Console" style:font-size-complex="19.7999992370605pt"/>
    </style:style>
    <style:style style:name="T2" style:family="text">
      <style:text-properties fo:color="#008000" style:font-name="Lucida Console" fo:font-size="19.8999996185303pt" style:font-size-asian="19.8999996185303pt" style:font-name-complex="Lucida Console" style:font-size-complex="19.8999996185303pt"/>
    </style:style>
    <style:style style:name="T3" style:family="text">
      <style:text-properties fo:color="#008000" style:font-name="Lucida Console" fo:font-size="24pt" style:font-size-asian="24pt" style:font-name-complex="Lucida Console" style:font-size-complex="24pt"/>
    </style:style>
    <style:style style:name="T4" style:family="text">
      <style:text-properties fo:color="#000000" style:font-name="Lucida Console" fo:font-size="24pt" style:font-size-asian="24pt" style:font-name-complex="Lucida Console" style:font-size-complex="24pt"/>
    </style:style>
    <style:style style:name="T5" style:family="text">
      <style:text-properties fo:color="#0000ff" style:font-name="Lucida Console" fo:font-size="24pt" style:font-size-asian="24pt" style:font-name-complex="Lucida Console" style:font-size-complex="24pt"/>
    </style:style>
    <style:style style:name="T6" style:family="text">
      <style:text-properties style:font-name="Noto Sans Mono Black" fo:font-size="24pt" fo:font-weight="900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2.191cm" svg:height="6.603cm" svg:x="33.107cm" svg:y="45.91cm" svg:viewBox="0 0 12192 6604" draw:points="0,6604 12192,6604 12192,0 0,0">
          <text:p/>
        </draw:polygon>
        <draw:path draw:style-name="gr2" draw:text-style-name="P2" draw:layer="layout" svg:width="0.763cm" svg:height="10.91cm" svg:x="128.336cm" svg:y="36.831cm" svg:viewBox="0 0 764 10911" svg:d="M0 10911c157-2241 607-8676 764-10911">
          <text:p/>
        </draw:path>
        <draw:path draw:style-name="gr2" draw:text-style-name="P2" draw:layer="layout" svg:width="19.163cm" svg:height="10.91cm" svg:x="129.652cm" svg:y="36.831cm" svg:viewBox="0 0 19164 10911" svg:d="M0 10911c3935-2241 15240-8676 19164-10911">
          <text:p/>
        </draw:path>
        <draw:path draw:style-name="gr2" draw:text-style-name="P2" draw:layer="layout" svg:width="9.963cm" svg:height="10.91cm" svg:x="128.996cm" svg:y="36.831cm" svg:viewBox="0 0 9964 10911" svg:d="M0 10911c2044-2241 7924-8676 9964-10911">
          <text:p/>
        </draw:path>
        <draw:path draw:style-name="gr2" draw:text-style-name="P2" draw:layer="layout" svg:width="28.374cm" svg:height="10.918cm" svg:x="130.301cm" svg:y="36.831cm" svg:viewBox="0 0 28375 10919" svg:d="M0 10919c5815-2238 22563-8682 28375-10919">
          <text:p/>
        </draw:path>
        <draw:path draw:style-name="gr2" draw:text-style-name="P2" draw:layer="layout" svg:width="14.563cm" svg:height="10.91cm" svg:x="129.324cm" svg:y="36.831cm" svg:viewBox="0 0 14564 10911" svg:d="M0 10911c2989-2241 11582-8676 14564-10911">
          <text:p/>
        </draw:path>
        <draw:path draw:style-name="gr2" draw:text-style-name="P2" draw:layer="layout" svg:width="23.767cm" svg:height="10.91cm" svg:x="129.98cm" svg:y="36.831cm" svg:viewBox="0 0 23768 10911" svg:d="M0 10911c4881-2241 18902-8676 23768-10911">
          <text:p/>
        </draw:path>
        <draw:path draw:style-name="gr2" draw:text-style-name="P2" draw:layer="layout" svg:width="5.363cm" svg:height="10.91cm" svg:x="128.664cm" svg:y="36.831cm" svg:viewBox="0 0 5364 10911" svg:d="M0 10911c1102-2240 4266-8676 5364-10911">
          <text:p/>
        </draw:path>
        <draw:path draw:style-name="gr2" draw:text-style-name="P2" draw:layer="layout" svg:width="3.838cm" svg:height="10.91cm" svg:x="124.17cm" svg:y="36.831cm" svg:viewBox="0 0 3839 10911" svg:d="M3839 10911c-789-2240-3052-8676-3839-10911">
          <text:p/>
        </draw:path>
        <draw:path draw:style-name="gr2" draw:text-style-name="P2" draw:layer="layout" svg:width="3.837cm" svg:height="10.91cm" svg:x="129.427cm" svg:y="36.831cm" svg:viewBox="0 0 3838 10911" svg:d="M3838 10911c-789-2240-3053-8676-3838-10911">
          <text:p/>
        </draw:path>
        <draw:path draw:style-name="gr2" draw:text-style-name="P2" draw:layer="layout" svg:width="14.563cm" svg:height="10.91cm" svg:x="134.58cm" svg:y="36.831cm" svg:viewBox="0 0 14564 10911" svg:d="M0 10911c2989-2241 11582-8676 14564-10911">
          <text:p/>
        </draw:path>
        <draw:path draw:style-name="gr2" draw:text-style-name="P2" draw:layer="layout" svg:width="5.363cm" svg:height="10.91cm" svg:x="133.92cm" svg:y="36.831cm" svg:viewBox="0 0 5364 10911" svg:d="M0 10911c1102-2240 4266-8676 5364-10911">
          <text:p/>
        </draw:path>
        <draw:path draw:style-name="gr2" draw:text-style-name="P2" draw:layer="layout" svg:width="23.768cm" svg:height="10.91cm" svg:x="135.236cm" svg:y="36.831cm" svg:viewBox="0 0 23769 10911" svg:d="M0 10911c4880-2241 18902-8676 23769-10911">
          <text:p/>
        </draw:path>
        <draw:path draw:style-name="gr2" draw:text-style-name="P2" draw:layer="layout" svg:width="9.963cm" svg:height="10.91cm" svg:x="134.252cm" svg:y="36.831cm" svg:viewBox="0 0 9964 10911" svg:d="M0 10911c2045-2241 7924-8676 9964-10911">
          <text:p/>
        </draw:path>
        <draw:path draw:style-name="gr2" draw:text-style-name="P2" draw:layer="layout" svg:width="19.164cm" svg:height="10.91cm" svg:x="134.908cm" svg:y="36.831cm" svg:viewBox="0 0 19165 10911" svg:d="M0 10911c3935-2241 15241-8676 19165-10911">
          <text:p/>
        </draw:path>
        <draw:path draw:style-name="gr2" draw:text-style-name="P2" draw:layer="layout" svg:width="0.763cm" svg:height="10.91cm" svg:x="133.592cm" svg:y="36.831cm" svg:viewBox="0 0 764 10911" svg:d="M0 10911c158-2241 608-8676 764-10911">
          <text:p/>
        </draw:path>
        <draw:path draw:style-name="gr2" draw:text-style-name="P2" draw:layer="layout" svg:width="8.438cm" svg:height="10.91cm" svg:x="124.495cm" svg:y="36.831cm" svg:viewBox="0 0 8439 10911" svg:d="M8439 10911c-1732-2241-6712-8676-8439-10911">
          <text:p/>
        </draw:path>
        <draw:path draw:style-name="gr2" draw:text-style-name="P2" draw:layer="layout" svg:width="8.438cm" svg:height="10.91cm" svg:x="129.751cm" svg:y="36.831cm" svg:viewBox="0 0 8439 10911" svg:d="M8439 10911c-1731-2241-6710-8676-8439-10911">
          <text:p/>
        </draw:path>
        <draw:path draw:style-name="gr2" draw:text-style-name="P2" draw:layer="layout" svg:width="9.963cm" svg:height="10.91cm" svg:x="139.508cm" svg:y="36.831cm" svg:viewBox="0 0 9964 10911" svg:d="M0 10911c2044-2241 7924-8676 9964-10911">
          <text:p/>
        </draw:path>
        <draw:path draw:style-name="gr2" draw:text-style-name="P2" draw:layer="layout" svg:width="0.762cm" svg:height="10.91cm" svg:x="138.849cm" svg:y="36.831cm" svg:viewBox="0 0 763 10911" svg:d="M0 10911c156-2241 607-8676 763-10911">
          <text:p/>
        </draw:path>
        <draw:path draw:style-name="gr2" draw:text-style-name="P2" draw:layer="layout" svg:width="19.164cm" svg:height="10.91cm" svg:x="140.164cm" svg:y="36.831cm" svg:viewBox="0 0 19165 10911" svg:d="M0 10911c3936-2241 15241-8676 19165-10911">
          <text:p/>
        </draw:path>
        <draw:path draw:style-name="gr2" draw:text-style-name="P2" draw:layer="layout" svg:width="5.363cm" svg:height="10.91cm" svg:x="139.177cm" svg:y="36.831cm" svg:viewBox="0 0 5364 10911" svg:d="M0 10911c1101-2240 4265-8676 5364-10911">
          <text:p/>
        </draw:path>
        <draw:path draw:style-name="gr2" draw:text-style-name="P2" draw:layer="layout" svg:width="14.564cm" svg:height="10.91cm" svg:x="139.836cm" svg:y="36.831cm" svg:viewBox="0 0 14565 10911" svg:d="M0 10911c2990-2241 11582-8676 14565-10911">
          <text:p/>
        </draw:path>
        <draw:path draw:style-name="gr2" draw:text-style-name="P2" draw:layer="layout" svg:width="3.838cm" svg:height="10.91cm" svg:x="134.683cm" svg:y="36.831cm" svg:viewBox="0 0 3839 10911" svg:d="M3839 10911c-789-2240-3053-8676-3839-10911">
          <text:p/>
        </draw:path>
        <draw:path draw:style-name="gr2" draw:text-style-name="P2" draw:layer="layout" svg:width="13.038cm" svg:height="10.91cm" svg:x="124.823cm" svg:y="36.831cm" svg:viewBox="0 0 13039 10911" svg:d="M13039 10911c-2678-2241-10370-8676-13039-10911">
          <text:p/>
        </draw:path>
        <draw:path draw:style-name="gr2" draw:text-style-name="P2" draw:layer="layout" svg:width="13.038cm" svg:height="10.91cm" svg:x="130.079cm" svg:y="36.831cm" svg:viewBox="0 0 13039 10911" svg:d="M13039 10911c-2676-2241-10369-8676-13039-10911">
          <text:p/>
        </draw:path>
        <draw:path draw:style-name="gr2" draw:text-style-name="P2" draw:layer="layout" svg:width="5.363cm" svg:height="10.91cm" svg:x="144.433cm" svg:y="36.831cm" svg:viewBox="0 0 5364 10911" svg:d="M0 10911c1102-2240 4266-8676 5364-10911">
          <text:p/>
        </draw:path>
        <draw:path draw:style-name="gr2" draw:text-style-name="P2" draw:layer="layout" svg:width="3.838cm" svg:height="10.91cm" svg:x="139.939cm" svg:y="36.831cm" svg:viewBox="0 0 3839 10911" svg:d="M3839 10911c-789-2240-3052-8676-3839-10911">
          <text:p/>
        </draw:path>
        <draw:path draw:style-name="gr2" draw:text-style-name="P2" draw:layer="layout" svg:width="14.563cm" svg:height="10.91cm" svg:x="145.093cm" svg:y="36.831cm" svg:viewBox="0 0 14564 10911" svg:d="M0 10911c2989-2241 11582-8676 14564-10911">
          <text:p/>
        </draw:path>
        <draw:path draw:style-name="gr2" draw:text-style-name="P2" draw:layer="layout" svg:width="0.763cm" svg:height="10.91cm" svg:x="144.105cm" svg:y="36.831cm" svg:viewBox="0 0 764 10911" svg:d="M0 10911c157-2241 607-8676 764-10911">
          <text:p/>
        </draw:path>
        <draw:path draw:style-name="gr2" draw:text-style-name="P2" draw:layer="layout" svg:width="9.963cm" svg:height="10.91cm" svg:x="144.765cm" svg:y="36.831cm" svg:viewBox="0 0 9964 10911" svg:d="M0 10911c2044-2241 7923-8676 9964-10911">
          <text:p/>
        </draw:path>
        <draw:path draw:style-name="gr2" draw:text-style-name="P2" draw:layer="layout" svg:width="8.437cm" svg:height="10.91cm" svg:x="135.008cm" svg:y="36.831cm" svg:viewBox="0 0 8438 10911" svg:d="M8438 10911c-1731-2241-6711-8676-8438-10911">
          <text:p/>
        </draw:path>
        <draw:path draw:style-name="gr2" draw:text-style-name="P2" draw:layer="layout" svg:width="17.638cm" svg:height="10.91cm" svg:x="125.151cm" svg:y="36.831cm" svg:viewBox="0 0 17639 10911" svg:d="M17639 10911c-3622-2241-14028-8676-17639-10911">
          <text:p/>
        </draw:path>
        <draw:path draw:style-name="gr2" draw:text-style-name="P2" draw:layer="layout" svg:width="17.639cm" svg:height="10.91cm" svg:x="130.407cm" svg:y="36.831cm" svg:viewBox="0 0 17640 10911" svg:d="M17640 10911c-3622-2241-14027-8676-17640-10911">
          <text:p/>
        </draw:path>
        <draw:path draw:style-name="gr2" draw:text-style-name="P2" draw:layer="layout" svg:width="0.763cm" svg:height="10.91cm" svg:x="149.361cm" svg:y="36.831cm" svg:viewBox="0 0 764 10911" svg:d="M0 10911c157-2241 608-8676 764-10911">
          <text:p/>
        </draw:path>
        <draw:path draw:style-name="gr2" draw:text-style-name="P2" draw:layer="layout" svg:width="8.438cm" svg:height="10.91cm" svg:x="140.264cm" svg:y="36.831cm" svg:viewBox="0 0 8439 10911" svg:d="M8439 10911c-1732-2241-6712-8676-8439-10911">
          <text:p/>
        </draw:path>
        <draw:path draw:style-name="gr2" draw:text-style-name="P2" draw:layer="layout" svg:width="9.963cm" svg:height="10.91cm" svg:x="150.021cm" svg:y="36.831cm" svg:viewBox="0 0 9964 10911" svg:d="M0 10911c2044-2241 7924-8676 9964-10911">
          <text:p/>
        </draw:path>
        <draw:path draw:style-name="gr2" draw:text-style-name="P2" draw:layer="layout" svg:width="3.837cm" svg:height="10.91cm" svg:x="145.196cm" svg:y="36.831cm" svg:viewBox="0 0 3838 10911" svg:d="M3838 10911c-789-2240-3053-8676-3838-10911">
          <text:p/>
        </draw:path>
        <draw:path draw:style-name="gr2" draw:text-style-name="P2" draw:layer="layout" svg:width="5.363cm" svg:height="10.91cm" svg:x="149.689cm" svg:y="36.831cm" svg:viewBox="0 0 5364 10911" svg:d="M0 10911c1102-2240 4266-8676 5364-10911">
          <text:p/>
        </draw:path>
        <draw:path draw:style-name="gr2" draw:text-style-name="P2" draw:layer="layout" svg:width="13.038cm" svg:height="10.91cm" svg:x="135.336cm" svg:y="36.831cm" svg:viewBox="0 0 13039 10911" svg:d="M13039 10911c-2677-2241-10369-8676-13039-10911">
          <text:p/>
        </draw:path>
        <draw:path draw:style-name="gr2" draw:text-style-name="P2" draw:layer="layout" svg:width="22.241cm" svg:height="10.91cm" svg:x="125.476cm" svg:y="36.831cm" svg:viewBox="0 0 22242 10911" svg:d="M22242 10911c-4568-2241-17689-8676-22242-10911">
          <text:p/>
        </draw:path>
        <draw:path draw:style-name="gr2" draw:text-style-name="P2" draw:layer="layout" svg:width="22.242cm" svg:height="10.91cm" svg:x="130.732cm" svg:y="36.831cm" svg:viewBox="0 0 22243 10911" svg:d="M22243 10911c-4568-2241-17689-8676-22243-10911">
          <text:p/>
        </draw:path>
        <draw:path draw:style-name="gr2" draw:text-style-name="P2" draw:layer="layout" svg:width="3.838cm" svg:height="10.91cm" svg:x="150.452cm" svg:y="36.831cm" svg:viewBox="0 0 3839 10911" svg:d="M3839 10911c-789-2240-3053-8676-3839-10911">
          <text:p/>
        </draw:path>
        <draw:path draw:style-name="gr2" draw:text-style-name="P2" draw:layer="layout" svg:width="13.038cm" svg:height="10.91cm" svg:x="140.592cm" svg:y="36.831cm" svg:viewBox="0 0 13039 10911" svg:d="M13039 10911c-2677-2241-10370-8676-13039-10911">
          <text:p/>
        </draw:path>
        <draw:path draw:style-name="gr2" draw:text-style-name="P2" draw:layer="layout" svg:width="5.363cm" svg:height="10.91cm" svg:x="154.946cm" svg:y="36.831cm" svg:viewBox="0 0 5364 10911" svg:d="M0 10911c1102-2240 4266-8676 5364-10911">
          <text:p/>
        </draw:path>
        <draw:path draw:style-name="gr2" draw:text-style-name="P2" draw:layer="layout" svg:width="8.438cm" svg:height="10.91cm" svg:x="145.52cm" svg:y="36.831cm" svg:viewBox="0 0 8439 10911" svg:d="M8439 10911c-1731-2241-6711-8676-8439-10911">
          <text:p/>
        </draw:path>
        <draw:path draw:style-name="gr2" draw:text-style-name="P2" draw:layer="layout" svg:width="0.762cm" svg:height="10.91cm" svg:x="154.618cm" svg:y="36.831cm" svg:viewBox="0 0 763 10911" svg:d="M0 10911c156-2241 607-8676 763-10911">
          <text:p/>
        </draw:path>
        <draw:path draw:style-name="gr2" draw:text-style-name="P2" draw:layer="layout" svg:width="17.638cm" svg:height="10.91cm" svg:x="135.664cm" svg:y="36.831cm" svg:viewBox="0 0 17639 10911" svg:d="M17639 10911c-3623-2241-14028-8676-17639-10911">
          <text:p/>
        </draw:path>
        <draw:path draw:style-name="gr2" draw:text-style-name="P2" draw:layer="layout" svg:width="26.849cm" svg:height="10.918cm" svg:x="125.804cm" svg:y="36.831cm" svg:viewBox="0 0 26850 10919" svg:d="M26850 10919c-5504-2238-21352-8682-26850-10919">
          <text:p/>
        </draw:path>
        <draw:path draw:style-name="gr2" draw:text-style-name="P2" draw:layer="layout" svg:width="26.849cm" svg:height="10.918cm" svg:x="131.06cm" svg:y="36.831cm" svg:viewBox="0 0 26850 10919" svg:d="M26850 10919c-5502-2238-21351-8682-26850-10919">
          <text:p/>
        </draw:path>
        <draw:path draw:style-name="gr2" draw:text-style-name="P2" draw:layer="layout" svg:width="8.437cm" svg:height="10.91cm" svg:x="150.777cm" svg:y="36.831cm" svg:viewBox="0 0 8438 10911" svg:d="M8438 10911c-1731-2241-6711-8676-8438-10911">
          <text:p/>
        </draw:path>
        <draw:path draw:style-name="gr2" draw:text-style-name="P2" draw:layer="layout" svg:width="17.638cm" svg:height="10.91cm" svg:x="140.92cm" svg:y="36.831cm" svg:viewBox="0 0 17639 10911" svg:d="M17639 10911c-3622-2241-14028-8676-17639-10911">
          <text:p/>
        </draw:path>
        <draw:path draw:style-name="gr2" draw:text-style-name="P2" draw:layer="layout" svg:width="0.763cm" svg:height="10.91cm" svg:x="159.874cm" svg:y="36.831cm" svg:viewBox="0 0 764 10911" svg:d="M0 10911c157-2241 608-8676 764-10911">
          <text:p/>
        </draw:path>
        <draw:path draw:style-name="gr2" draw:text-style-name="P2" draw:layer="layout" svg:width="13.038cm" svg:height="10.91cm" svg:x="145.848cm" svg:y="36.831cm" svg:viewBox="0 0 13039 10911" svg:d="M13039 10911c-2676-2241-10369-8676-13039-10911">
          <text:p/>
        </draw:path>
        <draw:path draw:style-name="gr2" draw:text-style-name="P2" draw:layer="layout" svg:width="3.837cm" svg:height="10.91cm" svg:x="155.709cm" svg:y="36.831cm" svg:viewBox="0 0 3838 10911" svg:d="M3838 10911c-790-2240-3053-8676-3838-10911">
          <text:p/>
        </draw:path>
        <draw:path draw:style-name="gr2" draw:text-style-name="P2" draw:layer="layout" svg:width="22.242cm" svg:height="10.91cm" svg:x="135.988cm" svg:y="36.831cm" svg:viewBox="0 0 22243 10911" svg:d="M22243 10911c-4567-2241-17689-8676-22243-10911">
          <text:p/>
        </draw:path>
        <draw:path draw:style-name="gr2" draw:text-style-name="P2" draw:layer="layout" svg:width="31.449cm" svg:height="10.918cm" svg:x="126.132cm" svg:y="36.831cm" svg:viewBox="0 0 31450 10919" svg:d="M31450 10919c-6444-2238-25010-8682-31450-10919">
          <text:p/>
        </draw:path>
        <draw:path draw:style-name="gr2" draw:text-style-name="P2" draw:layer="layout" svg:width="31.449cm" svg:height="10.918cm" svg:x="131.388cm" svg:y="36.831cm" svg:viewBox="0 0 31450 10919" svg:d="M31450 10919c-6444-2238-25009-8682-31450-10919">
          <text:p/>
        </draw:path>
        <draw:path draw:style-name="gr2" draw:text-style-name="P2" draw:layer="layout" svg:width="13.038cm" svg:height="10.91cm" svg:x="151.105cm" svg:y="36.831cm" svg:viewBox="0 0 13039 10911" svg:d="M13039 10911c-2678-2241-10370-8676-13039-10911">
          <text:p/>
        </draw:path>
        <draw:path draw:style-name="gr2" draw:text-style-name="P2" draw:layer="layout" svg:width="22.242cm" svg:height="10.91cm" svg:x="141.245cm" svg:y="36.831cm" svg:viewBox="0 0 22243 10911" svg:d="M22243 10911c-4568-2241-17689-8676-22243-10911">
          <text:p/>
        </draw:path>
        <draw:path draw:style-name="gr2" draw:text-style-name="P2" draw:layer="layout" svg:width="3.837cm" svg:height="10.91cm" svg:x="160.965cm" svg:y="36.831cm" svg:viewBox="0 0 3838 10911" svg:d="M3838 10911c-788-2240-3052-8676-3838-10911">
          <text:p/>
        </draw:path>
        <draw:path draw:style-name="gr2" draw:text-style-name="P2" draw:layer="layout" svg:width="17.638cm" svg:height="10.91cm" svg:x="146.177cm" svg:y="36.831cm" svg:viewBox="0 0 17639 10911" svg:d="M17639 10911c-3622-2241-14028-8676-17639-10911">
          <text:p/>
        </draw:path>
        <draw:path draw:style-name="gr2" draw:text-style-name="P2" draw:layer="layout" svg:width="8.438cm" svg:height="10.91cm" svg:x="156.033cm" svg:y="36.831cm" svg:viewBox="0 0 8439 10911" svg:d="M8439 10911c-1731-2241-6710-8676-8439-10911">
          <text:p/>
        </draw:path>
        <draw:path draw:style-name="gr2" draw:text-style-name="P2" draw:layer="layout" svg:width="26.85cm" svg:height="10.918cm" svg:x="136.316cm" svg:y="36.831cm" svg:viewBox="0 0 26851 10919" svg:d="M26851 10919c-5503-2238-21352-8682-26851-10919">
          <text:p/>
        </draw:path>
        <draw:path draw:style-name="gr2" draw:text-style-name="P2" draw:layer="layout" svg:width="36.653cm" svg:height="11.258cm" svg:x="126.163cm" svg:y="36.664cm" svg:viewBox="0 0 36654 11259" svg:d="M36654 11259c-7191-2209-29451-9047-36654-11259">
          <text:p/>
        </draw:path>
        <draw:path draw:style-name="gr2" draw:text-style-name="P2" draw:layer="layout" svg:width="36.653cm" svg:height="11.258cm" svg:x="131.42cm" svg:y="36.664cm" svg:viewBox="0 0 36654 11259" svg:d="M36654 11259c-7193-2209-29452-9047-36654-11259">
          <text:p/>
        </draw:path>
        <draw:path draw:style-name="gr2" draw:text-style-name="P2" draw:layer="layout" svg:width="17.638cm" svg:height="10.91cm" svg:x="151.433cm" svg:y="36.831cm" svg:viewBox="0 0 17639 10911" svg:d="M17639 10911c-3623-2241-14028-8676-17639-10911">
          <text:p/>
        </draw:path>
        <draw:path draw:style-name="gr2" draw:text-style-name="P2" draw:layer="layout" svg:width="26.849cm" svg:height="10.918cm" svg:x="141.573cm" svg:y="36.831cm" svg:viewBox="0 0 26850 10919" svg:d="M26850 10919c-5503-2238-21352-8682-26850-10919">
          <text:p/>
        </draw:path>
        <draw:path draw:style-name="gr2" draw:text-style-name="P2" draw:layer="layout" svg:width="8.437cm" svg:height="10.91cm" svg:x="161.29cm" svg:y="36.831cm" svg:viewBox="0 0 8438 10911" svg:d="M8438 10911c-1731-2241-6711-8676-8438-10911">
          <text:p/>
        </draw:path>
        <draw:path draw:style-name="gr2" draw:text-style-name="P2" draw:layer="layout" svg:width="22.242cm" svg:height="10.91cm" svg:x="146.501cm" svg:y="36.831cm" svg:viewBox="0 0 22243 10911" svg:d="M22243 10911c-4568-2241-17689-8676-22243-10911">
          <text:p/>
        </draw:path>
        <draw:path draw:style-name="gr2" draw:text-style-name="P2" draw:layer="layout" svg:width="13.038cm" svg:height="10.91cm" svg:x="156.361cm" svg:y="36.831cm" svg:viewBox="0 0 13039 10911" svg:d="M13039 10911c-2676-2241-10369-8676-13039-10911">
          <text:p/>
        </draw:path>
        <draw:path draw:style-name="gr2" draw:text-style-name="P2" draw:layer="layout" svg:width="31.45cm" svg:height="10.918cm" svg:x="136.644cm" svg:y="36.831cm" svg:viewBox="0 0 31451 10919" svg:d="M31451 10919c-6445-2238-25009-8682-31451-10919">
          <text:p/>
        </draw:path>
        <draw:path draw:style-name="gr2" draw:text-style-name="P2" draw:layer="layout" svg:width="41.906cm" svg:height="11.549cm" svg:x="126.156cm" svg:y="36.514cm" svg:viewBox="0 0 41907 11550" svg:d="M41907 11550c-7896-2177-34024-9376-41907-11550">
          <text:p/>
        </draw:path>
        <draw:path draw:style-name="gr2" draw:text-style-name="P2" draw:layer="layout" svg:width="5.362cm" svg:height="10.91cm" svg:x="123.408cm" svg:y="36.831cm" svg:viewBox="0 0 5363 10911" svg:d="M0 10911c1101-2240 4265-8676 5363-10911">
          <text:p/>
        </draw:path>
        <draw:path draw:style-name="gr2" draw:text-style-name="P2" draw:layer="layout" svg:width="23.768cm" svg:height="10.91cm" svg:x="124.723cm" svg:y="36.831cm" svg:viewBox="0 0 23769 10911" svg:d="M0 10911c4881-2241 18903-8676 23769-10911">
          <text:p/>
        </draw:path>
        <draw:path draw:style-name="gr2" draw:text-style-name="P2" draw:layer="layout" svg:width="14.564cm" svg:height="10.91cm" svg:x="124.067cm" svg:y="36.831cm" svg:viewBox="0 0 14565 10911" svg:d="M0 10911c2990-2241 11582-8676 14565-10911">
          <text:p/>
        </draw:path>
        <draw:path draw:style-name="gr2" draw:text-style-name="P2" draw:layer="layout" svg:width="32.975cm" svg:height="10.918cm" svg:x="125.372cm" svg:y="36.831cm" svg:viewBox="0 0 32976 10919" svg:d="M0 10919c6757-2238 26223-8682 32976-10919">
          <text:p/>
        </draw:path>
        <draw:path draw:style-name="gr2" draw:text-style-name="P2" draw:layer="layout" svg:width="19.164cm" svg:height="10.91cm" svg:x="124.395cm" svg:y="36.831cm" svg:viewBox="0 0 19165 10911" svg:d="M0 10911c3936-2241 15241-8676 19165-10911">
          <text:p/>
        </draw:path>
        <draw:path draw:style-name="gr2" draw:text-style-name="P2" draw:layer="layout" svg:width="28.375cm" svg:height="10.918cm" svg:x="125.044cm" svg:y="36.831cm" svg:viewBox="0 0 28376 10919" svg:d="M0 10919c5816-2238 22565-8682 28376-10919">
          <text:p/>
        </draw:path>
        <draw:path draw:style-name="gr2" draw:text-style-name="P2" draw:layer="layout" svg:width="9.963cm" svg:height="10.91cm" svg:x="123.739cm" svg:y="36.831cm" svg:viewBox="0 0 9964 10911" svg:d="M0 10911c2045-2241 7924-8676 9964-10911">
          <text:p/>
        </draw:path>
        <draw:path draw:style-name="gr2" draw:text-style-name="P2" draw:layer="layout" svg:width="0.763cm" svg:height="10.91cm" svg:x="123.079cm" svg:y="36.831cm" svg:viewBox="0 0 764 10911" svg:d="M0 10911c157-2241 607-8676 764-10911">
          <text:p/>
        </draw:path>
        <draw:path draw:style-name="gr3" draw:text-style-name="P2" draw:layer="layout" svg:width="2.283cm" svg:height="10.37cm" svg:x="12.777cm" svg:y="37.371cm" svg:viewBox="0 0 2284 10371" svg:d="M0 10371c469-2130 1812-8248 2284-10371">
          <text:p/>
        </draw:path>
        <draw:path draw:style-name="gr3" draw:text-style-name="P2" draw:layer="layout" svg:width="6.883cm" svg:height="10.37cm" svg:x="13.105cm" svg:y="37.371cm" svg:viewBox="0 0 6884 10371" svg:d="M0 10371c1414-2130 5475-8247 6884-10371">
          <text:p/>
        </draw:path>
        <draw:path draw:style-name="gr3" draw:text-style-name="P2" draw:layer="layout" svg:width="6.918cm" svg:height="10.37cm" svg:x="5.199cm" svg:y="37.371cm" svg:viewBox="0 0 6919 10371" svg:d="M6919 10371c-1418-2132-5502-8247-6919-10371">
          <text:p/>
        </draw:path>
        <draw:path draw:style-name="gr3" draw:text-style-name="P2" draw:layer="layout" svg:width="2.321cm" svg:height="10.37cm" svg:x="10.128cm" svg:y="37.371cm" svg:viewBox="0 0 2322 10371" svg:d="M2322 10371c-477-2130-1846-8247-2322-10371">
          <text:p/>
        </draw:path>
        <draw:path draw:style-name="gr2" draw:text-style-name="P2" draw:layer="layout" svg:width="10.051cm" svg:height="10.195cm" svg:x="37.094cm" svg:y="24.137cm" svg:viewBox="0 0 10052 10196" svg:d="M0 10196c1611-1634 8439-8561 10052-10196">
          <text:p/>
        </draw:path>
        <draw:path draw:style-name="gr2" draw:text-style-name="P2" draw:layer="layout" svg:width="14.974cm" svg:height="10.195cm" svg:x="37.261cm" svg:y="24.137cm" svg:viewBox="0 0 14975 10196" svg:d="M0 10196c2401-1634 12573-8561 14975-10196">
          <text:p/>
        </draw:path>
        <draw:path draw:style-name="gr2" draw:text-style-name="P2" draw:layer="layout" svg:width="9.637cm" svg:height="10.195cm" svg:x="26.789cm" svg:y="24.137cm" svg:viewBox="0 0 9638 10196" svg:d="M9638 10196c-1545-1634-8093-8560-9638-10196">
          <text:p/>
        </draw:path>
        <draw:path draw:style-name="gr2" draw:text-style-name="P2" draw:layer="layout" svg:width="4.713cm" svg:height="10.195cm" svg:x="31.88cm" svg:y="24.137cm" svg:viewBox="0 0 4714 10196" svg:d="M4714 10196c-756-1634-3959-8560-4714-10196">
          <text:p/>
        </draw:path>
        <draw:path draw:style-name="gr2" draw:text-style-name="P2" draw:layer="layout" svg:width="0.207cm" svg:height="10.195cm" svg:x="36.76cm" svg:y="24.137cm" svg:viewBox="0 0 208 10196" svg:d="M0 10196c33-1634 174-8561 208-10196">
          <text:p/>
        </draw:path>
        <draw:path draw:style-name="gr2" draw:text-style-name="P2" draw:layer="layout" svg:width="5.131cm" svg:height="10.195cm" svg:x="36.927cm" svg:y="24.137cm" svg:viewBox="0 0 5132 10196" svg:d="M0 10196c821-1634 4309-8561 5132-10196">
          <text:p/>
        </draw:path>
        <draw:path draw:style-name="gr2" draw:text-style-name="P2" draw:layer="layout" svg:width="5.131cm" svg:height="10.195cm" svg:x="42.183cm" svg:y="24.137cm" svg:viewBox="0 0 5132 10196" svg:d="M0 10196c822-1634 4309-8561 5132-10196">
          <text:p/>
        </draw:path>
        <draw:path draw:style-name="gr2" draw:text-style-name="P2" draw:layer="layout" svg:width="10.051cm" svg:height="10.195cm" svg:x="42.35cm" svg:y="24.137cm" svg:viewBox="0 0 10052 10196" svg:d="M0 10196c1611-1634 8440-8561 10052-10196">
          <text:p/>
        </draw:path>
        <draw:path draw:style-name="gr2" draw:text-style-name="P2" draw:layer="layout" svg:width="14.556cm" svg:height="10.195cm" svg:x="26.959cm" svg:y="24.137cm" svg:viewBox="0 0 14557 10196" svg:d="M14557 10196c-2334-1632-12224-8558-14557-10196">
          <text:p/>
        </draw:path>
        <draw:path draw:style-name="gr2" draw:text-style-name="P2" draw:layer="layout" svg:width="9.636cm" svg:height="10.195cm" svg:x="32.046cm" svg:y="24.137cm" svg:viewBox="0 0 9637 10196" svg:d="M9637 10196c-1545-1633-8093-8560-9637-10196">
          <text:p/>
        </draw:path>
        <draw:path draw:style-name="gr2" draw:text-style-name="P2" draw:layer="layout" svg:width="4.713cm" svg:height="10.195cm" svg:x="37.136cm" svg:y="24.137cm" svg:viewBox="0 0 4714 10196" svg:d="M4714 10196c-756-1633-3959-8560-4714-10196">
          <text:p/>
        </draw:path>
        <draw:path draw:style-name="gr2" draw:text-style-name="P2" draw:layer="layout" svg:width="0.207cm" svg:height="10.195cm" svg:x="42.016cm" svg:y="24.137cm" svg:viewBox="0 0 208 10196" svg:d="M0 10196c33-1634 176-8561 208-10196">
          <text:p/>
        </draw:path>
        <draw:path draw:style-name="gr4" draw:text-style-name="P2" draw:layer="layout" svg:width="0.022cm" svg:height="10.195cm" svg:x="47.627cm" svg:y="24.137cm" svg:viewBox="0 0 23 10196" svg:d="M0 10196c2-1634 18-8560 23-10196">
          <text:p/>
        </draw:path>
        <draw:path draw:style-name="gr4" draw:text-style-name="P2" draw:layer="layout" svg:width="4.944cm" svg:height="10.195cm" svg:x="47.792cm" svg:y="24.137cm" svg:viewBox="0 0 4945 10196" svg:d="M0 10196c793-1634 4153-8560 4945-10196">
          <text:p/>
        </draw:path>
        <draw:path draw:style-name="gr4" draw:text-style-name="P2" draw:layer="layout" svg:width="19.666cm" svg:height="10.195cm" svg:x="27.29cm" svg:y="24.137cm" svg:viewBox="0 0 19667 10196" svg:d="M19667 10196c-3151-1634-16511-8562-19667-10196">
          <text:p/>
        </draw:path>
        <draw:path draw:style-name="gr4" draw:text-style-name="P2" draw:layer="layout" svg:width="14.745cm" svg:height="10.195cm" svg:x="32.381cm" svg:y="24.137cm" svg:viewBox="0 0 14746 10196" svg:d="M14746 10196c-2364-1632-12381-8561-14746-10196">
          <text:p/>
        </draw:path>
        <draw:path draw:style-name="gr4" draw:text-style-name="P2" draw:layer="layout" svg:width="9.819cm" svg:height="10.195cm" svg:x="37.472cm" svg:y="24.137cm" svg:viewBox="0 0 9820 10196" svg:d="M9820 10196c-1574-1633-8248-8558-9820-10196">
          <text:p/>
        </draw:path>
        <draw:path draw:style-name="gr4" draw:text-style-name="P2" draw:layer="layout" svg:width="4.898cm" svg:height="10.195cm" svg:x="42.559cm" svg:y="24.137cm" svg:viewBox="0 0 4899 10196" svg:d="M4899 10196c-784-1634-4114-8560-4899-10196">
          <text:p/>
        </draw:path>
        <draw:path draw:style-name="gr4" draw:text-style-name="P2" draw:layer="layout" svg:width="14.974cm" svg:height="10.195cm" svg:x="32.005cm" svg:y="24.137cm" svg:viewBox="0 0 14975 10196" svg:d="M0 10196c2400-1634 12573-8561 14975-10196">
          <text:p/>
        </draw:path>
        <draw:path draw:style-name="gr4" draw:text-style-name="P2" draw:layer="layout" svg:width="19.894cm" svg:height="10.195cm" svg:x="32.172cm" svg:y="24.137cm" svg:viewBox="0 0 19895 10196" svg:d="M0 10196c3188-1634 16704-8561 19895-10196">
          <text:p/>
        </draw:path>
        <draw:path draw:style-name="gr4" draw:text-style-name="P2" draw:layer="layout" svg:width="4.712cm" svg:height="10.195cm" svg:x="26.624cm" svg:y="24.137cm" svg:viewBox="0 0 4713 10196" svg:d="M4713 10196c-756-1634-3959-8560-4713-10196">
          <text:p/>
        </draw:path>
        <draw:path draw:style-name="gr4" draw:text-style-name="P2" draw:layer="layout" svg:width="0.208cm" svg:height="10.195cm" svg:x="31.503cm" svg:y="24.137cm" svg:viewBox="0 0 209 10196" svg:d="M0 10196c34-1634 176-8561 209-10196">
          <text:p/>
        </draw:path>
        <draw:path draw:style-name="gr4" draw:text-style-name="P2" draw:layer="layout" svg:width="5.131cm" svg:height="10.195cm" svg:x="31.67cm" svg:y="24.137cm" svg:viewBox="0 0 5132 10196" svg:d="M0 10196c822-1634 4309-8561 5132-10196">
          <text:p/>
        </draw:path>
        <draw:path draw:style-name="gr4" draw:text-style-name="P2" draw:layer="layout" svg:width="10.05cm" svg:height="10.195cm" svg:x="31.838cm" svg:y="24.137cm" svg:viewBox="0 0 10051 10196" svg:d="M0 10196c1610-1634 8439-8561 10051-10196">
          <text:p/>
        </draw:path>
        <draw:path draw:style-name="gr5" draw:text-style-name="P2" draw:layer="layout" svg:width="31.027cm" svg:height="10.37cm" svg:x="64.127cm" svg:y="37.371cm" svg:viewBox="0 0 31028 10371" svg:d="M31028 10371c-6372-2130-24675-8247-31028-10371">
          <text:p/>
        </draw:path>
        <draw:path draw:style-name="gr5" draw:text-style-name="P2" draw:layer="layout" svg:width="26.423cm" svg:height="10.37cm" svg:x="69.059cm" svg:y="37.371cm" svg:viewBox="0 0 26424 10371" svg:d="M26424 10371c-5427-2130-21014-8247-26424-10371">
          <text:p/>
        </draw:path>
        <draw:path draw:style-name="gr5" draw:text-style-name="P2" draw:layer="layout" svg:width="21.822cm" svg:height="10.37cm" svg:x="73.988cm" svg:y="37.371cm" svg:viewBox="0 0 21823 10371" svg:d="M21823 10371c-4481-2131-17354-8247-21823-10371">
          <text:p/>
        </draw:path>
        <draw:path draw:style-name="gr5" draw:text-style-name="P2" draw:layer="layout" svg:width="17.222cm" svg:height="10.37cm" svg:x="78.916cm" svg:y="37.371cm" svg:viewBox="0 0 17223 10371" svg:d="M17223 10371c-3536-2132-13697-8247-17223-10371">
          <text:p/>
        </draw:path>
        <draw:path draw:style-name="gr5" draw:text-style-name="P2" draw:layer="layout" svg:width="12.621cm" svg:height="10.37cm" svg:x="83.848cm" svg:y="37.371cm" svg:viewBox="0 0 12622 10371" svg:d="M12622 10371c-2593-2130-10038-8247-12622-10371">
          <text:p/>
        </draw:path>
        <draw:path draw:style-name="gr5" draw:text-style-name="P2" draw:layer="layout" svg:width="8.021cm" svg:height="10.37cm" svg:x="88.776cm" svg:y="37.371cm" svg:viewBox="0 0 8022 10371" svg:d="M8022 10371c-1647-2130-6379-8247-8022-10371">
          <text:p/>
        </draw:path>
        <draw:path draw:style-name="gr5" draw:text-style-name="P2" draw:layer="layout" svg:width="3.422cm" svg:height="10.37cm" svg:x="93.704cm" svg:y="37.371cm" svg:viewBox="0 0 3423 10371" svg:d="M3423 10371c-702-2131-2721-8247-3423-10371">
          <text:p/>
        </draw:path>
        <draw:path draw:style-name="gr5" draw:text-style-name="P2" draw:layer="layout" svg:width="1.179cm" svg:height="10.37cm" svg:x="97.457cm" svg:y="37.371cm" svg:viewBox="0 0 1180 10371" svg:d="M0 10371c240-2130 939-8247 1180-10371">
          <text:p/>
        </draw:path>
        <draw:path draw:style-name="gr5" draw:text-style-name="P2" draw:layer="layout" svg:width="35.633cm" svg:height="10.378cm" svg:x="64.456cm" svg:y="37.371cm" svg:viewBox="0 0 35634 10379" svg:d="M35634 10379c-7303-2128-28337-8253-35634-10379">
          <text:p/>
        </draw:path>
        <draw:path draw:style-name="gr5" draw:text-style-name="P2" draw:layer="layout" svg:width="31.026cm" svg:height="10.37cm" svg:x="69.384cm" svg:y="37.371cm" svg:viewBox="0 0 31027 10371" svg:d="M31027 10371c-6371-2130-24675-8247-31027-10371">
          <text:p/>
        </draw:path>
        <draw:path draw:style-name="gr5" draw:text-style-name="P2" draw:layer="layout" svg:width="26.422cm" svg:height="10.37cm" svg:x="74.316cm" svg:y="37.371cm" svg:viewBox="0 0 26423 10371" svg:d="M26423 10371c-5426-2130-21013-8247-26423-10371">
          <text:p/>
        </draw:path>
        <draw:path draw:style-name="gr5" draw:text-style-name="P2" draw:layer="layout" svg:width="21.822cm" svg:height="10.37cm" svg:x="79.244cm" svg:y="37.371cm" svg:viewBox="0 0 21823 10371" svg:d="M21823 10371c-4481-2131-17355-8247-21823-10371">
          <text:p/>
        </draw:path>
        <draw:path draw:style-name="gr5" draw:text-style-name="P2" draw:layer="layout" svg:width="17.222cm" svg:height="10.37cm" svg:x="84.172cm" svg:y="37.371cm" svg:viewBox="0 0 17223 10371" svg:d="M17223 10371c-3535-2132-13696-8247-17223-10371">
          <text:p/>
        </draw:path>
        <draw:path draw:style-name="gr5" draw:text-style-name="P2" draw:layer="layout" svg:width="12.622cm" svg:height="10.37cm" svg:x="89.104cm" svg:y="37.371cm" svg:viewBox="0 0 12623 10371" svg:d="M12623 10371c-2593-2130-10038-8247-12623-10371">
          <text:p/>
        </draw:path>
        <draw:path draw:style-name="gr5" draw:text-style-name="P2" draw:layer="layout" svg:width="8.022cm" svg:height="10.37cm" svg:x="94.032cm" svg:y="37.371cm" svg:viewBox="0 0 8023 10371" svg:d="M8023 10371c-1648-2130-6380-8247-8023-10371">
          <text:p/>
        </draw:path>
        <draw:path draw:style-name="gr5" draw:text-style-name="P2" draw:layer="layout" svg:width="3.421cm" svg:height="10.37cm" svg:x="98.961cm" svg:y="37.371cm" svg:viewBox="0 0 3422 10371" svg:d="M3422 10371c-702-2131-2722-8247-3422-10371">
          <text:p/>
        </draw:path>
        <draw:path draw:style-name="gr5" draw:text-style-name="P2" draw:layer="layout" svg:width="40.233cm" svg:height="10.378cm" svg:x="64.784cm" svg:y="37.371cm" svg:viewBox="0 0 40234 10379" svg:d="M40234 10379c-8246-2129-31995-8253-40234-10379">
          <text:p/>
        </draw:path>
        <draw:path draw:style-name="gr5" draw:text-style-name="P2" draw:layer="layout" svg:width="35.633cm" svg:height="10.378cm" svg:x="69.712cm" svg:y="37.371cm" svg:viewBox="0 0 35634 10379" svg:d="M35634 10379c-7303-2128-28336-8253-35634-10379">
          <text:p/>
        </draw:path>
        <draw:path draw:style-name="gr5" draw:text-style-name="P2" draw:layer="layout" svg:width="31.026cm" svg:height="10.37cm" svg:x="74.64cm" svg:y="37.371cm" svg:viewBox="0 0 31027 10371" svg:d="M31027 10371c-6371-2130-24674-8247-31027-10371">
          <text:p/>
        </draw:path>
        <draw:path draw:style-name="gr5" draw:text-style-name="P2" draw:layer="layout" svg:width="26.422cm" svg:height="10.37cm" svg:x="79.572cm" svg:y="37.371cm" svg:viewBox="0 0 26423 10371" svg:d="M26423 10371c-5425-2130-21013-8247-26423-10371">
          <text:p/>
        </draw:path>
        <draw:path draw:style-name="gr5" draw:text-style-name="P2" draw:layer="layout" svg:width="21.822cm" svg:height="10.37cm" svg:x="84.5cm" svg:y="37.371cm" svg:viewBox="0 0 21823 10371" svg:d="M21823 10371c-4480-2131-17354-8247-21823-10371">
          <text:p/>
        </draw:path>
        <draw:path draw:style-name="gr5" draw:text-style-name="P2" draw:layer="layout" svg:width="17.222cm" svg:height="10.37cm" svg:x="89.429cm" svg:y="37.371cm" svg:viewBox="0 0 17223 10371" svg:d="M17223 10371c-3536-2132-13697-8247-17223-10371">
          <text:p/>
        </draw:path>
        <draw:path draw:style-name="gr5" draw:text-style-name="P2" draw:layer="layout" svg:width="12.621cm" svg:height="10.37cm" svg:x="94.361cm" svg:y="37.371cm" svg:viewBox="0 0 12622 10371" svg:d="M12622 10371c-2592-2130-10037-8247-12622-10371">
          <text:p/>
        </draw:path>
        <draw:path draw:style-name="gr5" draw:text-style-name="P2" draw:layer="layout" svg:width="8.021cm" svg:height="10.37cm" svg:x="99.289cm" svg:y="37.371cm" svg:viewBox="0 0 8022 10371" svg:d="M8022 10371c-1647-2130-6379-8247-8022-10371">
          <text:p/>
        </draw:path>
        <draw:path draw:style-name="gr5" draw:text-style-name="P2" draw:layer="layout" svg:width="45.437cm" svg:height="10.717cm" svg:x="64.815cm" svg:y="37.205cm" svg:viewBox="0 0 45438 10718" svg:d="M45438 10718c-8915-2103-36509-8611-45438-10718">
          <text:p/>
        </draw:path>
        <draw:path draw:style-name="gr5" draw:text-style-name="P2" draw:layer="layout" svg:width="40.234cm" svg:height="10.378cm" svg:x="70.04cm" svg:y="37.371cm" svg:viewBox="0 0 40235 10379" svg:d="M40235 10379c-8245-2129-31995-8253-40235-10379">
          <text:p/>
        </draw:path>
        <draw:path draw:style-name="gr5" draw:text-style-name="P2" draw:layer="layout" svg:width="35.634cm" svg:height="10.378cm" svg:x="74.968cm" svg:y="37.371cm" svg:viewBox="0 0 35635 10379" svg:d="M35635 10379c-7303-2128-28337-8253-35635-10379">
          <text:p/>
        </draw:path>
        <draw:path draw:style-name="gr5" draw:text-style-name="P2" draw:layer="layout" svg:width="31.026cm" svg:height="10.37cm" svg:x="79.897cm" svg:y="37.371cm" svg:viewBox="0 0 31027 10371" svg:d="M31027 10371c-6372-2130-24675-8247-31027-10371">
          <text:p/>
        </draw:path>
        <draw:path draw:style-name="gr5" draw:text-style-name="P2" draw:layer="layout" svg:width="26.423cm" svg:height="10.37cm" svg:x="84.828cm" svg:y="37.371cm" svg:viewBox="0 0 26424 10371" svg:d="M26424 10371c-5426-2130-21013-8247-26424-10371">
          <text:p/>
        </draw:path>
        <draw:path draw:style-name="gr5" draw:text-style-name="P2" draw:layer="layout" svg:width="21.822cm" svg:height="10.37cm" svg:x="89.757cm" svg:y="37.371cm" svg:viewBox="0 0 21823 10371" svg:d="M21823 10371c-4480-2131-17355-8247-21823-10371">
          <text:p/>
        </draw:path>
        <draw:path draw:style-name="gr5" draw:text-style-name="P2" draw:layer="layout" svg:width="17.222cm" svg:height="10.37cm" svg:x="94.685cm" svg:y="37.371cm" svg:viewBox="0 0 17223 10371" svg:d="M17223 10371c-3535-2132-13696-8247-17223-10371">
          <text:p/>
        </draw:path>
        <draw:path draw:style-name="gr5" draw:text-style-name="P2" draw:layer="layout" svg:width="12.622cm" svg:height="10.37cm" svg:x="99.617cm" svg:y="37.371cm" svg:viewBox="0 0 12623 10371" svg:d="M12623 10371c-2593-2130-10039-8247-12623-10371">
          <text:p/>
        </draw:path>
        <draw:path draw:style-name="gr5" draw:text-style-name="P2" draw:layer="layout" svg:width="50.69cm" svg:height="11.008cm" svg:x="64.808cm" svg:y="37.055cm" svg:viewBox="0 0 50691 11009" svg:d="M50691 11009c-9552-2075-41156-8936-50691-11009">
          <text:p/>
        </draw:path>
        <draw:path draw:style-name="gr5" draw:text-style-name="P2" draw:layer="layout" svg:width="45.437cm" svg:height="10.717cm" svg:x="70.072cm" svg:y="37.205cm" svg:viewBox="0 0 45438 10718" svg:d="M45438 10718c-8917-2103-36510-8611-45438-10718">
          <text:p/>
        </draw:path>
        <draw:path draw:style-name="gr5" draw:text-style-name="P2" draw:layer="layout" svg:width="40.234cm" svg:height="10.378cm" svg:x="75.296cm" svg:y="37.371cm" svg:viewBox="0 0 40235 10379" svg:d="M40235 10379c-8245-2129-31995-8253-40235-10379">
          <text:p/>
        </draw:path>
        <draw:path draw:style-name="gr5" draw:text-style-name="P2" draw:layer="layout" svg:width="35.633cm" svg:height="10.378cm" svg:x="80.225cm" svg:y="37.371cm" svg:viewBox="0 0 35634 10379" svg:d="M35634 10379c-7303-2128-28336-8253-35634-10379">
          <text:p/>
        </draw:path>
        <draw:path draw:style-name="gr5" draw:text-style-name="P2" draw:layer="layout" svg:width="31.026cm" svg:height="10.37cm" svg:x="85.153cm" svg:y="37.371cm" svg:viewBox="0 0 31027 10371" svg:d="M31027 10371c-6371-2130-24675-8247-31027-10371">
          <text:p/>
        </draw:path>
        <draw:path draw:style-name="gr5" draw:text-style-name="P2" draw:layer="layout" svg:width="26.422cm" svg:height="10.37cm" svg:x="90.085cm" svg:y="37.371cm" svg:viewBox="0 0 26423 10371" svg:d="M26423 10371c-5426-2130-21012-8247-26423-10371">
          <text:p/>
        </draw:path>
        <draw:path draw:style-name="gr5" draw:text-style-name="P2" draw:layer="layout" svg:width="21.822cm" svg:height="10.37cm" svg:x="95.013cm" svg:y="37.371cm" svg:viewBox="0 0 21823 10371" svg:d="M21823 10371c-4480-2131-17354-8247-21823-10371">
          <text:p/>
        </draw:path>
        <draw:path draw:style-name="gr5" draw:text-style-name="P2" draw:layer="layout" svg:width="17.222cm" svg:height="10.37cm" svg:x="99.941cm" svg:y="37.371cm" svg:viewBox="0 0 17223 10371" svg:d="M17223 10371c-3535-2132-13696-8247-17223-10371">
          <text:p/>
        </draw:path>
        <draw:path draw:style-name="gr5" draw:text-style-name="P2" draw:layer="layout" svg:width="10.379cm" svg:height="10.37cm" svg:x="50.806cm" svg:y="37.371cm" svg:viewBox="0 0 10380 10371" svg:d="M0 10371c2131-2130 8255-8247 10380-10371">
          <text:p/>
        </draw:path>
        <draw:path draw:style-name="gr5" draw:text-style-name="P2" draw:layer="layout" svg:width="14.983cm" svg:height="10.37cm" svg:x="51.134cm" svg:y="37.371cm" svg:viewBox="0 0 14984 10371" svg:d="M0 10371c3078-2130 11917-8247 14984-10371">
          <text:p/>
        </draw:path>
        <draw:path draw:style-name="gr5" draw:text-style-name="P2" draw:layer="layout" svg:width="19.59cm" svg:height="10.378cm" svg:x="51.455cm" svg:y="37.371cm" svg:viewBox="0 0 19591 10379" svg:d="M0 10379c4015-2128 15578-8253 19591-10379">
          <text:p/>
        </draw:path>
        <draw:path draw:style-name="gr5" draw:text-style-name="P2" draw:layer="layout" svg:width="24.191cm" svg:height="10.378cm" svg:x="51.783cm" svg:y="37.371cm" svg:viewBox="0 0 24192 10379" svg:d="M0 10379c4957-2129 19238-8253 24192-10379">
          <text:p/>
        </draw:path>
        <draw:path draw:style-name="gr5" draw:text-style-name="P2" draw:layer="layout" svg:width="29.394cm" svg:height="10.717cm" svg:x="51.804cm" svg:y="37.205cm" svg:viewBox="0 0 29395 10718" svg:d="M0 10718c5767-2103 23620-8611 29395-10718">
          <text:p/>
        </draw:path>
        <draw:path draw:style-name="gr5" draw:text-style-name="P2" draw:layer="layout" svg:width="34.647cm" svg:height="11.008cm" svg:x="51.815cm" svg:y="37.055cm" svg:viewBox="0 0 34648 11009" svg:d="M0 11009c6529-2075 28131-8937 34648-11009">
          <text:p/>
        </draw:path>
        <draw:path draw:style-name="gr5" draw:text-style-name="P2" draw:layer="layout" svg:width="39.904cm" svg:height="11.24cm" svg:x="51.804cm" svg:y="36.944cm" svg:viewBox="0 0 39905 11241" svg:d="M0 11241c7226-2035 32661-9201 39905-11241">
          <text:p/>
        </draw:path>
        <draw:path draw:style-name="gr5" draw:text-style-name="P2" draw:layer="layout" svg:width="45.163cm" svg:height="11.434cm" svg:x="51.815cm" svg:y="36.842cm" svg:viewBox="0 0 45164 11435" svg:d="M0 11435c7908-2003 37274-9437 45164-11435">
          <text:p/>
        </draw:path>
        <draw:path draw:style-name="gr2" draw:text-style-name="P2" draw:layer="layout" svg:width="5.779cm" svg:height="10.37cm" svg:x="55.734cm" svg:y="37.371cm" svg:viewBox="0 0 5780 10371" svg:d="M0 10371c1186-2130 4596-8247 5780-10371">
          <text:p/>
        </draw:path>
        <draw:path draw:style-name="gr2" draw:text-style-name="P2" draw:layer="layout" svg:width="10.38cm" svg:height="10.37cm" svg:x="56.062cm" svg:y="37.371cm" svg:viewBox="0 0 10381 10371" svg:d="M0 10371c2132-2130 8256-8247 10381-10371">
          <text:p/>
        </draw:path>
        <draw:path draw:style-name="gr2" draw:text-style-name="P2" draw:layer="layout" svg:width="14.984cm" svg:height="10.37cm" svg:x="56.39cm" svg:y="37.371cm" svg:viewBox="0 0 14985 10371" svg:d="M0 10371c3077-2130 11917-8247 14985-10371">
          <text:p/>
        </draw:path>
        <draw:path draw:style-name="gr2" draw:text-style-name="P2" draw:layer="layout" svg:width="19.591cm" svg:height="10.378cm" svg:x="56.711cm" svg:y="37.371cm" svg:viewBox="0 0 19592 10379" svg:d="M0 10379c4015-2128 15580-8253 19592-10379">
          <text:p/>
        </draw:path>
        <draw:path draw:style-name="gr2" draw:text-style-name="P2" draw:layer="layout" svg:width="24.191cm" svg:height="10.378cm" svg:x="57.039cm" svg:y="37.371cm" svg:viewBox="0 0 24192 10379" svg:d="M0 10379c4958-2129 19238-8253 24192-10379">
          <text:p/>
        </draw:path>
        <draw:path draw:style-name="gr2" draw:text-style-name="P2" draw:layer="layout" svg:width="29.394cm" svg:height="10.717cm" svg:x="57.061cm" svg:y="37.205cm" svg:viewBox="0 0 29395 10718" svg:d="M0 10718c5767-2103 23619-8611 29395-10718">
          <text:p/>
        </draw:path>
        <draw:path draw:style-name="gr2" draw:text-style-name="P2" draw:layer="layout" svg:width="34.647cm" svg:height="11.008cm" svg:x="57.071cm" svg:y="37.055cm" svg:viewBox="0 0 34648 11009" svg:d="M0 11009c6528-2075 28130-8937 34648-11009">
          <text:p/>
        </draw:path>
        <draw:path draw:style-name="gr2" draw:text-style-name="P2" draw:layer="layout" svg:width="39.903cm" svg:height="11.24cm" svg:x="57.061cm" svg:y="36.944cm" svg:viewBox="0 0 39904 11241" svg:d="M0 11241c7226-2035 32661-9201 39904-11241">
          <text:p/>
        </draw:path>
        <draw:path draw:style-name="gr2" draw:text-style-name="P2" draw:layer="layout" svg:width="1.179cm" svg:height="10.37cm" svg:x="60.662cm" svg:y="37.371cm" svg:viewBox="0 0 1180 10371" svg:d="M0 10371c242-2130 939-8247 1180-10371">
          <text:p/>
        </draw:path>
        <draw:path draw:style-name="gr2" draw:text-style-name="P2" draw:layer="layout" svg:width="5.779cm" svg:height="10.37cm" svg:x="60.991cm" svg:y="37.371cm" svg:viewBox="0 0 5780 10371" svg:d="M0 10371c1185-2130 4596-8247 5780-10371">
          <text:p/>
        </draw:path>
        <draw:path draw:style-name="gr2" draw:text-style-name="P2" draw:layer="layout" svg:width="10.379cm" svg:height="10.37cm" svg:x="61.319cm" svg:y="37.371cm" svg:viewBox="0 0 10380 10371" svg:d="M0 10371c2131-2130 8255-8247 10380-10371">
          <text:p/>
        </draw:path>
        <draw:path draw:style-name="gr2" draw:text-style-name="P2" draw:layer="layout" svg:width="14.983cm" svg:height="10.37cm" svg:x="61.647cm" svg:y="37.371cm" svg:viewBox="0 0 14984 10371" svg:d="M0 10371c3076-2130 11916-8247 14984-10371">
          <text:p/>
        </draw:path>
        <draw:path draw:style-name="gr2" draw:text-style-name="P2" draw:layer="layout" svg:width="19.59cm" svg:height="10.378cm" svg:x="61.968cm" svg:y="37.371cm" svg:viewBox="0 0 19591 10379" svg:d="M0 10379c4014-2128 15579-8253 19591-10379">
          <text:p/>
        </draw:path>
        <draw:path draw:style-name="gr2" draw:text-style-name="P2" draw:layer="layout" svg:width="24.191cm" svg:height="10.378cm" svg:x="62.296cm" svg:y="37.371cm" svg:viewBox="0 0 24192 10379" svg:d="M0 10379c4957-2129 19236-8253 24192-10379">
          <text:p/>
        </draw:path>
        <draw:path draw:style-name="gr2" draw:text-style-name="P2" draw:layer="layout" svg:width="29.394cm" svg:height="10.717cm" svg:x="62.317cm" svg:y="37.205cm" svg:viewBox="0 0 29395 10718" svg:d="M0 10718c5767-2103 23619-8611 29395-10718">
          <text:p/>
        </draw:path>
        <draw:path draw:style-name="gr2" draw:text-style-name="P2" draw:layer="layout" svg:width="34.647cm" svg:height="11.008cm" svg:x="62.328cm" svg:y="37.055cm" svg:viewBox="0 0 34648 11009" svg:d="M0 11009c6528-2075 28131-8937 34648-11009">
          <text:p/>
        </draw:path>
        <draw:path draw:style-name="gr2" draw:text-style-name="P2" draw:layer="layout" svg:width="3.421cm" svg:height="10.37cm" svg:x="62.166cm" svg:y="37.371cm" svg:viewBox="0 0 3422 10371" svg:d="M3422 10371c-702-2131-2721-8247-3422-10371">
          <text:p/>
        </draw:path>
        <draw:path draw:style-name="gr2" draw:text-style-name="P2" draw:layer="layout" svg:width="1.179cm" svg:height="10.37cm" svg:x="65.919cm" svg:y="37.371cm" svg:viewBox="0 0 1180 10371" svg:d="M0 10371c240-2130 939-8247 1180-10371">
          <text:p/>
        </draw:path>
        <draw:path draw:style-name="gr2" draw:text-style-name="P2" draw:layer="layout" svg:width="5.779cm" svg:height="10.37cm" svg:x="66.247cm" svg:y="37.371cm" svg:viewBox="0 0 5780 10371" svg:d="M0 10371c1187-2130 4597-8247 5780-10371">
          <text:p/>
        </draw:path>
        <draw:path draw:style-name="gr2" draw:text-style-name="P2" draw:layer="layout" svg:width="10.379cm" svg:height="10.37cm" svg:x="66.575cm" svg:y="37.371cm" svg:viewBox="0 0 10380 10371" svg:d="M0 10371c2132-2130 8255-8247 10380-10371">
          <text:p/>
        </draw:path>
        <draw:path draw:style-name="gr2" draw:text-style-name="P2" draw:layer="layout" svg:width="14.983cm" svg:height="10.37cm" svg:x="66.903cm" svg:y="37.371cm" svg:viewBox="0 0 14984 10371" svg:d="M0 10371c3078-2130 11917-8247 14984-10371">
          <text:p/>
        </draw:path>
        <draw:path draw:style-name="gr2" draw:text-style-name="P2" draw:layer="layout" svg:width="19.591cm" svg:height="10.378cm" svg:x="67.224cm" svg:y="37.371cm" svg:viewBox="0 0 19592 10379" svg:d="M0 10379c4016-2128 15579-8253 19592-10379">
          <text:p/>
        </draw:path>
        <draw:path draw:style-name="gr2" draw:text-style-name="P2" draw:layer="layout" svg:width="24.191cm" svg:height="10.378cm" svg:x="67.552cm" svg:y="37.371cm" svg:viewBox="0 0 24192 10379" svg:d="M0 10379c4957-2129 19238-8253 24192-10379">
          <text:p/>
        </draw:path>
        <draw:path draw:style-name="gr2" draw:text-style-name="P2" draw:layer="layout" svg:width="29.395cm" svg:height="10.717cm" svg:x="67.573cm" svg:y="37.205cm" svg:viewBox="0 0 29396 10718" svg:d="M0 10718c5768-2103 23620-8611 29396-10718">
          <text:p/>
        </draw:path>
        <draw:path draw:style-name="gr2" draw:text-style-name="P2" draw:layer="layout" svg:width="8.022cm" svg:height="10.37cm" svg:x="62.494cm" svg:y="37.371cm" svg:viewBox="0 0 8023 10371" svg:d="M8023 10371c-1648-2130-6380-8247-8023-10371">
          <text:p/>
        </draw:path>
        <draw:path draw:style-name="gr2" draw:text-style-name="P2" draw:layer="layout" svg:width="3.422cm" svg:height="10.37cm" svg:x="67.422cm" svg:y="37.371cm" svg:viewBox="0 0 3423 10371" svg:d="M3423 10371c-702-2131-2722-8247-3423-10371">
          <text:p/>
        </draw:path>
        <draw:path draw:style-name="gr2" draw:text-style-name="P2" draw:layer="layout" svg:width="1.179cm" svg:height="10.37cm" svg:x="71.175cm" svg:y="37.371cm" svg:viewBox="0 0 1180 10371" svg:d="M0 10371c241-2130 939-8247 1180-10371">
          <text:p/>
        </draw:path>
        <draw:path draw:style-name="gr2" draw:text-style-name="P2" draw:layer="layout" svg:width="5.78cm" svg:height="10.37cm" svg:x="71.503cm" svg:y="37.371cm" svg:viewBox="0 0 5781 10371" svg:d="M0 10371c1187-2130 4597-8247 5781-10371">
          <text:p/>
        </draw:path>
        <draw:path draw:style-name="gr2" draw:text-style-name="P2" draw:layer="layout" svg:width="10.38cm" svg:height="10.37cm" svg:x="71.831cm" svg:y="37.371cm" svg:viewBox="0 0 10381 10371" svg:d="M0 10371c2132-2130 8256-8247 10381-10371">
          <text:p/>
        </draw:path>
        <draw:path draw:style-name="gr2" draw:text-style-name="P2" draw:layer="layout" svg:width="14.984cm" svg:height="10.37cm" svg:x="72.159cm" svg:y="37.371cm" svg:viewBox="0 0 14985 10371" svg:d="M0 10371c3077-2130 11917-8247 14985-10371">
          <text:p/>
        </draw:path>
        <draw:path draw:style-name="gr2" draw:text-style-name="P2" draw:layer="layout" svg:width="19.59cm" svg:height="10.378cm" svg:x="72.481cm" svg:y="37.371cm" svg:viewBox="0 0 19591 10379" svg:d="M0 10379c4014-2128 15578-8253 19591-10379">
          <text:p/>
        </draw:path>
        <draw:path draw:style-name="gr2" draw:text-style-name="P2" draw:layer="layout" svg:width="24.19cm" svg:height="10.378cm" svg:x="72.809cm" svg:y="37.371cm" svg:viewBox="0 0 24191 10379" svg:d="M0 10379c4956-2129 19237-8253 24191-10379">
          <text:p/>
        </draw:path>
        <draw:path draw:style-name="gr2" draw:text-style-name="P2" draw:layer="layout" svg:width="12.622cm" svg:height="10.37cm" svg:x="62.822cm" svg:y="37.371cm" svg:viewBox="0 0 12623 10371" svg:d="M12623 10371c-2593-2130-10038-8247-12623-10371">
          <text:p/>
        </draw:path>
        <draw:path draw:style-name="gr2" draw:text-style-name="P2" draw:layer="layout" svg:width="8.022cm" svg:height="10.37cm" svg:x="67.75cm" svg:y="37.371cm" svg:viewBox="0 0 8023 10371" svg:d="M8023 10371c-1648-2130-6379-8247-8023-10371">
          <text:p/>
        </draw:path>
        <draw:path draw:style-name="gr2" draw:text-style-name="P2" draw:layer="layout" svg:width="3.421cm" svg:height="10.37cm" svg:x="72.679cm" svg:y="37.371cm" svg:viewBox="0 0 3422 10371" svg:d="M3422 10371c-702-2131-2722-8247-3422-10371">
          <text:p/>
        </draw:path>
        <draw:path draw:style-name="gr2" draw:text-style-name="P2" draw:layer="layout" svg:width="1.179cm" svg:height="10.37cm" svg:x="76.432cm" svg:y="37.371cm" svg:viewBox="0 0 1180 10371" svg:d="M0 10371c240-2130 938-8247 1180-10371">
          <text:p/>
        </draw:path>
        <draw:path draw:style-name="gr2" draw:text-style-name="P2" draw:layer="layout" svg:width="5.779cm" svg:height="10.37cm" svg:x="76.76cm" svg:y="37.371cm" svg:viewBox="0 0 5780 10371" svg:d="M0 10371c1185-2130 4597-8247 5780-10371">
          <text:p/>
        </draw:path>
        <draw:path draw:style-name="gr2" draw:text-style-name="P2" draw:layer="layout" svg:width="10.379cm" svg:height="10.37cm" svg:x="77.088cm" svg:y="37.371cm" svg:viewBox="0 0 10380 10371" svg:d="M0 10371c2132-2130 8255-8247 10380-10371">
          <text:p/>
        </draw:path>
        <draw:path draw:style-name="gr2" draw:text-style-name="P2" draw:layer="layout" svg:width="14.983cm" svg:height="10.37cm" svg:x="77.416cm" svg:y="37.371cm" svg:viewBox="0 0 14984 10371" svg:d="M0 10371c3076-2130 11917-8247 14984-10371">
          <text:p/>
        </draw:path>
        <draw:path draw:style-name="gr2" draw:text-style-name="P2" draw:layer="layout" svg:width="19.59cm" svg:height="10.378cm" svg:x="77.737cm" svg:y="37.371cm" svg:viewBox="0 0 19591 10379" svg:d="M0 10379c4015-2128 15579-8253 19591-10379">
          <text:p/>
        </draw:path>
        <draw:path draw:style-name="gr2" draw:text-style-name="P2" draw:layer="layout" svg:width="17.222cm" svg:height="10.37cm" svg:x="63.147cm" svg:y="37.371cm" svg:viewBox="0 0 17223 10371" svg:d="M17223 10371c-3537-2132-13697-8247-17223-10371">
          <text:p/>
        </draw:path>
        <draw:path draw:style-name="gr2" draw:text-style-name="P2" draw:layer="layout" svg:width="12.621cm" svg:height="10.37cm" svg:x="68.079cm" svg:y="37.371cm" svg:viewBox="0 0 12622 10371" svg:d="M12622 10371c-2592-2130-10037-8247-12622-10371">
          <text:p/>
        </draw:path>
        <draw:path draw:style-name="gr2" draw:text-style-name="P2" draw:layer="layout" svg:width="8.021cm" svg:height="10.37cm" svg:x="73.007cm" svg:y="37.371cm" svg:viewBox="0 0 8022 10371" svg:d="M8022 10371c-1647-2130-6380-8247-8022-10371">
          <text:p/>
        </draw:path>
        <draw:path draw:style-name="gr2" draw:text-style-name="P2" draw:layer="layout" svg:width="3.421cm" svg:height="10.37cm" svg:x="77.935cm" svg:y="37.371cm" svg:viewBox="0 0 3422 10371" svg:d="M3422 10371c-702-2131-2721-8247-3422-10371">
          <text:p/>
        </draw:path>
        <draw:path draw:style-name="gr2" draw:text-style-name="P2" draw:layer="layout" svg:width="1.179cm" svg:height="10.37cm" svg:x="81.688cm" svg:y="37.371cm" svg:viewBox="0 0 1180 10371" svg:d="M0 10371c241-2130 939-8247 1180-10371">
          <text:p/>
        </draw:path>
        <draw:path draw:style-name="gr2" draw:text-style-name="P2" draw:layer="layout" svg:width="5.779cm" svg:height="10.37cm" svg:x="82.016cm" svg:y="37.371cm" svg:viewBox="0 0 5780 10371" svg:d="M0 10371c1186-2130 4597-8247 5780-10371">
          <text:p/>
        </draw:path>
        <draw:path draw:style-name="gr2" draw:text-style-name="P2" draw:layer="layout" svg:width="10.38cm" svg:height="10.37cm" svg:x="82.344cm" svg:y="37.371cm" svg:viewBox="0 0 10381 10371" svg:d="M0 10371c2131-2130 8255-8247 10381-10371">
          <text:p/>
        </draw:path>
        <draw:path draw:style-name="gr2" draw:text-style-name="P2" draw:layer="layout" svg:width="14.983cm" svg:height="10.37cm" svg:x="82.672cm" svg:y="37.371cm" svg:viewBox="0 0 14984 10371" svg:d="M0 10371c3077-2130 11916-8247 14984-10371">
          <text:p/>
        </draw:path>
        <draw:path draw:style-name="gr2" draw:text-style-name="P2" draw:layer="layout" svg:width="21.822cm" svg:height="10.37cm" svg:x="63.475cm" svg:y="37.371cm" svg:viewBox="0 0 21823 10371" svg:d="M21823 10371c-4480-2131-17355-8247-21823-10371">
          <text:p/>
        </draw:path>
        <draw:path draw:style-name="gr2" draw:text-style-name="P2" draw:layer="layout" svg:width="17.222cm" svg:height="10.37cm" svg:x="68.403cm" svg:y="37.371cm" svg:viewBox="0 0 17223 10371" svg:d="M17223 10371c-3535-2132-13697-8247-17223-10371">
          <text:p/>
        </draw:path>
        <draw:path draw:style-name="gr2" draw:text-style-name="P2" draw:layer="layout" svg:width="12.622cm" svg:height="10.37cm" svg:x="73.335cm" svg:y="37.371cm" svg:viewBox="0 0 12623 10371" svg:d="M12623 10371c-2593-2130-10039-8247-12623-10371">
          <text:p/>
        </draw:path>
        <draw:path draw:style-name="gr2" draw:text-style-name="P2" draw:layer="layout" svg:width="8.022cm" svg:height="10.37cm" svg:x="78.263cm" svg:y="37.371cm" svg:viewBox="0 0 8023 10371" svg:d="M8023 10371c-1648-2130-6380-8247-8023-10371">
          <text:p/>
        </draw:path>
        <draw:path draw:style-name="gr2" draw:text-style-name="P2" draw:layer="layout" svg:width="3.421cm" svg:height="10.37cm" svg:x="83.192cm" svg:y="37.371cm" svg:viewBox="0 0 3422 10371" svg:d="M3422 10371c-702-2131-2721-8247-3422-10371">
          <text:p/>
        </draw:path>
        <draw:path draw:style-name="gr2" draw:text-style-name="P2" draw:layer="layout" svg:width="1.179cm" svg:height="10.37cm" svg:x="86.944cm" svg:y="37.371cm" svg:viewBox="0 0 1180 10371" svg:d="M0 10371c241-2130 939-8247 1180-10371">
          <text:p/>
        </draw:path>
        <draw:path draw:style-name="gr2" draw:text-style-name="P2" draw:layer="layout" svg:width="5.78cm" svg:height="10.37cm" svg:x="87.272cm" svg:y="37.371cm" svg:viewBox="0 0 5781 10371" svg:d="M0 10371c1186-2130 4597-8247 5781-10371">
          <text:p/>
        </draw:path>
        <draw:path draw:style-name="gr2" draw:text-style-name="P2" draw:layer="layout" svg:width="10.379cm" svg:height="10.37cm" svg:x="87.601cm" svg:y="37.371cm" svg:viewBox="0 0 10380 10371" svg:d="M0 10371c2132-2130 8255-8247 10380-10371">
          <text:p/>
        </draw:path>
        <draw:path draw:style-name="gr5" draw:text-style-name="P2" draw:layer="layout" svg:width="25.15cm" svg:height="14.382cm" svg:x="51.05cm" svg:y="6.802cm" svg:viewBox="0 0 25151 14383" svg:d="M25151 0c-5044 2885-20108 11496-25151 14383">
          <text:p/>
        </draw:path>
        <draw:path draw:style-name="gr5" draw:text-style-name="P2" draw:layer="layout" svg:width="20.253cm" svg:height="14.202cm" svg:x="56.126cm" svg:y="6.89cm" svg:viewBox="0 0 20254 14203" svg:d="M20254 0c-4147 2912-16101 11293-20254 14203">
          <text:p/>
        </draw:path>
        <draw:path draw:style-name="gr5" draw:text-style-name="P2" draw:layer="layout" svg:width="46.164cm" svg:height="15.342cm" svg:x="30.028cm" svg:y="6.322cm" svg:viewBox="0 0 46165 15343" svg:d="M46165 0c-7940 2638-38231 12705-46165 15343">
          <text:p/>
        </draw:path>
        <draw:path draw:style-name="gr5" draw:text-style-name="P2" draw:layer="layout" svg:width="40.904cm" svg:height="15.168cm" svg:x="35.281cm" svg:y="6.411cm" svg:viewBox="0 0 40905 15169" svg:d="M40905 0c-7281 2703-33638 12475-40905 15169">
          <text:p/>
        </draw:path>
        <draw:path draw:style-name="gr5" draw:text-style-name="P2" draw:layer="layout" svg:width="35.655cm" svg:height="14.964cm" svg:x="40.541cm" svg:y="6.509cm" svg:viewBox="0 0 35656 14965" svg:d="M35656 0c-6573 2760-29077 12204-35656 14965">
          <text:p/>
        </draw:path>
        <draw:path draw:style-name="gr5" draw:text-style-name="P2" draw:layer="layout" svg:width="30.402cm" svg:height="14.706cm" svg:x="45.794cm" svg:y="6.64cm" svg:viewBox="0 0 30403 14707" svg:d="M30403 0c-5834 2822-24570 11886-30403 14707">
          <text:p/>
        </draw:path>
        <draw:path draw:style-name="gr5" draw:text-style-name="P2" draw:layer="layout" svg:width="35.86cm" svg:height="14.971cm" svg:x="51.05cm" svg:y="6.509cm" svg:viewBox="0 0 35861 14972" svg:d="M35861 0c-6612 2763-29262 12218-35861 14972">
          <text:p/>
        </draw:path>
        <draw:path draw:style-name="gr5" draw:text-style-name="P2" draw:layer="layout" svg:width="30.607cm" svg:height="14.713cm" svg:x="56.303cm" svg:y="6.64cm" svg:viewBox="0 0 30608 14714" svg:d="M30608 0c-5875 2825-24750 11897-30608 14714">
          <text:p/>
        </draw:path>
        <draw:path draw:style-name="gr5" draw:text-style-name="P2" draw:layer="layout" svg:width="56.896cm" svg:height="15.62cm" svg:x="30.028cm" svg:y="6.181cm" svg:viewBox="0 0 56897 15621" svg:d="M56897 0c-9187 2525-47705 13098-56897 15621">
          <text:p/>
        </draw:path>
        <draw:path draw:style-name="gr5" draw:text-style-name="P2" draw:layer="layout" svg:width="51.629cm" svg:height="15.493cm" svg:x="35.295cm" svg:y="6.245cm" svg:viewBox="0 0 51630 15494" svg:d="M51630 0c-8582 2574-43025 12910-51630 15494">
          <text:p/>
        </draw:path>
        <draw:path draw:style-name="gr5" draw:text-style-name="P2" draw:layer="layout" svg:width="46.369cm" svg:height="15.345cm" svg:x="40.548cm" svg:y="6.319cm" svg:viewBox="0 0 46370 15346" svg:d="M46370 0c-7961 2636-38395 12709-46370 15346">
          <text:p/>
        </draw:path>
        <draw:path draw:style-name="gr5" draw:text-style-name="P2" draw:layer="layout" svg:width="41.116cm" svg:height="15.176cm" svg:x="45.804cm" svg:y="6.403cm" svg:viewBox="0 0 41117 15177" svg:d="M41117 0c-7296 2693-33806 12477-41117 15177">
          <text:p/>
        </draw:path>
        <draw:path draw:style-name="gr4" draw:text-style-name="P2" draw:layer="layout" svg:width="49.925cm" svg:height="26.894cm" svg:x="78.842cm" svg:y="6.897cm" svg:viewBox="0 0 49926 26895" svg:d="M49926 26895c-8000-4311-41920-22582-49926-26895">
          <text:p/>
        </draw:path>
        <draw:path draw:style-name="gr4" draw:text-style-name="P2" draw:layer="layout" svg:width="39.885cm" svg:height="26.894cm" svg:x="89.224cm" svg:y="6.897cm" svg:viewBox="0 0 39886 26895" svg:d="M39886 26895c-6392-4308-33489-22583-39886-26895">
          <text:p/>
        </draw:path>
        <draw:path draw:style-name="gr4" draw:text-style-name="P2" draw:layer="layout" svg:width="69.614cm" svg:height="26.894cm" svg:x="79.512cm" svg:y="6.897cm" svg:viewBox="0 0 69615 26895" svg:d="M69615 26895c-11156-4310-58452-22582-69615-26895">
          <text:p/>
        </draw:path>
        <draw:path draw:style-name="gr4" draw:text-style-name="P2" draw:layer="layout" svg:width="59.57cm" svg:height="26.894cm" svg:x="89.894cm" svg:y="6.897cm" svg:viewBox="0 0 59571 26895" svg:d="M59571 26895c-9544-4311-50019-22581-59571-26895">
          <text:p/>
        </draw:path>
        <draw:path draw:style-name="gr4" draw:text-style-name="P2" draw:layer="layout" svg:width="59.768cm" svg:height="26.894cm" svg:x="79.177cm" svg:y="6.897cm" svg:viewBox="0 0 59769 26895" svg:d="M59769 26895c-9576-4311-50186-22581-59769-26895">
          <text:p/>
        </draw:path>
        <draw:path draw:style-name="gr4" draw:text-style-name="P2" draw:layer="layout" svg:width="49.728cm" svg:height="26.894cm" svg:x="89.559cm" svg:y="6.897cm" svg:viewBox="0 0 49729 26895" svg:d="M49729 26895c-7970-4308-41755-22582-49729-26895">
          <text:p/>
        </draw:path>
        <draw:path draw:style-name="gr4" draw:text-style-name="P2" draw:layer="layout" svg:width="79.456cm" svg:height="26.894cm" svg:x="79.847cm" svg:y="6.897cm" svg:viewBox="0 0 79457 26895" svg:d="M79457 26895c-12732-4310-66717-22582-79457-26895">
          <text:p/>
        </draw:path>
        <draw:path draw:style-name="gr4" draw:text-style-name="P2" draw:layer="layout" svg:width="69.417cm" svg:height="26.894cm" svg:x="90.229cm" svg:y="6.897cm" svg:viewBox="0 0 69418 26895" svg:d="M69418 26895c-11124-4310-58286-22582-69418-26895">
          <text:p/>
        </draw:path>
        <draw:path draw:style-name="gr4" draw:text-style-name="P2" draw:layer="layout" svg:width="64.692cm" svg:height="26.894cm" svg:x="79.343cm" svg:y="6.897cm" svg:viewBox="0 0 64693 26895" svg:d="M64693 26895c-10365-4310-54317-22584-64693-26895">
          <text:p/>
        </draw:path>
        <draw:path draw:style-name="gr4" draw:text-style-name="P2" draw:layer="layout" svg:width="54.648cm" svg:height="26.894cm" svg:x="89.729cm" svg:y="6.897cm" svg:viewBox="0 0 54649 26895" svg:d="M54649 26895c-8760-4307-45888-22581-54649-26895">
          <text:p/>
        </draw:path>
        <draw:path draw:style-name="gr4" draw:text-style-name="P2" draw:layer="layout" svg:width="74.535cm" svg:height="26.894cm" svg:x="79.678cm" svg:y="6.897cm" svg:viewBox="0 0 74536 26895" svg:d="M74536 26895c-11942-4310-62582-22583-74536-26895">
          <text:p/>
        </draw:path>
        <draw:path draw:style-name="gr4" draw:text-style-name="P2" draw:layer="layout" svg:width="64.495cm" svg:height="26.894cm" svg:x="90.06cm" svg:y="6.897cm" svg:viewBox="0 0 64496 26895" svg:d="M64496 26895c-10334-4310-54150-22584-64496-26895">
          <text:p/>
        </draw:path>
        <draw:path draw:style-name="gr4" draw:text-style-name="P2" draw:layer="layout" svg:width="54.85cm" svg:height="26.894cm" svg:x="79.008cm" svg:y="6.897cm" svg:viewBox="0 0 54851 26895" svg:d="M54851 26895c-8789-4310-46054-22583-54851-26895">
          <text:p/>
        </draw:path>
        <draw:path draw:style-name="gr4" draw:text-style-name="P2" draw:layer="layout" svg:width="44.803cm" svg:height="26.894cm" svg:x="89.393cm" svg:y="6.897cm" svg:viewBox="0 0 44804 26895" svg:d="M44804 26895c-7180-4309-37619-22582-44804-26895">
          <text:p/>
        </draw:path>
        <draw:path draw:style-name="gr4" draw:text-style-name="P2" draw:layer="layout" svg:width="45.004cm" svg:height="26.894cm" svg:x="78.676cm" svg:y="6.897cm" svg:viewBox="0 0 45005 26895" svg:d="M45005 26895c-7214-4307-37789-22581-45005-26895">
          <text:p/>
        </draw:path>
        <draw:path draw:style-name="gr4" draw:text-style-name="P2" draw:layer="layout" svg:width="34.961cm" svg:height="26.894cm" svg:x="89.058cm" svg:y="6.897cm" svg:viewBox="0 0 34962 26895" svg:d="M34962 26895c-5604-4309-29357-22580-34962-26895">
          <text:p/>
        </draw:path>
        <draw:path draw:style-name="gr2" draw:text-style-name="P2" draw:layer="layout" svg:width="29.08cm" svg:height="10.203cm" svg:x="17.511cm" svg:y="24.13cm" svg:viewBox="0 0 29081 10204" svg:d="M0 10204c5960-2091 23123-8112 29081-10204">
          <text:p/>
        </draw:path>
        <draw:path draw:style-name="gr2" draw:text-style-name="P2" draw:layer="layout" svg:width="33.99cm" svg:height="10.39cm" svg:x="17.677cm" svg:y="24.041cm" svg:viewBox="0 0 33991 10391" svg:d="M0 10391c6802-2079 27175-8304 33991-10391">
          <text:p/>
        </draw:path>
        <draw:path draw:style-name="gr2" draw:text-style-name="P2" draw:layer="layout" svg:width="10.665cm" svg:height="10.195cm" svg:x="16.206cm" svg:y="24.13cm" svg:viewBox="0 0 10666 10196" svg:d="M0 10196c2192-2093 8482-8106 10666-10196">
          <text:p/>
        </draw:path>
        <draw:path draw:style-name="gr2" draw:text-style-name="P2" draw:layer="layout" svg:width="15.268cm" svg:height="10.195cm" svg:x="16.534cm" svg:y="24.13cm" svg:viewBox="0 0 15269 10196" svg:d="M0 10196c3137-2093 12142-8107 15269-10196">
          <text:p/>
        </draw:path>
        <draw:path draw:style-name="gr2" draw:text-style-name="P2" draw:layer="layout" svg:width="19.865cm" svg:height="10.195cm" svg:x="16.866cm" svg:y="24.13cm" svg:viewBox="0 0 19866 10196" svg:d="M0 10196c4079-2094 15799-8106 19866-10196">
          <text:p/>
        </draw:path>
        <draw:path draw:style-name="gr2" draw:text-style-name="P2" draw:layer="layout" svg:width="24.48cm" svg:height="10.203cm" svg:x="17.183cm" svg:y="24.13cm" svg:viewBox="0 0 24481 10204" svg:d="M0 10204c5018-2091 19465-8112 24481-10204">
          <text:p/>
        </draw:path>
        <draw:path draw:style-name="gr2" draw:text-style-name="P2" draw:layer="layout" svg:width="24.479cm" svg:height="10.203cm" svg:x="22.44cm" svg:y="24.13cm" svg:viewBox="0 0 24480 10204" svg:d="M0 10204c5018-2091 19465-8112 24480-10204">
          <text:p/>
        </draw:path>
        <draw:path draw:style-name="gr2" draw:text-style-name="P2" draw:layer="layout" svg:width="29.079cm" svg:height="10.203cm" svg:x="22.768cm" svg:y="24.13cm" svg:viewBox="0 0 29080 10204" svg:d="M0 10204c5960-2091 23123-8112 29080-10204">
          <text:p/>
        </draw:path>
        <draw:path draw:style-name="gr2" draw:text-style-name="P2" draw:layer="layout" svg:width="6.065cm" svg:height="10.195cm" svg:x="21.134cm" svg:y="24.13cm" svg:viewBox="0 0 6066 10196" svg:d="M0 10196c1247-2093 4826-8106 6066-10196">
          <text:p/>
        </draw:path>
        <draw:path draw:style-name="gr2" draw:text-style-name="P2" draw:layer="layout" svg:width="10.664cm" svg:height="10.195cm" svg:x="21.463cm" svg:y="24.13cm" svg:viewBox="0 0 10665 10196" svg:d="M0 10196c2191-2093 8483-8106 10665-10196">
          <text:p/>
        </draw:path>
        <draw:path draw:style-name="gr2" draw:text-style-name="P2" draw:layer="layout" svg:width="15.268cm" svg:height="10.195cm" svg:x="21.791cm" svg:y="24.13cm" svg:viewBox="0 0 15269 10196" svg:d="M0 10196c3137-2093 12141-8107 15269-10196">
          <text:p/>
        </draw:path>
        <draw:path draw:style-name="gr2" draw:text-style-name="P2" draw:layer="layout" svg:width="19.865cm" svg:height="10.195cm" svg:x="22.122cm" svg:y="24.13cm" svg:viewBox="0 0 19866 10196" svg:d="M0 10196c4079-2094 15800-8106 19866-10196">
          <text:p/>
        </draw:path>
        <draw:path draw:style-name="gr2" draw:text-style-name="P2" draw:layer="layout" svg:width="39.249cm" svg:height="10.715cm" svg:x="7.162cm" svg:y="23.879cm" svg:viewBox="0 0 39250 10716" svg:d="M0 10716c7512-2052 31716-8659 39250-10716">
          <text:p/>
        </draw:path>
        <draw:path draw:style-name="gr2" draw:text-style-name="P2" draw:layer="layout" svg:width="44.503cm" svg:height="10.972cm" svg:x="7.164cm" svg:y="23.749cm" svg:viewBox="0 0 44504 10973" svg:d="M0 10973c8189-2019 36298-8949 44504-10973">
          <text:p/>
        </draw:path>
        <draw:path draw:style-name="gr2" draw:text-style-name="P2" draw:layer="layout" svg:width="19.866cm" svg:height="10.195cm" svg:x="6.352cm" svg:y="24.13cm" svg:viewBox="0 0 19867 10196" svg:d="M0 10196c4081-2093 15800-8106 19867-10196">
          <text:p/>
        </draw:path>
        <draw:path draw:style-name="gr2" draw:text-style-name="P2" draw:layer="layout" svg:width="24.478cm" svg:height="10.203cm" svg:x="6.672cm" svg:y="24.13cm" svg:viewBox="0 0 24479 10204" svg:d="M0 10204c5016-2091 19464-8112 24479-10204">
          <text:p/>
        </draw:path>
        <draw:path draw:style-name="gr2" draw:text-style-name="P2" draw:layer="layout" svg:width="29.079cm" svg:height="10.203cm" svg:x="6.999cm" svg:y="24.13cm" svg:viewBox="0 0 29080 10204" svg:d="M0 10204c5959-2091 23123-8112 29080-10204">
          <text:p/>
        </draw:path>
        <draw:path draw:style-name="gr2" draw:text-style-name="P2" draw:layer="layout" svg:width="33.992cm" svg:height="10.39cm" svg:x="7.163cm" svg:y="24.041cm" svg:viewBox="0 0 33993 10391" svg:d="M0 10391c6803-2079 27177-8304 33993-10391">
          <text:p/>
        </draw:path>
        <draw:path draw:style-name="gr2" draw:text-style-name="P2" draw:layer="layout" svg:width="33.99cm" svg:height="10.39cm" svg:x="12.421cm" svg:y="24.041cm" svg:viewBox="0 0 33991 10391" svg:d="M0 10391c6802-2079 27175-8304 33991-10391">
          <text:p/>
        </draw:path>
        <draw:path draw:style-name="gr2" draw:text-style-name="P2" draw:layer="layout" svg:width="39.25cm" svg:height="10.715cm" svg:x="12.417cm" svg:y="23.879cm" svg:viewBox="0 0 39251 10716" svg:d="M0 10716c7515-2052 31717-8659 39251-10716">
          <text:p/>
        </draw:path>
        <draw:path draw:style-name="gr2" draw:text-style-name="P2" draw:layer="layout" svg:width="15.268cm" svg:height="10.195cm" svg:x="11.278cm" svg:y="24.13cm" svg:viewBox="0 0 15269 10196" svg:d="M0 10196c3137-2093 12142-8107 15269-10196">
          <text:p/>
        </draw:path>
        <draw:path draw:style-name="gr2" draw:text-style-name="P2" draw:layer="layout" svg:width="19.865cm" svg:height="10.195cm" svg:x="11.609cm" svg:y="24.13cm" svg:viewBox="0 0 19866 10196" svg:d="M0 10196c4080-2094 15799-8106 19866-10196">
          <text:p/>
        </draw:path>
        <draw:path draw:style-name="gr2" draw:text-style-name="P2" draw:layer="layout" svg:width="24.479cm" svg:height="10.203cm" svg:x="11.927cm" svg:y="24.13cm" svg:viewBox="0 0 24480 10204" svg:d="M0 10204c5019-2091 19465-8112 24480-10204">
          <text:p/>
        </draw:path>
        <draw:path draw:style-name="gr2" draw:text-style-name="P2" draw:layer="layout" svg:width="29.079cm" svg:height="10.203cm" svg:x="12.255cm" svg:y="24.13cm" svg:viewBox="0 0 29080 10204" svg:d="M0 10204c5961-2091 23123-8112 29080-10204">
          <text:p/>
        </draw:path>
        <draw:path draw:style-name="gr2" draw:text-style-name="P2" draw:layer="layout" svg:width="26.422cm" svg:height="10.37cm" svg:x="63.803cm" svg:y="37.371cm" svg:viewBox="0 0 26423 10371" svg:d="M0 0c5411 2124 20998 8241 26423 10371">
          <text:p/>
        </draw:path>
        <draw:path draw:style-name="gr2" draw:text-style-name="P2" draw:layer="layout" svg:width="21.822cm" svg:height="10.37cm" svg:x="68.731cm" svg:y="37.371cm" svg:viewBox="0 0 21823 10371" svg:d="M0 0c4468 2124 17343 8240 21823 10371">
          <text:p/>
        </draw:path>
        <draw:path draw:style-name="gr2" draw:text-style-name="P2" draw:layer="layout" svg:width="17.221cm" svg:height="10.37cm" svg:x="73.66cm" svg:y="37.371cm" svg:viewBox="0 0 17222 10371" svg:d="M0 0c3526 2124 13687 8239 17222 10371">
          <text:p/>
        </draw:path>
        <draw:path draw:style-name="gr2" draw:text-style-name="P2" draw:layer="layout" svg:width="12.622cm" svg:height="10.37cm" svg:x="78.591cm" svg:y="37.371cm" svg:viewBox="0 0 12623 10371" svg:d="M0 0c2585 2124 10030 8241 12623 10371">
          <text:p/>
        </draw:path>
        <draw:path draw:style-name="gr2" draw:text-style-name="P2" draw:layer="layout" svg:width="8.021cm" svg:height="10.37cm" svg:x="83.52cm" svg:y="37.371cm" svg:viewBox="0 0 8022 10371" svg:d="M0 0c1643 2124 6375 8241 8022 10371">
          <text:p/>
        </draw:path>
        <draw:path draw:style-name="gr2" draw:text-style-name="P2" draw:layer="layout" svg:width="3.421cm" svg:height="10.37cm" svg:x="88.448cm" svg:y="37.371cm" svg:viewBox="0 0 3422 10371" svg:d="M0 0c701 2124 2720 8240 3422 10371">
          <text:p/>
        </draw:path>
        <draw:path draw:style-name="gr2" draw:text-style-name="P2" draw:layer="layout" svg:width="1.179cm" svg:height="10.37cm" svg:x="92.201cm" svg:y="37.371cm" svg:viewBox="0 0 1180 10371" svg:d="M1180 0c-242 2124-940 8241-1180 10371">
          <text:p/>
        </draw:path>
        <draw:path draw:style-name="gr2" draw:text-style-name="P2" draw:layer="layout" svg:width="5.779cm" svg:height="10.37cm" svg:x="92.529cm" svg:y="37.371cm" svg:viewBox="0 0 5780 10371" svg:d="M5780 0c-1183 2124-4594 8241-5780 10371">
          <text:p/>
        </draw:path>
        <draw:path draw:style-name="gr2" draw:text-style-name="P2" draw:layer="layout" svg:width="14.743cm" svg:height="10.195cm" svg:x="48.245cm" svg:y="24.13cm" svg:viewBox="0 0 14744 10196" svg:d="M0 0c3021 2087 11716 8105 14744 10196">
          <text:p/>
        </draw:path>
        <draw:path draw:style-name="gr2" draw:text-style-name="P2" draw:layer="layout" svg:width="19.34cm" svg:height="10.195cm" svg:x="48.573cm" svg:y="24.13cm" svg:viewBox="0 0 19341 10196" svg:d="M0 0c3961 2090 15369 8103 19341 10196">
          <text:p/>
        </draw:path>
        <draw:path draw:style-name="gr2" draw:text-style-name="P2" draw:layer="layout" svg:width="23.939cm" svg:height="10.195cm" svg:x="48.902cm" svg:y="24.13cm" svg:viewBox="0 0 23940 10196" svg:d="M0 0c4902 2090 19024 8103 23940 10196">
          <text:p/>
        </draw:path>
        <draw:path draw:style-name="gr2" draw:text-style-name="P2" draw:layer="layout" svg:width="28.543cm" svg:height="10.195cm" svg:x="49.226cm" svg:y="24.13cm" svg:viewBox="0 0 28544 10196" svg:d="M0 0c5848 2088 22682 8103 28544 10196">
          <text:p/>
        </draw:path>
        <draw:path draw:style-name="gr2" draw:text-style-name="P2" draw:layer="layout" svg:width="33.144cm" svg:height="10.195cm" svg:x="49.554cm" svg:y="24.13cm" svg:viewBox="0 0 33145 10196" svg:d="M0 0c6788 2091 26337 8104 33145 10196">
          <text:p/>
        </draw:path>
        <draw:path draw:style-name="gr2" draw:text-style-name="P2" draw:layer="layout" svg:width="37.74cm" svg:height="10.195cm" svg:x="49.882cm" svg:y="24.13cm" svg:viewBox="0 0 37741 10196" svg:d="M0 0c7729 2090 29992 8102 37741 10196">
          <text:p/>
        </draw:path>
        <draw:path draw:style-name="gr2" draw:text-style-name="P2" draw:layer="layout" svg:width="42.344cm" svg:height="10.195cm" svg:x="50.207cm" svg:y="24.13cm" svg:viewBox="0 0 42345 10196" svg:d="M0 0c8674 2089 33649 8102 42345 10196">
          <text:p/>
        </draw:path>
        <draw:path draw:style-name="gr2" draw:text-style-name="P2" draw:layer="layout" svg:width="46.951cm" svg:height="10.203cm" svg:x="50.535cm" svg:y="24.13cm" svg:viewBox="0 0 46952 10204" svg:d="M0 0c9616 2093 37331 8112 46952 10204">
          <text:p/>
        </draw:path>
        <draw:path draw:style-name="gr2" draw:text-style-name="P2" draw:layer="layout" svg:width="10.139cm" svg:height="10.195cm" svg:x="53.177cm" svg:y="24.13cm" svg:viewBox="0 0 10140 10196" svg:d="M0 0c2077 2089 8059 8101 10140 10196">
          <text:p/>
        </draw:path>
        <draw:path draw:style-name="gr2" draw:text-style-name="P2" draw:layer="layout" svg:width="14.742cm" svg:height="10.195cm" svg:x="53.502cm" svg:y="24.13cm" svg:viewBox="0 0 14743 10196" svg:d="M0 0c3020 2087 11714 8105 14743 10196">
          <text:p/>
        </draw:path>
        <draw:path draw:style-name="gr2" draw:text-style-name="P2" draw:layer="layout" svg:width="19.339cm" svg:height="10.195cm" svg:x="53.83cm" svg:y="24.13cm" svg:viewBox="0 0 19340 10196" svg:d="M0 0c3961 2090 15369 8103 19340 10196">
          <text:p/>
        </draw:path>
        <draw:path draw:style-name="gr2" draw:text-style-name="P2" draw:layer="layout" svg:width="23.939cm" svg:height="10.195cm" svg:x="54.158cm" svg:y="24.13cm" svg:viewBox="0 0 23940 10196" svg:d="M0 0c4903 2090 19024 8103 23940 10196">
          <text:p/>
        </draw:path>
        <draw:path draw:style-name="gr2" draw:text-style-name="P2" draw:layer="layout" svg:width="28.543cm" svg:height="10.195cm" svg:x="54.483cm" svg:y="24.13cm" svg:viewBox="0 0 28544 10196" svg:d="M0 0c5847 2088 22682 8103 28544 10196">
          <text:p/>
        </draw:path>
        <draw:path draw:style-name="gr2" draw:text-style-name="P2" draw:layer="layout" svg:width="33.143cm" svg:height="10.195cm" svg:x="54.811cm" svg:y="24.13cm" svg:viewBox="0 0 33144 10196" svg:d="M0 0c6786 2091 26336 8104 33144 10196">
          <text:p/>
        </draw:path>
        <draw:path draw:style-name="gr2" draw:text-style-name="P2" draw:layer="layout" svg:width="37.74cm" svg:height="10.195cm" svg:x="55.139cm" svg:y="24.13cm" svg:viewBox="0 0 37741 10196" svg:d="M0 0c7729 2090 29991 8102 37741 10196">
          <text:p/>
        </draw:path>
        <draw:path draw:style-name="gr2" draw:text-style-name="P2" draw:layer="layout" svg:width="42.344cm" svg:height="10.195cm" svg:x="55.463cm" svg:y="24.13cm" svg:viewBox="0 0 42345 10196" svg:d="M0 0c8675 2089 33650 8102 42345 10196">
          <text:p/>
        </draw:path>
        <draw:path draw:style-name="gr2" draw:text-style-name="P2" draw:layer="layout" svg:width="33.143cm" svg:height="10.195cm" svg:x="28.529cm" svg:y="24.13cm" svg:viewBox="0 0 33144 10196" svg:d="M0 0c6786 2091 26337 8104 33144 10196">
          <text:p/>
        </draw:path>
        <draw:path draw:style-name="gr2" draw:text-style-name="P2" draw:layer="layout" svg:width="37.74cm" svg:height="10.195cm" svg:x="28.857cm" svg:y="24.13cm" svg:viewBox="0 0 37741 10196" svg:d="M0 0c7728 2090 29991 8102 37741 10196">
          <text:p/>
        </draw:path>
        <draw:path draw:style-name="gr2" draw:text-style-name="P2" draw:layer="layout" svg:width="42.344cm" svg:height="10.195cm" svg:x="29.181cm" svg:y="24.13cm" svg:viewBox="0 0 42345 10196" svg:d="M0 0c8674 2089 33649 8102 42345 10196">
          <text:p/>
        </draw:path>
        <draw:path draw:style-name="gr2" draw:text-style-name="P2" draw:layer="layout" svg:width="46.952cm" svg:height="10.203cm" svg:x="29.509cm" svg:y="24.13cm" svg:viewBox="0 0 46953 10204" svg:d="M0 0c9617 2093 37330 8112 46953 10204">
          <text:p/>
        </draw:path>
        <draw:path draw:style-name="gr2" draw:text-style-name="P2" draw:layer="layout" svg:width="51.558cm" svg:height="10.203cm" svg:x="29.834cm" svg:y="24.13cm" svg:viewBox="0 0 51559 10204" svg:d="M0 0c10562 2092 40992 8113 51559 10204">
          <text:p/>
        </draw:path>
        <draw:path draw:style-name="gr2" draw:text-style-name="P2" draw:layer="layout" svg:width="56.427cm" svg:height="10.365cm" svg:x="30.031cm" svg:y="24.052cm" svg:viewBox="0 0 56428 10366" svg:d="M0 0c11336 2082 45096 8284 56428 10366">
          <text:p/>
        </draw:path>
        <draw:path draw:style-name="gr2" draw:text-style-name="P2" draw:layer="layout" svg:width="61.68cm" svg:height="10.691cm" svg:x="30.035cm" svg:y="23.89cm" svg:viewBox="0 0 61681 10692" svg:d="M0 0c11865 2056 49822 8638 61681 10692">
          <text:p/>
        </draw:path>
        <draw:path draw:style-name="gr2" draw:text-style-name="P2" draw:layer="layout" svg:width="66.943cm" svg:height="10.956cm" svg:x="30.035cm" svg:y="23.759cm" svg:viewBox="0 0 66944 10957" svg:d="M0 0c12378 2026 54604 8937 66944 10957">
          <text:p/>
        </draw:path>
        <draw:path draw:style-name="gr2" draw:text-style-name="P2" draw:layer="layout" svg:width="28.543cm" svg:height="10.195cm" svg:x="33.457cm" svg:y="24.13cm" svg:viewBox="0 0 28544 10196" svg:d="M0 0c5848 2088 22682 8103 28544 10196">
          <text:p/>
        </draw:path>
        <draw:path draw:style-name="gr2" draw:text-style-name="P2" draw:layer="layout" svg:width="33.144cm" svg:height="10.195cm" svg:x="33.785cm" svg:y="24.13cm" svg:viewBox="0 0 33145 10196" svg:d="M0 0c6786 2091 26337 8104 33145 10196">
          <text:p/>
        </draw:path>
        <draw:path draw:style-name="gr2" draw:text-style-name="P2" draw:layer="layout" svg:width="37.74cm" svg:height="10.195cm" svg:x="34.113cm" svg:y="24.13cm" svg:viewBox="0 0 37741 10196" svg:d="M0 0c7728 2090 29991 8102 37741 10196">
          <text:p/>
        </draw:path>
        <draw:path draw:style-name="gr2" draw:text-style-name="P2" draw:layer="layout" svg:width="42.344cm" svg:height="10.195cm" svg:x="34.438cm" svg:y="24.13cm" svg:viewBox="0 0 42345 10196" svg:d="M0 0c8673 2089 33649 8102 42345 10196">
          <text:p/>
        </draw:path>
        <draw:path draw:style-name="gr2" draw:text-style-name="P2" draw:layer="layout" svg:width="46.951cm" svg:height="10.203cm" svg:x="34.766cm" svg:y="24.13cm" svg:viewBox="0 0 46952 10204" svg:d="M0 0c9616 2093 37331 8112 46952 10204">
          <text:p/>
        </draw:path>
        <draw:path draw:style-name="gr2" draw:text-style-name="P2" draw:layer="layout" svg:width="51.559cm" svg:height="10.203cm" svg:x="35.09cm" svg:y="24.13cm" svg:viewBox="0 0 51560 10204" svg:d="M0 0c10562 2092 40992 8113 51560 10204">
          <text:p/>
        </draw:path>
        <draw:path draw:style-name="gr2" draw:text-style-name="P2" draw:layer="layout" svg:width="56.427cm" svg:height="10.365cm" svg:x="35.288cm" svg:y="24.052cm" svg:viewBox="0 0 56428 10366" svg:d="M0 0c11336 2082 45095 8284 56428 10366">
          <text:p/>
        </draw:path>
        <draw:path draw:style-name="gr2" draw:text-style-name="P2" draw:layer="layout" svg:width="61.68cm" svg:height="10.691cm" svg:x="35.291cm" svg:y="23.89cm" svg:viewBox="0 0 61681 10692" svg:d="M0 0c11865 2056 49822 8638 61681 10692">
          <text:p/>
        </draw:path>
        <draw:path draw:style-name="gr2" draw:text-style-name="P2" draw:layer="layout" svg:width="23.939cm" svg:height="10.195cm" svg:x="38.389cm" svg:y="24.13cm" svg:viewBox="0 0 23940 10196" svg:d="M0 0c4903 2090 19023 8103 23940 10196">
          <text:p/>
        </draw:path>
        <draw:path draw:style-name="gr2" draw:text-style-name="P2" draw:layer="layout" svg:width="28.544cm" svg:height="10.195cm" svg:x="38.713cm" svg:y="24.13cm" svg:viewBox="0 0 28545 10196" svg:d="M0 0c5849 2088 22682 8103 28545 10196">
          <text:p/>
        </draw:path>
        <draw:path draw:style-name="gr2" draw:text-style-name="P2" draw:layer="layout" svg:width="33.144cm" svg:height="10.195cm" svg:x="39.041cm" svg:y="24.13cm" svg:viewBox="0 0 33145 10196" svg:d="M0 0c6787 2091 26337 8104 33145 10196">
          <text:p/>
        </draw:path>
        <draw:path draw:style-name="gr2" draw:text-style-name="P2" draw:layer="layout" svg:width="37.74cm" svg:height="10.195cm" svg:x="39.37cm" svg:y="24.13cm" svg:viewBox="0 0 37741 10196" svg:d="M0 0c7727 2090 29991 8102 37741 10196">
          <text:p/>
        </draw:path>
        <draw:path draw:style-name="gr2" draw:text-style-name="P2" draw:layer="layout" svg:width="42.344cm" svg:height="10.195cm" svg:x="39.694cm" svg:y="24.13cm" svg:viewBox="0 0 42345 10196" svg:d="M0 0c8674 2089 33650 8102 42345 10196">
          <text:p/>
        </draw:path>
        <draw:path draw:style-name="gr2" draw:text-style-name="P2" draw:layer="layout" svg:width="46.951cm" svg:height="10.203cm" svg:x="40.022cm" svg:y="24.13cm" svg:viewBox="0 0 46952 10204" svg:d="M0 0c9617 2093 37331 8112 46952 10204">
          <text:p/>
        </draw:path>
        <draw:path draw:style-name="gr2" draw:text-style-name="P2" draw:layer="layout" svg:width="51.558cm" svg:height="10.203cm" svg:x="40.347cm" svg:y="24.13cm" svg:viewBox="0 0 51559 10204" svg:d="M0 0c10562 2092 40992 8113 51559 10204">
          <text:p/>
        </draw:path>
        <draw:path draw:style-name="gr2" draw:text-style-name="P2" draw:layer="layout" svg:width="56.427cm" svg:height="10.365cm" svg:x="40.544cm" svg:y="24.052cm" svg:viewBox="0 0 56428 10366" svg:d="M0 0c11336 2082 45097 8284 56428 10366">
          <text:p/>
        </draw:path>
        <draw:path draw:style-name="gr2" draw:text-style-name="P2" draw:layer="layout" svg:width="19.339cm" svg:height="10.195cm" svg:x="43.317cm" svg:y="24.13cm" svg:viewBox="0 0 19340 10196" svg:d="M0 0c3961 2090 15369 8103 19340 10196">
          <text:p/>
        </draw:path>
        <draw:path draw:style-name="gr2" draw:text-style-name="P2" draw:layer="layout" svg:width="23.94cm" svg:height="10.195cm" svg:x="43.645cm" svg:y="24.13cm" svg:viewBox="0 0 23941 10196" svg:d="M0 0c4903 2090 19024 8103 23941 10196">
          <text:p/>
        </draw:path>
        <draw:path draw:style-name="gr2" draw:text-style-name="P2" draw:layer="layout" svg:width="28.543cm" svg:height="10.195cm" svg:x="43.97cm" svg:y="24.13cm" svg:viewBox="0 0 28544 10196" svg:d="M0 0c5847 2088 22681 8103 28544 10196">
          <text:p/>
        </draw:path>
        <draw:path draw:style-name="gr2" draw:text-style-name="P2" draw:layer="layout" svg:width="33.143cm" svg:height="10.195cm" svg:x="44.298cm" svg:y="24.13cm" svg:viewBox="0 0 33144 10196" svg:d="M0 0c6787 2091 26337 8104 33144 10196">
          <text:p/>
        </draw:path>
        <draw:path draw:style-name="gr2" draw:text-style-name="P2" draw:layer="layout" svg:width="37.74cm" svg:height="10.195cm" svg:x="44.626cm" svg:y="24.13cm" svg:viewBox="0 0 37741 10196" svg:d="M0 0c7728 2090 29991 8102 37741 10196">
          <text:p/>
        </draw:path>
        <draw:path draw:style-name="gr2" draw:text-style-name="P2" draw:layer="layout" svg:width="42.344cm" svg:height="10.195cm" svg:x="44.95cm" svg:y="24.13cm" svg:viewBox="0 0 42345 10196" svg:d="M0 0c8674 2089 33650 8102 42345 10196">
          <text:p/>
        </draw:path>
        <draw:path draw:style-name="gr2" draw:text-style-name="P2" draw:layer="layout" svg:width="46.951cm" svg:height="10.203cm" svg:x="45.279cm" svg:y="24.13cm" svg:viewBox="0 0 46952 10204" svg:d="M0 0c9616 2093 37330 8112 46952 10204">
          <text:p/>
        </draw:path>
        <draw:path draw:style-name="gr2" draw:text-style-name="P2" draw:layer="layout" svg:width="51.559cm" svg:height="10.203cm" svg:x="45.603cm" svg:y="24.13cm" svg:viewBox="0 0 51560 10204" svg:d="M0 0c10562 2092 40993 8113 51560 10204">
          <text:p/>
        </draw:path>
        <draw:polygon draw:style-name="gr1" draw:text-style-name="P1" draw:layer="layout" svg:width="4.834cm" svg:height="3.222cm" svg:x="23.106cm" svg:y="6.914cm" svg:viewBox="0 0 4835 3223" draw:points="0,3223 4835,3223 4835,0 0,0">
          <text:p/>
        </draw:polygon>
        <draw:frame draw:style-name="gr6" draw:text-style-name="P4" draw:layer="layout" svg:width="2.669cm" svg:height="0.814cm" svg:x="24.251cm" svg:y="7.245cm">
          <draw:text-box>
            <text:p text:style-name="P3"><text:span text:style-name="T1">gggggg</text:span></text:p>
          </draw:text-box>
        </draw:frame>
        <draw:frame draw:style-name="gr7" draw:text-style-name="P5" draw:layer="layout" svg:width="3.431cm" svg:height="0.818cm" svg:x="24.463cm" svg:y="8.091cm">
          <draw:text-box>
            <text:p text:style-name="P3"><text:span text:style-name="T2">mmmmm</text:span></text:p>
          </draw:text-box>
        </draw:frame>
        <draw:frame draw:style-name="gr8" draw:text-style-name="P4" draw:layer="layout" svg:width="4.138cm" svg:height="0.814cm" svg:x="23.4cm" svg:y="8.94cm">
          <draw:text-box>
            <text:p text:style-name="P3"><text:span text:style-name="T1">pp:sss+hhh</text:span></text:p>
          </draw:text-box>
        </draw:frame>
        <draw:frame draw:style-name="gr9" draw:text-style-name="P4" draw:layer="layout" svg:width="2.872cm" svg:height="0.814cm" svg:x="10.668cm" svg:y="6.399cm">
          <draw:text-box>
            <text:p text:style-name="P3"><text:span text:style-name="T1">LEGEND</text:span></text:p>
          </draw:text-box>
        </draw:frame>
        <draw:frame draw:style-name="gr10" draw:text-style-name="P4" draw:layer="layout" svg:width="9.044cm" svg:height="0.814cm" svg:x="6.416cm" svg:y="7.245cm">
          <draw:text-box>
            <text:p text:style-name="P3"><text:span text:style-name="T1">Last digits of Switch GUID</text:span></text:p>
          </draw:text-box>
        </draw:frame>
        <draw:frame draw:style-name="gr11" draw:text-style-name="P5" draw:layer="layout" svg:width="4.654cm" svg:height="0.818cm" svg:x="9.393cm" svg:y="8.091cm">
          <draw:text-box>
            <text:p text:style-name="P3"><text:span text:style-name="T2">Switch Model</text:span></text:p>
          </draw:text-box>
        </draw:frame>
        <draw:frame draw:style-name="gr12" draw:text-style-name="P4" draw:layer="layout" svg:width="11.009cm" svg:height="0.814cm" svg:x="5.141cm" svg:y="8.94cm">
          <draw:text-box>
            <text:p text:style-name="P3"><text:span text:style-name="T1">Total ports: Links to switches +</text:span></text:p>
          </draw:text-box>
        </draw:frame>
        <draw:polygon draw:style-name="gr1" draw:text-style-name="P1" draw:layer="layout" svg:width="4.622cm" svg:height="5.203cm" svg:x="126.025cm" svg:y="45.583cm" svg:viewBox="0 0 4623 5204" draw:points="0,5204 4623,5204 4623,0 0,0">
          <text:p/>
        </draw:polygon>
        <draw:frame draw:style-name="gr13" draw:text-style-name="P4" draw:layer="layout" svg:width="4.798cm" svg:height="0.814cm" svg:x="9.18cm" svg:y="9.786cm">
          <draw:text-box>
            <text:p text:style-name="P3"><text:span text:style-name="T1">Links to HCAs</text:span></text:p>
          </draw:text-box>
        </draw:frame>
        <draw:frame draw:style-name="gr14" draw:text-style-name="P6" draw:layer="layout" svg:width="2.97cm" svg:height="0.987cm" svg:x="126.82cm" svg:y="47.717cm">
          <draw:text-box>
            <text:p text:style-name="P3"><text:span text:style-name="T3">6be3f0</text:span></text:p>
          </draw:text-box>
        </draw:frame>
        <draw:frame draw:style-name="gr15" draw:text-style-name="P6" draw:layer="layout" svg:width="3.194cm" svg:height="0.987cm" svg:x="126.82cm" svg:y="48.734cm">
          <draw:text-box>
            <text:p text:style-name="P3"><text:span text:style-name="T3">SX60x</text:span><text:span text:style-name="T3">x</text:span></text:p>
          </draw:text-box>
        </draw:frame>
        <draw:polygon draw:style-name="gr1" draw:text-style-name="P1" draw:layer="layout" svg:width="4.621cm" svg:height="5.203cm" svg:x="131.282cm" svg:y="45.583cm" svg:viewBox="0 0 4622 5204" draw:points="0,5204 4622,5204 4622,0 0,0">
          <text:p/>
        </draw:polygon>
        <draw:frame draw:style-name="gr16" draw:text-style-name="P6" draw:layer="layout" svg:width="4.223cm" svg:height="0.987cm" svg:x="126.309cm" svg:y="49.75cm">
          <draw:text-box>
            <text:p text:style-name="P3"><text:span text:style-name="T3">36:16+16</text:span></text:p>
          </draw:text-box>
        </draw:frame>
        <draw:frame draw:style-name="gr14" draw:text-style-name="P6" draw:layer="layout" svg:width="2.97cm" svg:height="0.987cm" svg:x="132.077cm" svg:y="47.717cm">
          <draw:text-box>
            <text:p text:style-name="P3"><text:span text:style-name="T3">6bfa70</text:span></text:p>
          </draw:text-box>
        </draw:frame>
        <draw:frame draw:style-name="gr15" draw:text-style-name="P6" draw:layer="layout" svg:width="3.194cm" svg:height="0.987cm" svg:x="132.077cm" svg:y="48.734cm">
          <draw:text-box>
            <text:p text:style-name="P3"><text:span text:style-name="T3">SX60xx</text:span></text:p>
          </draw:text-box>
        </draw:frame>
        <draw:polygon draw:style-name="gr1" draw:text-style-name="P1" draw:layer="layout" svg:width="4.621cm" svg:height="5.203cm" svg:x="136.538cm" svg:y="45.583cm" svg:viewBox="0 0 4622 5204" draw:points="0,5204 4622,5204 4622,0 0,0">
          <text:p/>
        </draw:polygon>
        <draw:frame draw:style-name="gr16" draw:text-style-name="P6" draw:layer="layout" svg:width="4.223cm" svg:height="0.987cm" svg:x="131.567cm" svg:y="49.75cm">
          <draw:text-box>
            <text:p text:style-name="P3"><text:span text:style-name="T3">36:16+</text:span><text:span text:style-name="T3">16</text:span></text:p>
          </draw:text-box>
        </draw:frame>
        <draw:frame draw:style-name="gr17" draw:text-style-name="P6" draw:layer="layout" svg:width="2.987cm" svg:height="0.987cm" svg:x="137.334cm" svg:y="47.717cm">
          <draw:text-box>
            <text:p text:style-name="P3"><text:span text:style-name="T3">6bfb70</text:span></text:p>
          </draw:text-box>
        </draw:frame>
        <draw:frame draw:style-name="gr15" draw:text-style-name="P6" draw:layer="layout" svg:width="3.194cm" svg:height="0.987cm" svg:x="137.334cm" svg:y="48.734cm">
          <draw:text-box>
            <text:p text:style-name="P3"><text:span text:style-name="T3">SX60xx</text:span></text:p>
          </draw:text-box>
        </draw:frame>
        <draw:polygon draw:style-name="gr1" draw:text-style-name="P1" draw:layer="layout" svg:width="4.622cm" svg:height="5.203cm" svg:x="141.794cm" svg:y="45.583cm" svg:viewBox="0 0 4623 5204" draw:points="0,5204 4623,5204 4623,0 0,0">
          <text:p/>
        </draw:polygon>
        <draw:frame draw:style-name="gr16" draw:text-style-name="P6" draw:layer="layout" svg:width="4.223cm" svg:height="0.987cm" svg:x="136.824cm" svg:y="49.75cm">
          <draw:text-box>
            <text:p text:style-name="P3"><text:span text:style-name="T3">36:16+16</text:span></text:p>
          </draw:text-box>
        </draw:frame>
        <draw:frame draw:style-name="gr18" draw:text-style-name="P6" draw:layer="layout" svg:width="2.728cm" svg:height="0.987cm" svg:x="142.591cm" svg:y="47.717cm">
          <draw:text-box>
            <text:p text:style-name="P3"><text:span text:style-name="T3">6bfaf0</text:span></text:p>
          </draw:text-box>
        </draw:frame>
        <draw:frame draw:style-name="gr15" draw:text-style-name="P6" draw:layer="layout" svg:width="3.194cm" svg:height="0.987cm" svg:x="142.591cm" svg:y="48.734cm">
          <draw:text-box>
            <text:p text:style-name="P3"><text:span text:style-name="T3">SX60xx</text:span></text:p>
          </draw:text-box>
        </draw:frame>
        <draw:polygon draw:style-name="gr1" draw:text-style-name="P1" draw:layer="layout" svg:width="4.621cm" svg:height="5.203cm" svg:x="147.051cm" svg:y="45.583cm" svg:viewBox="0 0 4622 5204" draw:points="0,5204 4622,5204 4622,0 0,0">
          <text:p/>
        </draw:polygon>
        <draw:frame draw:style-name="gr16" draw:text-style-name="P6" draw:layer="layout" svg:width="4.223cm" svg:height="0.987cm" svg:x="142.08cm" svg:y="49.75cm">
          <draw:text-box>
            <text:p text:style-name="P3"><text:span text:style-name="T3">36:16+15</text:span></text:p>
          </draw:text-box>
        </draw:frame>
        <draw:frame draw:style-name="gr14" draw:text-style-name="P6" draw:layer="layout" svg:width="2.97cm" svg:height="0.987cm" svg:x="147.848cm" svg:y="47.717cm">
          <draw:text-box>
            <text:p text:style-name="P3"><text:span text:style-name="T3">6b</text:span><text:span text:style-name="T3">fe</text:span><text:span text:style-name="T3">70</text:span></text:p>
          </draw:text-box>
        </draw:frame>
        <draw:frame draw:style-name="gr15" draw:text-style-name="P6" draw:layer="layout" svg:width="3.194cm" svg:height="0.987cm" svg:x="147.848cm" svg:y="48.734cm">
          <draw:text-box>
            <text:p text:style-name="P3"><text:span text:style-name="T3">SX60xx</text:span></text:p>
          </draw:text-box>
        </draw:frame>
        <draw:polygon draw:style-name="gr1" draw:text-style-name="P1" draw:layer="layout" svg:width="4.621cm" svg:height="5.203cm" svg:x="152.307cm" svg:y="45.583cm" svg:viewBox="0 0 4622 5204" draw:points="0,5204 4622,5204 4622,0 0,0">
          <text:p/>
        </draw:polygon>
        <draw:frame draw:style-name="gr16" draw:text-style-name="P6" draw:layer="layout" svg:width="4.223cm" svg:height="0.987cm" svg:x="147.338cm" svg:y="49.75cm">
          <draw:text-box>
            <text:p text:style-name="P3"><text:span text:style-name="T3">36:16+</text:span><text:span text:style-name="T3">16</text:span></text:p>
          </draw:text-box>
        </draw:frame>
        <draw:frame draw:style-name="gr17" draw:text-style-name="P6" draw:layer="layout" svg:width="2.987cm" svg:height="0.987cm" svg:x="153.104cm" svg:y="47.717cm">
          <draw:text-box>
            <text:p text:style-name="P3"><text:span text:style-name="T3">6bf970</text:span></text:p>
          </draw:text-box>
        </draw:frame>
        <draw:frame draw:style-name="gr15" draw:text-style-name="P6" draw:layer="layout" svg:width="3.194cm" svg:height="0.987cm" svg:x="153.104cm" svg:y="48.734cm">
          <draw:text-box>
            <text:p text:style-name="P3"><text:span text:style-name="T3">SX60xx</text:span></text:p>
          </draw:text-box>
        </draw:frame>
        <draw:polygon draw:style-name="gr1" draw:text-style-name="P1" draw:layer="layout" svg:width="4.622cm" svg:height="5.203cm" svg:x="157.563cm" svg:y="45.583cm" svg:viewBox="0 0 4623 5204" draw:points="0,5204 4623,5204 4623,0 0,0">
          <text:p/>
        </draw:polygon>
        <draw:frame draw:style-name="gr16" draw:text-style-name="P6" draw:layer="layout" svg:width="4.223cm" svg:height="0.987cm" svg:x="152.595cm" svg:y="49.75cm">
          <draw:text-box>
            <text:p text:style-name="P3"><text:span text:style-name="T3">36:16+16</text:span></text:p>
          </draw:text-box>
        </draw:frame>
        <draw:frame draw:style-name="gr19" draw:text-style-name="P6" draw:layer="layout" svg:width="3.211cm" svg:height="0.987cm" svg:x="158.362cm" svg:y="47.717cm">
          <draw:text-box>
            <text:p text:style-name="P3"><text:span text:style-name="T3">6be67</text:span><text:span text:style-name="T3">0</text:span></text:p>
          </draw:text-box>
        </draw:frame>
        <draw:frame draw:style-name="gr15" draw:text-style-name="P6" draw:layer="layout" svg:width="3.194cm" svg:height="0.987cm" svg:x="158.362cm" svg:y="48.734cm">
          <draw:text-box>
            <text:p text:style-name="P3"><text:span text:style-name="T3">SX60xx</text:span></text:p>
          </draw:text-box>
        </draw:frame>
        <draw:polygon draw:style-name="gr1" draw:text-style-name="P1" draw:layer="layout" svg:width="4.621cm" svg:height="5.203cm" svg:x="162.82cm" svg:y="45.583cm" svg:viewBox="0 0 4622 5204" draw:points="0,5204 4622,5204 4622,0 0,0">
          <text:p/>
        </draw:polygon>
        <draw:frame draw:style-name="gr16" draw:text-style-name="P6" draw:layer="layout" svg:width="4.223cm" svg:height="0.987cm" svg:x="157.851cm" svg:y="49.75cm">
          <draw:text-box>
            <text:p text:style-name="P3"><text:span text:style-name="T3">3</text:span><text:span text:style-name="T3">6</text:span><text:span text:style-name="T3">:</text:span><text:span text:style-name="T3">1</text:span><text:span text:style-name="T3">6</text:span><text:span text:style-name="T3">+</text:span><text:span text:style-name="T3">1</text:span><text:span text:style-name="T3">6</text:span></text:p>
          </draw:text-box>
        </draw:frame>
        <draw:frame draw:style-name="gr19" draw:text-style-name="P6" draw:layer="layout" svg:width="3.211cm" svg:height="0.987cm" svg:x="163.619cm" svg:y="47.717cm">
          <draw:text-box>
            <text:p text:style-name="P3"><text:span text:style-name="T3">7b6a30</text:span></text:p>
          </draw:text-box>
        </draw:frame>
        <draw:frame draw:style-name="gr15" draw:text-style-name="P6" draw:layer="layout" svg:width="3.194cm" svg:height="0.987cm" svg:x="163.619cm" svg:y="48.734cm">
          <draw:text-box>
            <text:p text:style-name="P3"><text:span text:style-name="T3">SX60xx</text:span></text:p>
          </draw:text-box>
        </draw:frame>
        <draw:polygon draw:style-name="gr1" draw:text-style-name="P1" draw:layer="layout" svg:width="4.622cm" svg:height="5.203cm" svg:x="168.076cm" svg:y="45.583cm" svg:viewBox="0 0 4623 5204" draw:points="0,5204 4623,5204 4623,0 0,0">
          <text:p/>
        </draw:polygon>
        <draw:frame draw:style-name="gr16" draw:text-style-name="P6" draw:layer="layout" svg:width="4.223cm" svg:height="0.987cm" svg:x="163.109cm" svg:y="49.75cm">
          <draw:text-box>
            <text:p text:style-name="P3"><text:span text:style-name="T3">36:16+</text:span><text:span text:style-name="T3">16</text:span></text:p>
          </draw:text-box>
        </draw:frame>
        <draw:frame draw:style-name="gr14" draw:text-style-name="P6" draw:layer="layout" svg:width="2.97cm" svg:height="0.987cm" svg:x="168.875cm" svg:y="47.717cm">
          <draw:text-box>
            <text:p text:style-name="P3"><text:span text:style-name="T3">6be7f0</text:span></text:p>
          </draw:text-box>
        </draw:frame>
        <draw:frame draw:style-name="gr15" draw:text-style-name="P6" draw:layer="layout" svg:width="3.194cm" svg:height="0.987cm" svg:x="168.875cm" svg:y="48.734cm">
          <draw:text-box>
            <text:p text:style-name="P3"><text:span text:style-name="T3">SX60xx</text:span></text:p>
          </draw:text-box>
        </draw:frame>
        <draw:polygon draw:style-name="gr1" draw:text-style-name="P1" draw:layer="layout" svg:width="4.621cm" svg:height="5.203cm" svg:x="120.769cm" svg:y="45.583cm" svg:viewBox="0 0 4622 5204" draw:points="0,5204 4622,5204 4622,0 0,0">
          <text:p/>
        </draw:polygon>
        <draw:frame draw:style-name="gr16" draw:text-style-name="P6" draw:layer="layout" svg:width="4.223cm" svg:height="0.987cm" svg:x="168.366cm" svg:y="49.75cm">
          <draw:text-box>
            <text:p text:style-name="P3"><text:span text:style-name="T3">36:16+16</text:span></text:p>
          </draw:text-box>
        </draw:frame>
        <draw:frame draw:style-name="gr14" draw:text-style-name="P6" draw:layer="layout" svg:width="2.97cm" svg:height="0.987cm" svg:x="121.563cm" svg:y="47.717cm">
          <draw:text-box>
            <text:p text:style-name="P3"><text:span text:style-name="T3">6be6f0</text:span></text:p>
          </draw:text-box>
        </draw:frame>
        <draw:frame draw:style-name="gr15" draw:text-style-name="P6" draw:layer="layout" svg:width="3.194cm" svg:height="0.987cm" svg:x="121.563cm" svg:y="48.734cm">
          <draw:text-box>
            <text:p text:style-name="P3"><text:span text:style-name="T3">SX60xx</text:span></text:p>
          </draw:text-box>
        </draw:frame>
        <draw:polygon draw:style-name="gr1" draw:text-style-name="P1" draw:layer="layout" svg:width="6.73cm" svg:height="7.365cm" svg:x="8.85cm" svg:y="44.44cm" svg:viewBox="0 0 6731 7366" draw:points="0,7366 6731,7366 6731,0 0,0">
          <text:p/>
        </draw:polygon>
        <draw:frame draw:style-name="gr16" draw:text-style-name="P6" draw:layer="layout" svg:width="4.223cm" svg:height="0.987cm" svg:x="121.053cm" svg:y="49.75cm">
          <draw:text-box>
            <text:p text:style-name="P3"><text:span text:style-name="T3">32:16+16</text:span></text:p>
          </draw:text-box>
        </draw:frame>
        <draw:frame draw:style-name="gr19" draw:text-style-name="P6" draw:layer="layout" svg:width="3.211cm" svg:height="0.987cm" svg:x="10.741cm" svg:y="46.417cm">
          <draw:text-box>
            <text:p text:style-name="P3"><text:span text:style-name="T3">4da940</text:span></text:p>
          </draw:text-box>
        </draw:frame>
        <draw:frame draw:style-name="gr20" draw:text-style-name="P6" draw:layer="layout" svg:width="3.232cm" svg:height="0.987cm" svg:x="10.741cm" svg:y="47.434cm">
          <draw:text-box>
            <text:p text:style-name="P3"><text:span text:style-name="T3">SB77x0</text:span></text:p>
          </draw:text-box>
        </draw:frame>
        <draw:polygon draw:style-name="gr1" draw:text-style-name="P1" draw:layer="layout" svg:width="4.621cm" svg:height="4.868cm" svg:x="33.196cm" svg:y="32.502cm" svg:viewBox="0 0 4622 4869" draw:points="0,4869 4622,4869 4622,0 0,0">
          <text:p/>
        </draw:polygon>
        <draw:frame draw:style-name="gr16" draw:text-style-name="P6" draw:layer="layout" svg:width="4.223cm" svg:height="0.987cm" svg:x="10.232cm" svg:y="48.45cm">
          <draw:text-box>
            <text:p text:style-name="P3"><text:span text:style-name="T3">36:16+11</text:span></text:p>
          </draw:text-box>
        </draw:frame>
        <draw:frame draw:style-name="gr17" draw:text-style-name="P6" draw:layer="layout" svg:width="2.987cm" svg:height="0.987cm" svg:x="33.981cm" svg:y="34.296cm">
          <draw:text-box>
            <text:p text:style-name="P3"><text:span text:style-name="T3">7fb300</text:span></text:p>
          </draw:text-box>
        </draw:frame>
        <draw:frame draw:style-name="gr20" draw:text-style-name="P6" draw:layer="layout" svg:width="3.232cm" svg:height="0.987cm" svg:x="33.981cm" svg:y="35.312cm">
          <draw:text-box>
            <text:p text:style-name="P3"><text:span text:style-name="T3">SB77x0</text:span></text:p>
          </draw:text-box>
        </draw:frame>
        <draw:polygon draw:style-name="gr1" draw:text-style-name="P1" draw:layer="layout" svg:width="4.622cm" svg:height="4.868cm" svg:x="38.452cm" svg:y="32.502cm" svg:viewBox="0 0 4623 4869" draw:points="0,4869 4623,4869 4623,0 0,0">
          <text:p/>
        </draw:polygon>
        <draw:frame draw:style-name="gr21" draw:text-style-name="P7" draw:layer="layout" svg:width="3.956cm" svg:height="0.987cm" svg:x="33.726cm" svg:y="36.329cm">
          <draw:text-box>
            <text:p text:style-name="P3"><text:span text:style-name="T3">36:12+9 </text:span></text:p>
          </draw:text-box>
        </draw:frame>
        <draw:frame draw:style-name="gr14" draw:text-style-name="P6" draw:layer="layout" svg:width="2.97cm" svg:height="0.987cm" svg:x="39.238cm" svg:y="34.296cm">
          <draw:text-box>
            <text:p text:style-name="P3"><text:span text:style-name="T3">7fb3e0</text:span></text:p>
          </draw:text-box>
        </draw:frame>
        <draw:frame draw:style-name="gr20" draw:text-style-name="P6" draw:layer="layout" svg:width="3.232cm" svg:height="0.987cm" svg:x="39.238cm" svg:y="35.312cm">
          <draw:text-box>
            <text:p text:style-name="P3"><text:span text:style-name="T3">SB77x0</text:span></text:p>
          </draw:text-box>
        </draw:frame>
        <draw:polygon draw:style-name="gr1" draw:text-style-name="P1" draw:layer="layout" svg:width="4.621cm" svg:height="4.868cm" svg:x="44.23cm" svg:y="32.502cm" svg:viewBox="0 0 4622 4869" draw:points="0,4869 4622,4869 4622,0 0,0">
          <text:p/>
        </draw:polygon>
        <draw:frame draw:style-name="gr21" draw:text-style-name="P7" draw:layer="layout" svg:width="3.956cm" svg:height="0.987cm" svg:x="38.982cm" svg:y="36.329cm">
          <draw:text-box>
            <text:p text:style-name="P3"><text:span text:style-name="T3">36:12+7 </text:span></text:p>
          </draw:text-box>
        </draw:frame>
        <draw:frame draw:style-name="gr19" draw:text-style-name="P6" draw:layer="layout" svg:width="3.211cm" svg:height="0.987cm" svg:x="45.015cm" svg:y="34.296cm">
          <draw:text-box>
            <text:p text:style-name="P3"><text:span text:style-name="T3">b6d4a0</text:span></text:p>
          </draw:text-box>
        </draw:frame>
        <draw:frame draw:style-name="gr20" draw:text-style-name="P6" draw:layer="layout" svg:width="3.232cm" svg:height="0.987cm" svg:x="45.015cm" svg:y="35.312cm">
          <draw:text-box>
            <text:p text:style-name="P3"><text:span text:style-name="T3">SB77x0</text:span></text:p>
          </draw:text-box>
        </draw:frame>
        <draw:polygon draw:style-name="gr1" draw:text-style-name="P1" draw:layer="layout" svg:width="4.621cm" svg:height="4.868cm" svg:x="27.94cm" svg:y="32.502cm" svg:viewBox="0 0 4622 4869" draw:points="0,4869 4622,4869 4622,0 0,0">
          <text:p/>
        </draw:polygon>
        <draw:frame draw:style-name="gr16" draw:text-style-name="P7" draw:layer="layout" svg:width="4.223cm" svg:height="0.987cm" svg:x="44.506cm" svg:y="36.329cm">
          <draw:text-box>
            <text:p text:style-name="P3"><text:span text:style-name="T3">36:18+16</text:span></text:p>
          </draw:text-box>
        </draw:frame>
        <draw:frame draw:style-name="gr22" draw:text-style-name="P6" draw:layer="layout" svg:width="3.228cm" svg:height="0.987cm" svg:x="28.723cm" svg:y="34.296cm">
          <draw:text-box>
            <text:p text:style-name="P3"><text:span text:style-name="T3">b673d0</text:span></text:p>
          </draw:text-box>
        </draw:frame>
        <draw:frame draw:style-name="gr20" draw:text-style-name="P6" draw:layer="layout" svg:width="3.232cm" svg:height="0.987cm" svg:x="28.723cm" svg:y="35.312cm">
          <draw:text-box>
            <text:p text:style-name="P3"><text:span text:style-name="T3">SB77x0</text:span></text:p>
          </draw:text-box>
        </draw:frame>
        <draw:polygon draw:style-name="gr1" draw:text-style-name="P1" draw:layer="layout" svg:width="5.548cm" svg:height="12.852cm" svg:x="94.087cm" svg:y="45.837cm" svg:viewBox="0 0 5549 12853" draw:points="0,12853 5549,12853 5549,0 0,0">
          <text:p/>
        </draw:polygon>
        <draw:frame draw:style-name="gr16" draw:text-style-name="P6" draw:layer="layout" svg:width="4.223cm" svg:height="0.987cm" svg:x="28.213cm" svg:y="36.329cm">
          <draw:text-box>
            <text:p text:style-name="P3"><text:span text:style-name="T3">36:18+15</text:span></text:p>
          </draw:text-box>
        </draw:frame>
        <draw:frame draw:style-name="gr22" draw:text-style-name="P6" draw:layer="layout" svg:width="3.228cm" svg:height="0.987cm" svg:x="95.278cm" svg:y="47.717cm">
          <draw:text-box>
            <text:p text:style-name="P3"><text:span text:style-name="T3">680080</text:span></text:p>
          </draw:text-box>
        </draw:frame>
        <draw:frame draw:style-name="gr15" draw:text-style-name="P6" draw:layer="layout" svg:width="3.194cm" svg:height="0.987cm" svg:x="95.278cm" svg:y="48.734cm">
          <draw:text-box>
            <text:p text:style-name="P3"><text:span text:style-name="T3">SX60xx</text:span></text:p>
          </draw:text-box>
        </draw:frame>
        <draw:polygon draw:style-name="gr1" draw:text-style-name="P1" draw:layer="layout" svg:width="4.622cm" svg:height="13.106cm" svg:x="99.743cm" svg:y="45.583cm" svg:viewBox="0 0 4623 13107" draw:points="0,13107 4623,13107 4623,0 0,0">
          <text:p/>
        </draw:polygon>
        <draw:frame draw:style-name="gr21" draw:text-style-name="P6" draw:layer="layout" svg:width="3.956cm" svg:height="0.987cm" svg:x="95.023cm" svg:y="49.75cm">
          <draw:text-box>
            <text:p text:style-name="P3"><text:span text:style-name="T3">32:8+2</text:span><text:span text:style-name="T3">2 </text:span></text:p>
          </draw:text-box>
        </draw:frame>
        <draw:frame draw:style-name="gr17" draw:text-style-name="P6" draw:layer="layout" svg:width="2.987cm" svg:height="0.987cm" svg:x="100.535cm" svg:y="47.717cm">
          <draw:text-box>
            <text:p text:style-name="P3"><text:span text:style-name="T3">67f800</text:span></text:p>
          </draw:text-box>
        </draw:frame>
        <draw:frame draw:style-name="gr15" draw:text-style-name="P6" draw:layer="layout" svg:width="3.194cm" svg:height="0.987cm" svg:x="100.535cm" svg:y="48.734cm">
          <draw:text-box>
            <text:p text:style-name="P3"><text:span text:style-name="T3">SX60x</text:span><text:span text:style-name="T3">x</text:span></text:p>
          </draw:text-box>
        </draw:frame>
        <draw:polygon draw:style-name="gr1" draw:text-style-name="P1" draw:layer="layout" svg:width="4.621cm" svg:height="5.203cm" svg:x="105cm" svg:y="45.583cm" svg:viewBox="0 0 4622 5204" draw:points="0,5204 4622,5204 4622,0 0,0">
          <text:p/>
        </draw:polygon>
        <draw:frame draw:style-name="gr21" draw:text-style-name="P6" draw:layer="layout" svg:width="3.956cm" svg:height="0.987cm" svg:x="100.28cm" svg:y="49.75cm">
          <draw:text-box>
            <text:p text:style-name="P3"><text:span text:style-name="T3">32:8+16 </text:span></text:p>
          </draw:text-box>
        </draw:frame>
        <draw:frame draw:style-name="gr22" draw:text-style-name="P6" draw:layer="layout" svg:width="3.228cm" svg:height="0.987cm" svg:x="105.792cm" svg:y="47.717cm">
          <draw:text-box>
            <text:p text:style-name="P3"><text:span text:style-name="T3">680180</text:span></text:p>
          </draw:text-box>
        </draw:frame>
        <draw:frame draw:style-name="gr15" draw:text-style-name="P6" draw:layer="layout" svg:width="3.194cm" svg:height="0.987cm" svg:x="105.792cm" svg:y="48.734cm">
          <draw:text-box>
            <text:p text:style-name="P3"><text:span text:style-name="T3">SX60xx</text:span></text:p>
          </draw:text-box>
        </draw:frame>
        <draw:polygon draw:style-name="gr1" draw:text-style-name="P1" draw:layer="layout" svg:width="4.621cm" svg:height="5.076cm" svg:x="110.256cm" svg:y="45.71cm" svg:viewBox="0 0 4622 5077" draw:points="0,5077 4622,5077 4622,0 0,0">
          <text:p/>
        </draw:polygon>
        <draw:frame draw:style-name="gr21" draw:text-style-name="P6" draw:layer="layout" svg:width="3.956cm" svg:height="0.987cm" svg:x="105.537cm" svg:y="49.75cm">
          <draw:text-box>
            <text:p text:style-name="P3"><text:span text:style-name="T3">32:8+16 </text:span></text:p>
          </draw:text-box>
        </draw:frame>
        <draw:frame draw:style-name="gr22" draw:text-style-name="P6" draw:layer="layout" svg:width="3.228cm" svg:height="0.987cm" svg:x="111.049cm" svg:y="47.717cm">
          <draw:text-box>
            <text:p text:style-name="P3"><text:span text:style-name="T3">680100</text:span></text:p>
          </draw:text-box>
        </draw:frame>
        <draw:frame draw:style-name="gr15" draw:text-style-name="P6" draw:layer="layout" svg:width="3.194cm" svg:height="0.987cm" svg:x="111.049cm" svg:y="48.734cm">
          <draw:text-box>
            <text:p text:style-name="P3"><text:span text:style-name="T3">SX60xx</text:span></text:p>
          </draw:text-box>
        </draw:frame>
        <draw:polygon draw:style-name="gr1" draw:text-style-name="P1" draw:layer="layout" svg:width="4.622cm" svg:height="5.203cm" svg:x="115.512cm" svg:y="45.583cm" svg:viewBox="0 0 4623 5204" draw:points="0,5204 4623,5204 4623,0 0,0">
          <text:p/>
        </draw:polygon>
        <draw:frame draw:style-name="gr21" draw:text-style-name="P6" draw:layer="layout" svg:width="3.956cm" svg:height="0.987cm" svg:x="110.794cm" svg:y="49.75cm">
          <draw:text-box>
            <text:p text:style-name="P3"><text:span text:style-name="T3">32:8+</text:span><text:span text:style-name="T3">24 </text:span></text:p>
          </draw:text-box>
        </draw:frame>
        <draw:frame draw:style-name="gr22" draw:text-style-name="P6" draw:layer="layout" svg:width="3.228cm" svg:height="0.987cm" svg:x="116.306cm" svg:y="47.717cm">
          <draw:text-box>
            <text:p text:style-name="P3"><text:span text:style-name="T3">2d8310</text:span></text:p>
          </draw:text-box>
        </draw:frame>
        <draw:frame draw:style-name="gr15" draw:text-style-name="P6" draw:layer="layout" svg:width="3.194cm" svg:height="0.987cm" svg:x="116.306cm" svg:y="48.734cm">
          <draw:text-box>
            <text:p text:style-name="P3"><text:span text:style-name="T3">SX60xx</text:span></text:p>
          </draw:text-box>
        </draw:frame>
        <draw:polygon draw:style-name="gr1" draw:text-style-name="P1" draw:layer="layout" svg:width="6.248cm" svg:height="12.725cm" svg:x="45.553cm" svg:y="45.964cm" svg:viewBox="0 0 6249 12726" draw:points="0,12726 6249,12726 6249,0 0,0">
          <text:p/>
        </draw:polygon>
        <draw:frame draw:style-name="gr21" draw:text-style-name="P6" draw:layer="layout" svg:width="3.956cm" svg:height="0.987cm" svg:x="116.05cm" svg:y="49.75cm">
          <draw:text-box>
            <text:p text:style-name="P3"><text:span text:style-name="T3">32:8+16 </text:span></text:p>
          </draw:text-box>
        </draw:frame>
        <draw:frame draw:style-name="gr22" draw:text-style-name="P6" draw:layer="layout" svg:width="3.228cm" svg:height="0.987cm" svg:x="47.065cm" svg:y="47.717cm">
          <draw:text-box>
            <text:p text:style-name="P3"><text:span text:style-name="T3">2d8610</text:span></text:p>
          </draw:text-box>
        </draw:frame>
        <draw:frame draw:style-name="gr15" draw:text-style-name="P6" draw:layer="layout" svg:width="3.194cm" svg:height="0.987cm" svg:x="47.065cm" svg:y="48.734cm">
          <draw:text-box>
            <text:p text:style-name="P3"><text:span text:style-name="T3">SX60xx</text:span></text:p>
          </draw:text-box>
        </draw:frame>
        <draw:polygon draw:style-name="gr1" draw:text-style-name="P1" draw:layer="layout" svg:width="4.621cm" svg:height="12.786cm" svg:x="52.436cm" svg:y="45.903cm" svg:viewBox="0 0 4622 12787" draw:points="0,12787 4622,12787 4622,0 0,0">
          <text:p/>
        </draw:polygon>
        <draw:frame draw:style-name="gr21" draw:text-style-name="P6" draw:layer="layout" svg:width="3.956cm" svg:height="0.987cm" svg:x="46.81cm" svg:y="49.75cm">
          <draw:text-box>
            <text:p text:style-name="P3"><text:span text:style-name="T3">32:8+16 </text:span></text:p>
          </draw:text-box>
        </draw:frame>
        <draw:frame draw:style-name="gr23" draw:text-style-name="P6" draw:layer="layout" svg:width="2.881cm" svg:height="0.987cm" svg:x="53.223cm" svg:y="47.717cm">
          <draw:text-box>
            <text:p text:style-name="P3"><text:span text:style-name="T3">ecaf80</text:span></text:p>
          </draw:text-box>
        </draw:frame>
        <draw:frame draw:style-name="gr20" draw:text-style-name="P6" draw:layer="layout" svg:width="3.232cm" svg:height="0.987cm" svg:x="53.223cm" svg:y="48.734cm">
          <draw:text-box>
            <text:p text:style-name="P3"><text:span text:style-name="T3">SB77x0</text:span></text:p>
          </draw:text-box>
        </draw:frame>
        <draw:polygon draw:style-name="gr1" draw:text-style-name="P1" draw:layer="layout" svg:width="4.621cm" svg:height="12.979cm" svg:x="57.692cm" svg:y="45.71cm" svg:viewBox="0 0 4622 12980" draw:points="0,12980 4622,12980 4622,0 0,0">
          <text:p/>
        </draw:polygon>
        <draw:frame draw:style-name="gr16" draw:text-style-name="P6" draw:layer="layout" svg:width="4.223cm" svg:height="0.987cm" svg:x="52.712cm" svg:y="49.75cm">
          <draw:text-box>
            <text:p text:style-name="P3"><text:span text:style-name="T3">36:16+18</text:span></text:p>
          </draw:text-box>
        </draw:frame>
        <draw:frame draw:style-name="gr19" draw:text-style-name="P6" draw:layer="layout" svg:width="3.211cm" svg:height="0.987cm" svg:x="58.479cm" svg:y="47.717cm">
          <draw:text-box>
            <text:p text:style-name="P3"><text:span text:style-name="T3">98a060</text:span></text:p>
          </draw:text-box>
        </draw:frame>
        <draw:frame draw:style-name="gr20" draw:text-style-name="P6" draw:layer="layout" svg:width="3.232cm" svg:height="0.987cm" svg:x="58.479cm" svg:y="48.734cm">
          <draw:text-box>
            <text:p text:style-name="P3"><text:span text:style-name="T3">SB77x0</text:span></text:p>
          </draw:text-box>
        </draw:frame>
        <draw:polygon draw:style-name="gr1" draw:text-style-name="P1" draw:layer="layout" svg:width="4.622cm" svg:height="12.786cm" svg:x="62.948cm" svg:y="45.903cm" svg:viewBox="0 0 4623 12787" draw:points="0,12787 4623,12787 4623,0 0,0">
          <text:p/>
        </draw:polygon>
        <draw:frame draw:style-name="gr16" draw:text-style-name="P6" draw:layer="layout" svg:width="4.223cm" svg:height="0.987cm" svg:x="57.969cm" svg:y="49.75cm">
          <draw:text-box>
            <text:p text:style-name="P3"><text:span text:style-name="T3">36:16+17</text:span></text:p>
          </draw:text-box>
        </draw:frame>
        <draw:frame draw:style-name="gr15" draw:text-style-name="P6" draw:layer="layout" svg:width="3.194cm" svg:height="0.987cm" svg:x="63.736cm" svg:y="47.717cm">
          <draw:text-box>
            <text:p text:style-name="P3"><text:span text:style-name="T3">a99e50</text:span></text:p>
          </draw:text-box>
        </draw:frame>
        <draw:frame draw:style-name="gr20" draw:text-style-name="P6" draw:layer="layout" svg:width="3.232cm" svg:height="0.987cm" svg:x="63.736cm" svg:y="48.734cm">
          <draw:text-box>
            <text:p text:style-name="P3"><text:span text:style-name="T3">SB77x0</text:span></text:p>
          </draw:text-box>
        </draw:frame>
        <draw:polygon draw:style-name="gr1" draw:text-style-name="P1" draw:layer="layout" svg:width="4.621cm" svg:height="13.106cm" svg:x="68.205cm" svg:y="45.583cm" svg:viewBox="0 0 4622 13107" draw:points="0,13107 4622,13107 4622,0 0,0">
          <text:p/>
        </draw:polygon>
        <draw:frame draw:style-name="gr16" draw:text-style-name="P6" draw:layer="layout" svg:width="4.223cm" svg:height="0.987cm" svg:x="63.226cm" svg:y="49.75cm">
          <draw:text-box>
            <text:p text:style-name="P3"><text:span text:style-name="T3">36:16+20</text:span></text:p>
          </draw:text-box>
        </draw:frame>
        <draw:frame draw:style-name="gr22" draw:text-style-name="P6" draw:layer="layout" svg:width="3.228cm" svg:height="0.987cm" svg:x="68.993cm" svg:y="47.717cm">
          <draw:text-box>
            <text:p text:style-name="P3"><text:span text:style-name="T3">b67310</text:span></text:p>
          </draw:text-box>
        </draw:frame>
        <draw:frame draw:style-name="gr20" draw:text-style-name="P6" draw:layer="layout" svg:width="3.232cm" svg:height="0.987cm" svg:x="68.993cm" svg:y="48.734cm">
          <draw:text-box>
            <text:p text:style-name="P3"><text:span text:style-name="T3">SB77x0</text:span></text:p>
          </draw:text-box>
        </draw:frame>
        <draw:polygon draw:style-name="gr1" draw:text-style-name="P1" draw:layer="layout" svg:width="4.622cm" svg:height="12.852cm" svg:x="73.461cm" svg:y="45.837cm" svg:viewBox="0 0 4623 12853" draw:points="0,12853 4623,12853 4623,0 0,0">
          <text:p/>
        </draw:polygon>
        <draw:frame draw:style-name="gr16" draw:text-style-name="P6" draw:layer="layout" svg:width="4.223cm" svg:height="0.987cm" svg:x="68.483cm" svg:y="49.75cm">
          <draw:text-box>
            <text:p text:style-name="P3"><text:span text:style-name="T3">36:16+20</text:span></text:p>
          </draw:text-box>
        </draw:frame>
        <draw:frame draw:style-name="gr19" draw:text-style-name="P6" draw:layer="layout" svg:width="3.211cm" svg:height="0.987cm" svg:x="74.25cm" svg:y="47.717cm">
          <draw:text-box>
            <text:p text:style-name="P3"><text:span text:style-name="T3">98a040</text:span></text:p>
          </draw:text-box>
        </draw:frame>
        <draw:frame draw:style-name="gr20" draw:text-style-name="P6" draw:layer="layout" svg:width="3.232cm" svg:height="0.987cm" svg:x="74.25cm" svg:y="48.734cm">
          <draw:text-box>
            <text:p text:style-name="P3"><text:span text:style-name="T3">SB77x0</text:span></text:p>
          </draw:text-box>
        </draw:frame>
        <draw:polygon draw:style-name="gr1" draw:text-style-name="P1" draw:layer="layout" svg:width="4.621cm" svg:height="5.206cm" svg:x="78.718cm" svg:y="45.964cm" svg:viewBox="0 0 4622 5207" draw:points="0,5207 4622,5207 4622,0 0,0">
          <text:p/>
        </draw:polygon>
        <draw:frame draw:style-name="gr16" draw:text-style-name="P6" draw:layer="layout" svg:width="4.223cm" svg:height="0.987cm" svg:x="73.74cm" svg:y="49.75cm">
          <draw:text-box>
            <text:p text:style-name="P3"><text:span text:style-name="T3">36:16+20</text:span></text:p>
          </draw:text-box>
        </draw:frame>
        <draw:frame draw:style-name="gr15" draw:text-style-name="P6" draw:layer="layout" svg:width="3.194cm" svg:height="0.987cm" svg:x="79.507cm" svg:y="47.717cm">
          <draw:text-box>
            <text:p text:style-name="P3"><text:span text:style-name="T3">98a0e0</text:span></text:p>
          </draw:text-box>
        </draw:frame>
        <draw:frame draw:style-name="gr20" draw:text-style-name="P6" draw:layer="layout" svg:width="3.232cm" svg:height="0.987cm" svg:x="79.507cm" svg:y="48.734cm">
          <draw:text-box>
            <text:p text:style-name="P3"><text:span text:style-name="T3">SB77x0</text:span></text:p>
          </draw:text-box>
        </draw:frame>
        <draw:polygon draw:style-name="gr1" draw:text-style-name="P1" draw:layer="layout" svg:width="4.621cm" svg:height="5.206cm" svg:x="83.974cm" svg:y="45.964cm" svg:viewBox="0 0 4622 5207" draw:points="0,5207 4622,5207 4622,0 0,0">
          <text:p/>
        </draw:polygon>
        <draw:frame draw:style-name="gr16" draw:text-style-name="P6" draw:layer="layout" svg:width="4.223cm" svg:height="0.987cm" svg:x="78.996cm" svg:y="49.75cm">
          <draw:text-box>
            <text:p text:style-name="P3"><text:span text:style-name="T3">36:16+20</text:span></text:p>
          </draw:text-box>
        </draw:frame>
        <draw:frame draw:style-name="gr15" draw:text-style-name="P6" draw:layer="layout" svg:width="3.194cm" svg:height="0.987cm" svg:x="84.765cm" svg:y="47.717cm">
          <draw:text-box>
            <text:p text:style-name="P3"><text:span text:style-name="T3">98a0a0</text:span></text:p>
          </draw:text-box>
        </draw:frame>
        <draw:frame draw:style-name="gr20" draw:text-style-name="P6" draw:layer="layout" svg:width="3.232cm" svg:height="0.987cm" svg:x="84.765cm" svg:y="48.734cm">
          <draw:text-box>
            <text:p text:style-name="P3"><text:span text:style-name="T3">SB77x0</text:span></text:p>
          </draw:text-box>
        </draw:frame>
        <draw:polygon draw:style-name="gr1" draw:text-style-name="P1" draw:layer="layout" svg:width="5.333cm" svg:height="12.725cm" svg:x="88.733cm" svg:y="45.964cm" svg:viewBox="0 0 5334 12726" draw:points="0,12726 5334,12726 5334,0 0,0">
          <text:p/>
        </draw:polygon>
        <draw:frame draw:style-name="gr16" draw:text-style-name="P6" draw:layer="layout" svg:width="4.223cm" svg:height="0.987cm" svg:x="84.254cm" svg:y="49.75cm">
          <draw:text-box>
            <text:p text:style-name="P3"><text:span text:style-name="T3">36:16+20</text:span></text:p>
          </draw:text-box>
        </draw:frame>
        <draw:frame draw:style-name="gr24" draw:text-style-name="P7" draw:layer="layout" svg:width="3.411cm" svg:height="1.343cm" svg:x="90.021cm" svg:y="47.561cm">
          <draw:text-box>
            <text:p text:style-name="P3"><text:span text:style-name="T3">a35250</text:span></text:p>
          </draw:text-box>
        </draw:frame>
        <draw:frame draw:style-name="gr20" draw:text-style-name="P6" draw:layer="layout" svg:width="3.232cm" svg:height="0.987cm" svg:x="90.021cm" svg:y="48.934cm">
          <draw:text-box>
            <text:p text:style-name="P3"><text:span text:style-name="T3">SB77x0</text:span></text:p>
          </draw:text-box>
        </draw:frame>
        <draw:frame draw:style-name="gr16" draw:text-style-name="P6" draw:layer="layout" svg:width="4.223cm" svg:height="0.987cm" svg:x="89.511cm" svg:y="50.05cm">
          <draw:text-box>
            <text:p text:style-name="P3"><text:span text:style-name="T3">36</text:span><text:span text:style-name="T3">:1</text:span><text:span text:style-name="T3">6</text:span><text:span text:style-name="T3">+</text:span><text:span text:style-name="T3">20</text:span></text:p>
          </draw:text-box>
        </draw:frame>
        <draw:frame draw:style-name="gr25" draw:text-style-name="P6" draw:layer="layout" svg:width="12.689cm" svg:height="0.987cm" svg:x="3.468cm" svg:y="17.873cm">
          <draw:text-box>
            <text:p text:style-name="P3"><text:span text:style-name="T4">'NYU_ibnetdiscover20190117'</text:span></text:p>
          </draw:text-box>
        </draw:frame>
        <draw:frame draw:style-name="gr26" draw:text-style-name="P6" draw:layer="layout" svg:width="3.88cm" svg:height="0.987cm" svg:x="8.314cm" svg:y="18.89cm">
          <draw:text-box>
            <text:p text:style-name="P3"><text:span text:style-name="T4">Analyzed</text:span></text:p>
          </draw:text-box>
        </draw:frame>
        <draw:polygon draw:style-name="gr27" draw:text-style-name="P1" draw:layer="layout" svg:width="4.621cm" svg:height="5.122cm" svg:x="76.2cm" svg:y="1.968cm" svg:viewBox="0 0 4622 5123" draw:points="0,5123 4622,5123 4622,0 0,0">
          <text:p/>
        </draw:polygon>
        <draw:frame draw:style-name="gr28" draw:text-style-name="P6" draw:layer="layout" svg:width="10.484cm" svg:height="0.987cm" svg:x="4.233cm" svg:y="19.906cm">
          <draw:text-box>
            <text:p text:style-name="P3"><text:span text:style-name="T4">Fri Jan 25 15:20:21 2019</text:span></text:p>
          </draw:text-box>
        </draw:frame>
        <draw:frame draw:style-name="gr29" draw:text-style-name="P6" draw:layer="layout" svg:width="2.915cm" svg:height="0.987cm" svg:x="76.988cm" svg:y="3.805cm">
          <draw:text-box>
            <text:p text:style-name="P3"><text:span text:style-name="T5">f546c0</text:span></text:p>
          </draw:text-box>
        </draw:frame>
        <draw:frame draw:style-name="gr20" draw:text-style-name="P6" draw:layer="layout" svg:width="3.232cm" svg:height="0.987cm" svg:x="76.988cm" svg:y="4.821cm">
          <draw:text-box>
            <text:p text:style-name="P3"><text:span text:style-name="T5">SB77x0</text:span></text:p>
          </draw:text-box>
        </draw:frame>
        <draw:polygon draw:style-name="gr27" draw:text-style-name="P1" draw:layer="layout" svg:width="4.621cm" svg:height="5.122cm" svg:x="86.924cm" svg:y="1.968cm" svg:viewBox="0 0 4622 5123" draw:points="0,5123 4622,5123 4622,0 0,0">
          <text:p/>
        </draw:polygon>
        <draw:frame draw:style-name="gr21" draw:text-style-name="P6" draw:layer="layout" svg:width="3.956cm" svg:height="0.987cm" svg:x="76.733cm" svg:y="5.836cm">
          <draw:text-box>
            <text:p text:style-name="P3"><text:span text:style-name="T5">36:30+0 </text:span></text:p>
          </draw:text-box>
        </draw:frame>
        <draw:frame draw:style-name="gr22" draw:text-style-name="P6" draw:layer="layout" svg:width="3.228cm" svg:height="0.987cm" svg:x="87.715cm" svg:y="3.805cm">
          <draw:text-box>
            <text:p text:style-name="P3"><text:span text:style-name="T5">667340</text:span></text:p>
          </draw:text-box>
        </draw:frame>
        <draw:frame draw:style-name="gr20" draw:text-style-name="P6" draw:layer="layout" svg:width="3.232cm" svg:height="0.987cm" svg:x="87.715cm" svg:y="4.821cm">
          <draw:text-box>
            <text:p text:style-name="P3"><text:span text:style-name="T5">SB77x0</text:span></text:p>
          </draw:text-box>
        </draw:frame>
        <draw:polygon draw:style-name="gr30" draw:text-style-name="P1" draw:layer="layout" svg:width="4.621cm" svg:height="5.344cm" svg:x="126.788cm" svg:y="31.486cm" svg:viewBox="0 0 4622 5345" draw:points="0,5345 4622,5345 4622,0 0,0">
          <text:p/>
        </draw:polygon>
        <draw:frame draw:style-name="gr21" draw:text-style-name="P6" draw:layer="layout" svg:width="3.956cm" svg:height="0.987cm" svg:x="87.46cm" svg:y="5.836cm">
          <draw:text-box>
            <text:p text:style-name="P3"><text:span text:style-name="T5">36:30+0 </text:span></text:p>
          </draw:text-box>
        </draw:frame>
        <draw:frame draw:style-name="gr22" draw:text-style-name="P6" draw:layer="layout" svg:width="3.228cm" svg:height="0.987cm" svg:x="127.583cm" svg:y="33.755cm">
          <draw:text-box>
            <text:p text:style-name="P3"><text:span text:style-name="T4">48d260</text:span></text:p>
          </draw:text-box>
        </draw:frame>
        <draw:frame draw:style-name="gr31" draw:text-style-name="P6" draw:layer="layout" svg:width="2.864cm" svg:height="0.987cm" svg:x="127.583cm" svg:y="34.772cm">
          <draw:text-box>
            <text:p text:style-name="P3"><text:span text:style-name="T4">IS50xx</text:span></text:p>
          </draw:text-box>
        </draw:frame>
        <draw:polygon draw:style-name="gr30" draw:text-style-name="P1" draw:layer="layout" svg:width="4.622cm" svg:height="5.344cm" svg:x="147.813cm" svg:y="31.486cm" svg:viewBox="0 0 4623 5345" draw:points="0,5345 4623,5345 4623,0 0,0">
          <text:p/>
        </draw:polygon>
        <draw:frame draw:style-name="gr21" draw:text-style-name="P6" draw:layer="layout" svg:width="3.956cm" svg:height="0.987cm" svg:x="127.328cm" svg:y="35.787cm">
          <draw:text-box>
            <text:p text:style-name="P3"><text:span text:style-name="T4">36:26+0 </text:span></text:p>
          </draw:text-box>
        </draw:frame>
        <draw:frame draw:style-name="gr22" draw:text-style-name="P6" draw:layer="layout" svg:width="3.228cm" svg:height="0.987cm" svg:x="148.611cm" svg:y="33.755cm">
          <draw:text-box>
            <text:p text:style-name="P3"><text:span text:style-name="T4">48d9b</text:span><text:span text:style-name="T4">8</text:span></text:p>
          </draw:text-box>
        </draw:frame>
        <draw:frame draw:style-name="gr31" draw:text-style-name="P6" draw:layer="layout" svg:width="2.864cm" svg:height="0.987cm" svg:x="148.611cm" svg:y="34.772cm">
          <draw:text-box>
            <text:p text:style-name="P3"><text:span text:style-name="T4">IS50xx</text:span></text:p>
          </draw:text-box>
        </draw:frame>
        <draw:polygon draw:style-name="gr30" draw:text-style-name="P1" draw:layer="layout" svg:width="4.621cm" svg:height="5.344cm" svg:x="137.301cm" svg:y="31.486cm" svg:viewBox="0 0 4622 5345" draw:points="0,5345 4622,5345 4622,0 0,0">
          <text:p/>
        </draw:polygon>
        <draw:frame draw:style-name="gr21" draw:text-style-name="P6" draw:layer="layout" svg:width="3.956cm" svg:height="0.987cm" svg:x="148.355cm" svg:y="35.787cm">
          <draw:text-box>
            <text:p text:style-name="P3"><text:span text:style-name="T4">36:26+0 </text:span></text:p>
          </draw:text-box>
        </draw:frame>
        <draw:frame draw:style-name="gr22" draw:text-style-name="P6" draw:layer="layout" svg:width="3.228cm" svg:height="0.987cm" svg:x="138.097cm" svg:y="33.755cm">
          <draw:text-box>
            <text:p text:style-name="P3"><text:span text:style-name="T4">48d940</text:span></text:p>
          </draw:text-box>
        </draw:frame>
        <draw:frame draw:style-name="gr31" draw:text-style-name="P6" draw:layer="layout" svg:width="2.864cm" svg:height="0.987cm" svg:x="138.097cm" svg:y="34.772cm">
          <draw:text-box>
            <text:p text:style-name="P3"><text:span text:style-name="T4">IS50xx</text:span></text:p>
          </draw:text-box>
        </draw:frame>
        <draw:polygon draw:style-name="gr30" draw:text-style-name="P1" draw:layer="layout" svg:width="4.622cm" svg:height="5.344cm" svg:x="158.326cm" svg:y="31.486cm" svg:viewBox="0 0 4623 5345" draw:points="0,5345 4623,5345 4623,0 0,0">
          <text:p/>
        </draw:polygon>
        <draw:frame draw:style-name="gr21" draw:text-style-name="P6" draw:layer="layout" svg:width="3.956cm" svg:height="0.987cm" svg:x="137.842cm" svg:y="35.787cm">
          <draw:text-box>
            <text:p text:style-name="P3"><text:span text:style-name="T4">36:26</text:span><text:span text:style-name="T4">+0 </text:span></text:p>
          </draw:text-box>
        </draw:frame>
        <draw:frame draw:style-name="gr19" draw:text-style-name="P6" draw:layer="layout" svg:width="3.211cm" svg:height="0.987cm" svg:x="159.125cm" svg:y="33.755cm">
          <draw:text-box>
            <text:p text:style-name="P3"><text:span text:style-name="T4">48d8e</text:span><text:span text:style-name="T4">8</text:span></text:p>
          </draw:text-box>
        </draw:frame>
        <draw:frame draw:style-name="gr31" draw:text-style-name="P6" draw:layer="layout" svg:width="2.864cm" svg:height="0.987cm" svg:x="159.125cm" svg:y="34.772cm">
          <draw:text-box>
            <text:p text:style-name="P3"><text:span text:style-name="T4">IS50xx</text:span></text:p>
          </draw:text-box>
        </draw:frame>
        <draw:polygon draw:style-name="gr30" draw:text-style-name="P1" draw:layer="layout" svg:width="4.621cm" svg:height="5.344cm" svg:x="142.557cm" svg:y="31.486cm" svg:viewBox="0 0 4622 5345" draw:points="0,5345 4622,5345 4622,0 0,0">
          <text:p/>
        </draw:polygon>
        <draw:frame draw:style-name="gr21" draw:text-style-name="P6" draw:layer="layout" svg:width="3.956cm" svg:height="0.987cm" svg:x="158.87cm" svg:y="35.787cm">
          <draw:text-box>
            <text:p text:style-name="P3"><text:span text:style-name="T4">36:26</text:span><text:span text:style-name="T4">+0 </text:span></text:p>
          </draw:text-box>
        </draw:frame>
        <draw:frame draw:style-name="gr22" draw:text-style-name="P6" draw:layer="layout" svg:width="3.228cm" svg:height="0.987cm" svg:x="143.354cm" svg:y="33.755cm">
          <draw:text-box>
            <text:p text:style-name="P3"><text:span text:style-name="T4">48d24</text:span><text:span text:style-name="T4">0</text:span></text:p>
          </draw:text-box>
        </draw:frame>
        <draw:frame draw:style-name="gr31" draw:text-style-name="P6" draw:layer="layout" svg:width="2.864cm" svg:height="0.987cm" svg:x="143.354cm" svg:y="34.772cm">
          <draw:text-box>
            <text:p text:style-name="P3"><text:span text:style-name="T4">IS50xx</text:span></text:p>
          </draw:text-box>
        </draw:frame>
        <draw:polygon draw:style-name="gr30" draw:text-style-name="P1" draw:layer="layout" svg:width="4.621cm" svg:height="5.344cm" svg:x="153.07cm" svg:y="31.486cm" svg:viewBox="0 0 4622 5345" draw:points="0,5345 4622,5345 4622,0 0,0">
          <text:p/>
        </draw:polygon>
        <draw:frame draw:style-name="gr21" draw:text-style-name="P6" draw:layer="layout" svg:width="3.956cm" svg:height="0.987cm" svg:x="143.099cm" svg:y="35.787cm">
          <draw:text-box>
            <text:p text:style-name="P3"><text:span text:style-name="T4">36:26</text:span><text:span text:style-name="T4">+0 </text:span></text:p>
          </draw:text-box>
        </draw:frame>
        <draw:frame draw:style-name="gr22" draw:text-style-name="P6" draw:layer="layout" svg:width="3.228cm" svg:height="0.987cm" svg:x="153.868cm" svg:y="33.755cm">
          <draw:text-box>
            <text:p text:style-name="P3"><text:span text:style-name="T4">48</text:span><text:span text:style-name="T4">9d</text:span><text:span text:style-name="T4">18</text:span></text:p>
          </draw:text-box>
        </draw:frame>
        <draw:frame draw:style-name="gr31" draw:text-style-name="P6" draw:layer="layout" svg:width="2.864cm" svg:height="0.987cm" svg:x="153.868cm" svg:y="34.772cm">
          <draw:text-box>
            <text:p text:style-name="P3"><text:span text:style-name="T4">IS5</text:span><text:span text:style-name="T4">0x</text:span><text:span text:style-name="T4">x</text:span></text:p>
          </draw:text-box>
        </draw:frame>
        <draw:polygon draw:style-name="gr30" draw:text-style-name="P1" draw:layer="layout" svg:width="4.622cm" svg:height="5.344cm" svg:x="132.044cm" svg:y="31.486cm" svg:viewBox="0 0 4623 5345" draw:points="0,5345 4623,5345 4623,0 0,0">
          <text:p/>
        </draw:polygon>
        <draw:frame draw:style-name="gr21" draw:text-style-name="P6" draw:layer="layout" svg:width="3.956cm" svg:height="0.987cm" svg:x="153.612cm" svg:y="35.787cm">
          <draw:text-box>
            <text:p text:style-name="P3"><text:span text:style-name="T4">36:26</text:span><text:span text:style-name="T4">+0 </text:span></text:p>
          </draw:text-box>
        </draw:frame>
        <draw:frame draw:style-name="gr19" draw:text-style-name="P6" draw:layer="layout" svg:width="3.211cm" svg:height="0.987cm" svg:x="132.84cm" svg:y="33.755cm">
          <draw:text-box>
            <text:p text:style-name="P3"><text:span text:style-name="T4">4a799</text:span><text:span text:style-name="T4">8</text:span></text:p>
          </draw:text-box>
        </draw:frame>
        <draw:frame draw:style-name="gr31" draw:text-style-name="P6" draw:layer="layout" svg:width="2.864cm" svg:height="0.987cm" svg:x="132.84cm" svg:y="34.772cm">
          <draw:text-box>
            <text:p text:style-name="P3"><text:span text:style-name="T4">IS50xx</text:span></text:p>
          </draw:text-box>
        </draw:frame>
        <draw:polygon draw:style-name="gr30" draw:text-style-name="P1" draw:layer="layout" svg:width="4.622cm" svg:height="5.344cm" svg:x="121.531cm" svg:y="31.486cm" svg:viewBox="0 0 4623 5345" draw:points="0,5345 4623,5345 4623,0 0,0">
          <text:p/>
        </draw:polygon>
        <draw:frame draw:style-name="gr21" draw:text-style-name="P7" draw:layer="layout" svg:width="3.956cm" svg:height="0.987cm" svg:x="132.584cm" svg:y="35.787cm">
          <draw:text-box>
            <text:p text:style-name="P3"><text:span text:style-name="T4">36:26+0 </text:span></text:p>
          </draw:text-box>
        </draw:frame>
        <draw:frame draw:style-name="gr22" draw:text-style-name="P6" draw:layer="layout" svg:width="3.228cm" svg:height="0.987cm" svg:x="122.326cm" svg:y="33.755cm">
          <draw:text-box>
            <text:p text:style-name="P3"><text:span text:style-name="T4">4b5d00</text:span></text:p>
          </draw:text-box>
        </draw:frame>
        <draw:frame draw:style-name="gr31" draw:text-style-name="P6" draw:layer="layout" svg:width="2.864cm" svg:height="0.987cm" svg:x="122.326cm" svg:y="34.772cm">
          <draw:text-box>
            <text:p text:style-name="P3"><text:span text:style-name="T4">IS50xx</text:span></text:p>
          </draw:text-box>
        </draw:frame>
        <draw:polygon draw:style-name="gr32" draw:text-style-name="P1" draw:layer="layout" svg:width="4.622cm" svg:height="4.741cm" svg:x="13.052cm" svg:y="32.629cm" svg:viewBox="0 0 4623 4742" draw:points="0,4742 4623,4742 4623,0 0,0">
          <text:p/>
        </draw:polygon>
        <draw:polygon draw:style-name="gr5" draw:text-style-name="P2" draw:layer="layout" svg:width="4.622cm" svg:height="4.741cm" svg:x="13.052cm" svg:y="32.629cm" svg:viewBox="0 0 4623 4742" draw:points="0,4742 4623,4742 4623,0 0,0">
          <text:p/>
        </draw:polygon>
        <draw:frame draw:style-name="gr21" draw:text-style-name="P7" draw:layer="layout" svg:width="3.956cm" svg:height="0.987cm" svg:x="122.071cm" svg:y="35.787cm">
          <draw:text-box>
            <text:p text:style-name="P3"><text:span text:style-name="T4">36:26+0 </text:span></text:p>
          </draw:text-box>
        </draw:frame>
        <draw:frame draw:style-name="gr19" draw:text-style-name="P6" draw:layer="layout" svg:width="3.211cm" svg:height="0.987cm" svg:x="13.834cm" svg:y="34.296cm">
          <draw:text-box>
            <text:p text:style-name="P3"><text:span text:style-name="T4">4da900</text:span></text:p>
          </draw:text-box>
        </draw:frame>
        <draw:frame draw:style-name="gr20" draw:text-style-name="P6" draw:layer="layout" svg:width="3.232cm" svg:height="0.987cm" svg:x="13.834cm" svg:y="35.312cm">
          <draw:text-box>
            <text:p text:style-name="P3"><text:span text:style-name="T4">SB77x0</text:span></text:p>
          </draw:text-box>
        </draw:frame>
        <draw:polygon draw:style-name="gr30" draw:text-style-name="P1" draw:layer="layout" svg:width="4.621cm" svg:height="4.741cm" svg:x="18.309cm" svg:y="32.629cm" svg:viewBox="0 0 4622 4742" draw:points="0,4742 4622,4742 4622,0 0,0">
          <text:p/>
        </draw:polygon>
        <draw:frame draw:style-name="gr21" draw:text-style-name="P7" draw:layer="layout" svg:width="3.956cm" svg:height="0.987cm" svg:x="13.579cm" svg:y="36.329cm">
          <draw:text-box>
            <text:p text:style-name="P3"><text:span text:style-name="T4">36:16+0 </text:span></text:p>
          </draw:text-box>
        </draw:frame>
        <draw:frame draw:style-name="gr22" draw:text-style-name="P6" draw:layer="layout" svg:width="3.228cm" svg:height="0.987cm" svg:x="19.091cm" svg:y="34.296cm">
          <draw:text-box>
            <text:p text:style-name="P3"><text:span text:style-name="T4">667320</text:span></text:p>
          </draw:text-box>
        </draw:frame>
        <draw:frame draw:style-name="gr20" draw:text-style-name="P7" draw:layer="layout" svg:width="3.232cm" svg:height="0.987cm" svg:x="19.091cm" svg:y="35.312cm">
          <draw:text-box>
            <text:p text:style-name="P3"><text:span text:style-name="T4">SB77x0</text:span></text:p>
          </draw:text-box>
        </draw:frame>
        <draw:polygon draw:style-name="gr30" draw:text-style-name="P1" draw:layer="layout" svg:width="4.621cm" svg:height="4.741cm" svg:x="2.54cm" svg:y="32.629cm" svg:viewBox="0 0 4622 4742" draw:points="0,4742 4622,4742 4622,0 0,0">
          <text:p/>
        </draw:polygon>
        <draw:frame draw:style-name="gr21" draw:text-style-name="P6" draw:layer="layout" svg:width="3.956cm" svg:height="0.987cm" svg:x="18.837cm" svg:y="36.329cm">
          <draw:text-box>
            <text:p text:style-name="P3"><text:span text:style-name="T4">36:16+0 </text:span></text:p>
          </draw:text-box>
        </draw:frame>
        <draw:frame draw:style-name="gr14" draw:text-style-name="P6" draw:layer="layout" svg:width="2.97cm" svg:height="0.987cm" svg:x="3.321cm" svg:y="34.296cm">
          <draw:text-box>
            <text:p text:style-name="P3"><text:span text:style-name="T4">f546e0</text:span></text:p>
          </draw:text-box>
        </draw:frame>
        <draw:frame draw:style-name="gr20" draw:text-style-name="P6" draw:layer="layout" svg:width="3.232cm" svg:height="0.987cm" svg:x="3.321cm" svg:y="35.312cm">
          <draw:text-box>
            <text:p text:style-name="P3"><text:span text:style-name="T4">SB77x0</text:span></text:p>
          </draw:text-box>
        </draw:frame>
        <draw:polygon draw:style-name="gr30" draw:text-style-name="P1" draw:layer="layout" svg:width="4.621cm" svg:height="4.741cm" svg:x="7.796cm" svg:y="32.629cm" svg:viewBox="0 0 4622 4742" draw:points="0,4742 4622,4742 4622,0 0,0">
          <text:p/>
        </draw:polygon>
        <draw:frame draw:style-name="gr21" draw:text-style-name="P6" draw:layer="layout" svg:width="3.956cm" svg:height="0.987cm" svg:x="3.066cm" svg:y="36.329cm">
          <draw:text-box>
            <text:p text:style-name="P3"><text:span text:style-name="T4">36:16+0 </text:span></text:p>
          </draw:text-box>
        </draw:frame>
        <draw:frame draw:style-name="gr17" draw:text-style-name="P6" draw:layer="layout" svg:width="2.987cm" svg:height="0.987cm" svg:x="8.578cm" svg:y="34.296cm">
          <draw:text-box>
            <text:p text:style-name="P3"><text:span text:style-name="T4">f54780</text:span></text:p>
          </draw:text-box>
        </draw:frame>
        <draw:frame draw:style-name="gr20" draw:text-style-name="P6" draw:layer="layout" svg:width="3.232cm" svg:height="0.987cm" svg:x="8.578cm" svg:y="35.312cm">
          <draw:text-box>
            <text:p text:style-name="P3"><text:span text:style-name="T4">SB77x0</text:span></text:p>
          </draw:text-box>
        </draw:frame>
        <draw:polygon draw:style-name="gr30" draw:text-style-name="P1" draw:layer="layout" svg:width="4.622cm" svg:height="5.122cm" svg:x="60.183cm" svg:y="32.248cm" svg:viewBox="0 0 4623 5123" draw:points="0,5123 4623,5123 4623,0 0,0">
          <text:p/>
        </draw:polygon>
        <draw:frame draw:style-name="gr21" draw:text-style-name="P7" draw:layer="layout" svg:width="3.956cm" svg:height="0.987cm" svg:x="8.323cm" svg:y="36.329cm">
          <draw:text-box>
            <text:p text:style-name="P3"><text:span text:style-name="T4">36:16+0 </text:span></text:p>
          </draw:text-box>
        </draw:frame>
        <draw:frame draw:style-name="gr19" draw:text-style-name="P6" draw:layer="layout" svg:width="3.211cm" svg:height="0.987cm" svg:x="60.972cm" svg:y="34.296cm">
          <draw:text-box>
            <text:p text:style-name="P3"><text:span text:style-name="T4">a99d70</text:span></text:p>
          </draw:text-box>
        </draw:frame>
        <draw:frame draw:style-name="gr20" draw:text-style-name="P6" draw:layer="layout" svg:width="3.232cm" svg:height="0.987cm" svg:x="60.972cm" svg:y="35.312cm">
          <draw:text-box>
            <text:p text:style-name="P3"><text:span text:style-name="T4">SB77x</text:span><text:span text:style-name="T4">0</text:span></text:p>
          </draw:text-box>
        </draw:frame>
        <draw:polygon draw:style-name="gr30" draw:text-style-name="P1" draw:layer="layout" svg:width="4.621cm" svg:height="5.122cm" svg:x="65.44cm" svg:y="32.248cm" svg:viewBox="0 0 4622 5123" draw:points="0,5123 4622,5123 4622,0 0,0">
          <text:p/>
        </draw:polygon>
        <draw:frame draw:style-name="gr21" draw:text-style-name="P6" draw:layer="layout" svg:width="3.956cm" svg:height="0.987cm" svg:x="60.716cm" svg:y="36.329cm">
          <draw:text-box>
            <text:p text:style-name="P3"><text:span text:style-name="T4">36:34+0 </text:span></text:p>
          </draw:text-box>
        </draw:frame>
        <draw:frame draw:style-name="gr19" draw:text-style-name="P6" draw:layer="layout" svg:width="3.211cm" svg:height="0.987cm" svg:x="66.228cm" svg:y="34.296cm">
          <draw:text-box>
            <text:p text:style-name="P3"><text:span text:style-name="T4">98a020</text:span></text:p>
          </draw:text-box>
        </draw:frame>
        <draw:frame draw:style-name="gr20" draw:text-style-name="P6" draw:layer="layout" svg:width="3.232cm" svg:height="0.987cm" svg:x="66.228cm" svg:y="35.312cm">
          <draw:text-box>
            <text:p text:style-name="P3"><text:span text:style-name="T4">SB77x</text:span><text:span text:style-name="T4">0</text:span></text:p>
          </draw:text-box>
        </draw:frame>
        <draw:polygon draw:style-name="gr30" draw:text-style-name="P1" draw:layer="layout" svg:width="4.622cm" svg:height="5.122cm" svg:x="70.696cm" svg:y="32.248cm" svg:viewBox="0 0 4623 5123" draw:points="0,5123 4623,5123 4623,0 0,0">
          <text:p/>
        </draw:polygon>
        <draw:frame draw:style-name="gr21" draw:text-style-name="P6" draw:layer="layout" svg:width="3.956cm" svg:height="0.987cm" svg:x="65.973cm" svg:y="36.329cm">
          <draw:text-box>
            <text:p text:style-name="P3"><text:span text:style-name="T4">36:34+0 </text:span></text:p>
          </draw:text-box>
        </draw:frame>
        <draw:frame draw:style-name="gr19" draw:text-style-name="P6" draw:layer="layout" svg:width="3.211cm" svg:height="0.987cm" svg:x="71.485cm" svg:y="34.296cm">
          <draw:text-box>
            <text:p text:style-name="P3"><text:span text:style-name="T4">98a100</text:span></text:p>
          </draw:text-box>
        </draw:frame>
        <draw:frame draw:style-name="gr20" draw:text-style-name="P6" draw:layer="layout" svg:width="3.232cm" svg:height="0.987cm" svg:x="71.485cm" svg:y="35.312cm">
          <draw:text-box>
            <text:p text:style-name="P3"><text:span text:style-name="T4">SB77x</text:span><text:span text:style-name="T4">0</text:span></text:p>
          </draw:text-box>
        </draw:frame>
        <draw:polygon draw:style-name="gr30" draw:text-style-name="P1" draw:layer="layout" svg:width="4.621cm" svg:height="5.122cm" svg:x="75.953cm" svg:y="32.248cm" svg:viewBox="0 0 4622 5123" draw:points="0,5123 4622,5123 4622,0 0,0">
          <text:p/>
        </draw:polygon>
        <draw:frame draw:style-name="gr21" draw:text-style-name="P6" draw:layer="layout" svg:width="3.956cm" svg:height="0.987cm" svg:x="71.23cm" svg:y="36.329cm">
          <draw:text-box>
            <text:p text:style-name="P3"><text:span text:style-name="T4">36:34+0 </text:span></text:p>
          </draw:text-box>
        </draw:frame>
        <draw:frame draw:style-name="gr22" draw:text-style-name="P6" draw:layer="layout" svg:width="3.228cm" svg:height="0.987cm" svg:x="76.742cm" svg:y="34.296cm">
          <draw:text-box>
            <text:p text:style-name="P3"><text:span text:style-name="T4">b67330</text:span></text:p>
          </draw:text-box>
        </draw:frame>
        <draw:frame draw:style-name="gr20" draw:text-style-name="P6" draw:layer="layout" svg:width="3.232cm" svg:height="0.987cm" svg:x="76.742cm" svg:y="35.312cm">
          <draw:text-box>
            <text:p text:style-name="P3"><text:span text:style-name="T4">SB77x</text:span><text:span text:style-name="T4">0</text:span></text:p>
          </draw:text-box>
        </draw:frame>
        <draw:polygon draw:style-name="gr30" draw:text-style-name="P1" draw:layer="layout" svg:width="4.621cm" svg:height="5.122cm" svg:x="81.209cm" svg:y="32.248cm" svg:viewBox="0 0 4622 5123" draw:points="0,5123 4622,5123 4622,0 0,0">
          <text:p/>
        </draw:polygon>
        <draw:frame draw:style-name="gr21" draw:text-style-name="P6" draw:layer="layout" svg:width="3.956cm" svg:height="0.987cm" svg:x="76.486cm" svg:y="36.329cm">
          <draw:text-box>
            <text:p text:style-name="P3"><text:span text:style-name="T4">36:34+0 </text:span></text:p>
          </draw:text-box>
        </draw:frame>
        <draw:frame draw:style-name="gr19" draw:text-style-name="P6" draw:layer="layout" svg:width="3.211cm" svg:height="0.987cm" svg:x="81.999cm" svg:y="34.296cm">
          <draw:text-box>
            <text:p text:style-name="P3"><text:span text:style-name="T4">b6d6e0</text:span></text:p>
          </draw:text-box>
        </draw:frame>
        <draw:frame draw:style-name="gr20" draw:text-style-name="P6" draw:layer="layout" svg:width="3.232cm" svg:height="0.987cm" svg:x="81.999cm" svg:y="35.312cm">
          <draw:text-box>
            <text:p text:style-name="P3"><text:span text:style-name="T4">SB77x</text:span><text:span text:style-name="T4">0</text:span></text:p>
          </draw:text-box>
        </draw:frame>
        <draw:polygon draw:style-name="gr30" draw:text-style-name="P1" draw:layer="layout" svg:width="4.622cm" svg:height="5.122cm" svg:x="86.465cm" svg:y="32.248cm" svg:viewBox="0 0 4623 5123" draw:points="0,5123 4623,5123 4623,0 0,0">
          <text:p/>
        </draw:polygon>
        <draw:frame draw:style-name="gr21" draw:text-style-name="P6" draw:layer="layout" svg:width="3.956cm" svg:height="0.987cm" svg:x="81.744cm" svg:y="36.329cm">
          <draw:text-box>
            <text:p text:style-name="P3"><text:span text:style-name="T4">36:34+0 </text:span></text:p>
          </draw:text-box>
        </draw:frame>
        <draw:frame draw:style-name="gr33" draw:text-style-name="P6" draw:layer="layout" svg:width="3.156cm" svg:height="0.987cm" svg:x="87.256cm" svg:y="34.296cm">
          <draw:text-box>
            <text:p text:style-name="P3"><text:span text:style-name="T4">b6d4c0</text:span></text:p>
          </draw:text-box>
        </draw:frame>
        <draw:frame draw:style-name="gr20" draw:text-style-name="P6" draw:layer="layout" svg:width="3.232cm" svg:height="0.987cm" svg:x="87.256cm" svg:y="35.312cm">
          <draw:text-box>
            <text:p text:style-name="P3"><text:span text:style-name="T4">SB77x</text:span><text:span text:style-name="T4">0</text:span></text:p>
          </draw:text-box>
        </draw:frame>
        <draw:polygon draw:style-name="gr30" draw:text-style-name="P1" draw:layer="layout" svg:width="4.621cm" svg:height="5.122cm" svg:x="91.722cm" svg:y="32.248cm" svg:viewBox="0 0 4622 5123" draw:points="0,5123 4622,5123 4622,0 0,0">
          <text:p/>
        </draw:polygon>
        <draw:frame draw:style-name="gr21" draw:text-style-name="P6" draw:layer="layout" svg:width="3.956cm" svg:height="0.987cm" svg:x="87.001cm" svg:y="36.329cm">
          <draw:text-box>
            <text:p text:style-name="P3"><text:span text:style-name="T4">36:34+0 </text:span></text:p>
          </draw:text-box>
        </draw:frame>
        <draw:frame draw:style-name="gr19" draw:text-style-name="P6" draw:layer="layout" svg:width="3.211cm" svg:height="0.987cm" svg:x="92.513cm" svg:y="34.296cm">
          <draw:text-box>
            <text:p text:style-name="P3"><text:span text:style-name="T4">b6d8a0</text:span></text:p>
          </draw:text-box>
        </draw:frame>
        <draw:frame draw:style-name="gr20" draw:text-style-name="P6" draw:layer="layout" svg:width="3.232cm" svg:height="0.987cm" svg:x="92.513cm" svg:y="35.312cm">
          <draw:text-box>
            <text:p text:style-name="P3"><text:span text:style-name="T4">SB77x</text:span><text:span text:style-name="T4">0</text:span></text:p>
          </draw:text-box>
        </draw:frame>
        <draw:polygon draw:style-name="gr30" draw:text-style-name="P1" draw:layer="layout" svg:width="4.622cm" svg:height="5.122cm" svg:x="96.978cm" svg:y="32.248cm" svg:viewBox="0 0 4623 5123" draw:points="0,5123 4623,5123 4623,0 0,0">
          <text:p/>
        </draw:polygon>
        <draw:frame draw:style-name="gr21" draw:text-style-name="P6" draw:layer="layout" svg:width="3.956cm" svg:height="0.987cm" svg:x="92.257cm" svg:y="36.329cm">
          <draw:text-box>
            <text:p text:style-name="P3"><text:span text:style-name="T4">36:34+0 </text:span></text:p>
          </draw:text-box>
        </draw:frame>
        <draw:frame draw:style-name="gr34" draw:text-style-name="P6" draw:layer="layout" svg:width="3.139cm" svg:height="0.987cm" svg:x="97.77cm" svg:y="34.296cm">
          <draw:text-box>
            <text:p text:style-name="P3"><text:span text:style-name="T4">98a0c0</text:span></text:p>
          </draw:text-box>
        </draw:frame>
        <draw:frame draw:style-name="gr20" draw:text-style-name="P6" draw:layer="layout" svg:width="3.232cm" svg:height="0.987cm" svg:x="97.77cm" svg:y="35.312cm">
          <draw:text-box>
            <text:p text:style-name="P3"><text:span text:style-name="T4">SB77x</text:span><text:span text:style-name="T4">0</text:span></text:p>
          </draw:text-box>
        </draw:frame>
        <draw:polygon draw:style-name="gr30" draw:text-style-name="P1" draw:layer="layout" svg:width="4.621cm" svg:height="5.09cm" svg:x="46.425cm" svg:y="19.04cm" svg:viewBox="0 0 4622 5091" draw:points="0,5091 4622,5091 4622,0 0,0">
          <text:p/>
        </draw:polygon>
        <draw:frame draw:style-name="gr21" draw:text-style-name="P6" draw:layer="layout" svg:width="3.956cm" svg:height="0.987cm" svg:x="97.515cm" svg:y="36.329cm">
          <draw:text-box>
            <text:p text:style-name="P3"><text:span text:style-name="T4">36:34+0 </text:span></text:p>
          </draw:text-box>
        </draw:frame>
        <draw:frame draw:style-name="gr34" draw:text-style-name="P6" draw:layer="layout" svg:width="3.139cm" svg:height="0.987cm" svg:x="47.212cm" svg:y="21.051cm">
          <draw:text-box>
            <text:p text:style-name="P3"><text:span text:style-name="T4">1ac2b0</text:span></text:p>
          </draw:text-box>
        </draw:frame>
        <draw:frame draw:style-name="gr20" draw:text-style-name="P6" draw:layer="layout" svg:width="3.232cm" svg:height="0.987cm" svg:x="47.212cm" svg:y="22.066cm">
          <draw:text-box>
            <text:p text:style-name="P3"><text:span text:style-name="T4">SB77x0</text:span></text:p>
          </draw:text-box>
        </draw:frame>
        <draw:polygon draw:style-name="gr30" draw:text-style-name="P1" draw:layer="layout" svg:width="4.622cm" svg:height="5.09cm" svg:x="51.681cm" svg:y="19.04cm" svg:viewBox="0 0 4623 5091" draw:points="0,5091 4623,5091 4623,0 0,0">
          <text:p/>
        </draw:polygon>
        <draw:frame draw:style-name="gr21" draw:text-style-name="P6" draw:layer="layout" svg:width="3.956cm" svg:height="0.987cm" svg:x="46.955cm" svg:y="23.083cm">
          <draw:text-box>
            <text:p text:style-name="P3"><text:span text:style-name="T4">36:36+0 </text:span></text:p>
          </draw:text-box>
        </draw:frame>
        <draw:frame draw:style-name="gr33" draw:text-style-name="P6" draw:layer="layout" svg:width="3.156cm" svg:height="0.987cm" svg:x="52.468cm" svg:y="21.051cm">
          <draw:text-box>
            <text:p text:style-name="P3"><text:span text:style-name="T4">b6d6c0</text:span></text:p>
          </draw:text-box>
        </draw:frame>
        <draw:frame draw:style-name="gr20" draw:text-style-name="P6" draw:layer="layout" svg:width="3.232cm" svg:height="0.987cm" svg:x="52.468cm" svg:y="22.066cm">
          <draw:text-box>
            <text:p text:style-name="P3"><text:span text:style-name="T4">SB77x0</text:span></text:p>
          </draw:text-box>
        </draw:frame>
        <draw:polygon draw:style-name="gr30" draw:text-style-name="P1" draw:layer="layout" svg:width="4.621cm" svg:height="5.09cm" svg:x="25.4cm" svg:y="19.04cm" svg:viewBox="0 0 4622 5091" draw:points="0,5091 4622,5091 4622,0 0,0">
          <text:p/>
        </draw:polygon>
        <draw:frame draw:style-name="gr21" draw:text-style-name="P6" draw:layer="layout" svg:width="3.956cm" svg:height="0.987cm" svg:x="52.213cm" svg:y="23.083cm">
          <draw:text-box>
            <text:p text:style-name="P3"><text:span text:style-name="T4">36:36+</text:span><text:span text:style-name="T4">0 </text:span></text:p>
          </draw:text-box>
        </draw:frame>
        <draw:frame draw:style-name="gr22" draw:text-style-name="P6" draw:layer="layout" svg:width="3.228cm" svg:height="0.987cm" svg:x="26.183cm" svg:y="21.051cm">
          <draw:text-box>
            <text:p text:style-name="P3"><text:span text:style-name="T4">b67550</text:span></text:p>
          </draw:text-box>
        </draw:frame>
        <draw:frame draw:style-name="gr20" draw:text-style-name="P6" draw:layer="layout" svg:width="3.232cm" svg:height="0.987cm" svg:x="26.183cm" svg:y="22.066cm">
          <draw:text-box>
            <text:p text:style-name="P3"><text:span text:style-name="T4">SB77x0</text:span></text:p>
          </draw:text-box>
        </draw:frame>
        <draw:polygon draw:style-name="gr30" draw:text-style-name="P1" draw:layer="layout" svg:width="4.621cm" svg:height="5.09cm" svg:x="30.656cm" svg:y="19.04cm" svg:viewBox="0 0 4622 5091" draw:points="0,5091 4622,5091 4622,0 0,0">
          <text:p/>
        </draw:polygon>
        <draw:frame draw:style-name="gr21" draw:text-style-name="P6" draw:layer="layout" svg:width="3.956cm" svg:height="0.987cm" svg:x="25.928cm" svg:y="23.083cm">
          <draw:text-box>
            <text:p text:style-name="P3"><text:span text:style-name="T4">36:36+0 </text:span></text:p>
          </draw:text-box>
        </draw:frame>
        <draw:frame draw:style-name="gr17" draw:text-style-name="P6" draw:layer="layout" svg:width="2.987cm" svg:height="0.987cm" svg:x="31.441cm" svg:y="21.051cm">
          <draw:text-box>
            <text:p text:style-name="P3"><text:span text:style-name="T4">bf8910</text:span></text:p>
          </draw:text-box>
        </draw:frame>
        <draw:frame draw:style-name="gr20" draw:text-style-name="P6" draw:layer="layout" svg:width="3.232cm" svg:height="0.987cm" svg:x="31.441cm" svg:y="22.066cm">
          <draw:text-box>
            <text:p text:style-name="P3"><text:span text:style-name="T4">SB77x0</text:span></text:p>
          </draw:text-box>
        </draw:frame>
        <draw:polygon draw:style-name="gr30" draw:text-style-name="P1" draw:layer="layout" svg:width="4.622cm" svg:height="5.09cm" svg:x="35.912cm" svg:y="19.04cm" svg:viewBox="0 0 4623 5091" draw:points="0,5091 4623,5091 4623,0 0,0">
          <text:p/>
        </draw:polygon>
        <draw:frame draw:style-name="gr21" draw:text-style-name="P6" draw:layer="layout" svg:width="3.956cm" svg:height="0.987cm" svg:x="31.184cm" svg:y="23.083cm">
          <draw:text-box>
            <text:p text:style-name="P3"><text:span text:style-name="T4">36:36+0 </text:span></text:p>
          </draw:text-box>
        </draw:frame>
        <draw:frame draw:style-name="gr22" draw:text-style-name="P7" draw:layer="layout" svg:width="3.228cm" svg:height="0.987cm" svg:x="36.697cm" svg:y="21.051cm">
          <draw:text-box>
            <text:p text:style-name="P3"><text:span text:style-name="T4">b673b0</text:span></text:p>
          </draw:text-box>
        </draw:frame>
        <draw:frame draw:style-name="gr20" draw:text-style-name="P6" draw:layer="layout" svg:width="3.232cm" svg:height="0.987cm" svg:x="36.697cm" svg:y="22.066cm">
          <draw:text-box>
            <text:p text:style-name="P3"><text:span text:style-name="T4">SB77x0</text:span></text:p>
          </draw:text-box>
        </draw:frame>
        <draw:polygon draw:style-name="gr30" draw:text-style-name="P1" draw:layer="layout" svg:width="4.621cm" svg:height="5.09cm" svg:x="41.169cm" svg:y="19.04cm" svg:viewBox="0 0 4622 5091" draw:points="0,5091 4622,5091 4622,0 0,0">
          <text:p/>
        </draw:polygon>
        <draw:frame draw:style-name="gr21" draw:text-style-name="P6" draw:layer="layout" svg:width="3.956cm" svg:height="0.987cm" svg:x="36.442cm" svg:y="23.083cm">
          <draw:text-box>
            <text:p text:style-name="P3"><text:span text:style-name="T4">36:36+0 </text:span></text:p>
          </draw:text-box>
        </draw:frame>
        <draw:frame draw:style-name="gr19" draw:text-style-name="P6" draw:layer="layout" svg:width="3.211cm" svg:height="0.987cm" svg:x="41.954cm" svg:y="21.051cm">
          <draw:text-box>
            <text:p text:style-name="P3"><text:span text:style-name="T4">ab8db0</text:span></text:p>
          </draw:text-box>
        </draw:frame>
        <draw:frame draw:style-name="gr20" draw:text-style-name="P6" draw:layer="layout" svg:width="3.232cm" svg:height="0.987cm" svg:x="41.954cm" svg:y="22.066cm">
          <draw:text-box>
            <text:p text:style-name="P3"><text:span text:style-name="T4">SB77x0</text:span></text:p>
          </draw:text-box>
        </draw:frame>
        <draw:frame draw:style-name="gr21" draw:text-style-name="P6" draw:layer="layout" svg:width="3.956cm" svg:height="0.987cm" svg:x="41.699cm" svg:y="23.083cm">
          <draw:text-box>
            <text:p text:style-name="P3"><text:span text:style-name="T4">36:36+0 </text:span></text:p>
          </draw:text-box>
        </draw:frame>
        <draw:frame draw:style-name="gr35" draw:text-style-name="P8" draw:layer="layout" svg:width="3.558cm" svg:height="1.157cm" svg:x="76.793cm" svg:y="2.53cm">
          <draw:text-box>
            <text:p><text:span text:style-name="T6">ib-25-2</text:span></text:p>
          </draw:text-box>
        </draw:frame>
        <draw:frame draw:style-name="gr35" draw:text-style-name="P8" draw:layer="layout" svg:width="3.558cm" svg:height="1.157cm" svg:x="87.593cm" svg:y="2.531cm">
          <draw:text-box>
            <text:p><text:span text:style-name="T6">ib-25-1</text:span></text:p>
          </draw:text-box>
        </draw:frame>
        <draw:frame draw:style-name="gr36" draw:text-style-name="P8" draw:layer="layout" svg:width="3.05cm" svg:height="1.157cm" svg:x="52.593cm" svg:y="19.531cm">
          <draw:text-box>
            <text:p><text:span text:style-name="T6">ib-3-3</text:span></text:p>
          </draw:text-box>
        </draw:frame>
        <draw:frame draw:style-name="gr36" draw:text-style-name="P8" draw:layer="layout" svg:width="3.05cm" svg:height="1.157cm" svg:x="47.093cm" svg:y="19.632cm">
          <draw:text-box>
            <text:p><text:span text:style-name="T6">ib-3-1</text:span></text:p>
          </draw:text-box>
        </draw:frame>
        <draw:frame draw:style-name="gr36" draw:text-style-name="P8" draw:layer="layout" svg:width="3.05cm" svg:height="1.157cm" svg:x="41.993cm" svg:y="19.632cm">
          <draw:text-box>
            <text:p><text:span text:style-name="T6">ib-3-4</text:span></text:p>
          </draw:text-box>
        </draw:frame>
        <draw:frame draw:style-name="gr36" draw:text-style-name="P8" draw:layer="layout" svg:width="3.05cm" svg:height="1.157cm" svg:x="36.793cm" svg:y="19.632cm">
          <draw:text-box>
            <text:p><text:span text:style-name="T6">ib-3-2</text:span></text:p>
          </draw:text-box>
        </draw:frame>
        <draw:frame draw:style-name="gr36" draw:text-style-name="P8" draw:layer="layout" svg:width="3.05cm" svg:height="1.157cm" svg:x="31.393cm" svg:y="19.732cm">
          <draw:text-box>
            <text:p><text:span text:style-name="T6">ib-3-0</text:span></text:p>
          </draw:text-box>
        </draw:frame>
        <draw:frame draw:style-name="gr36" draw:text-style-name="P8" draw:layer="layout" svg:width="3.05cm" svg:height="1.157cm" svg:x="26.493cm" svg:y="19.532cm">
          <draw:text-box>
            <text:p><text:span text:style-name="T6">ib-3-5</text:span></text:p>
          </draw:text-box>
        </draw:frame>
        <draw:frame draw:style-name="gr35" draw:text-style-name="P8" draw:layer="layout" svg:width="3.558cm" svg:height="1.157cm" svg:x="3.193cm" svg:y="33.132cm">
          <draw:text-box>
            <text:p><text:span text:style-name="T6">ib-2-10</text:span></text:p>
          </draw:text-box>
        </draw:frame>
        <draw:frame draw:style-name="gr35" draw:text-style-name="P8" draw:layer="layout" svg:width="3.558cm" svg:height="1.157cm" svg:x="8.493cm" svg:y="33.032cm">
          <draw:text-box>
            <text:p><text:span text:style-name="T6">ib-2-11</text:span></text:p>
          </draw:text-box>
        </draw:frame>
        <draw:frame draw:style-name="gr35" draw:text-style-name="P8" draw:layer="layout" svg:width="3.558cm" svg:height="1.157cm" svg:x="13.693cm" svg:y="33.032cm">
          <draw:text-box>
            <text:p><text:span text:style-name="T6">ib-2-08</text:span></text:p>
          </draw:text-box>
        </draw:frame>
        <draw:frame draw:style-name="gr35" draw:text-style-name="P8" draw:layer="layout" svg:width="3.558cm" svg:height="1.157cm" svg:x="19.193cm" svg:y="33.032cm">
          <draw:text-box>
            <text:p><text:span text:style-name="T6">ib-2-09</text:span></text:p>
          </draw:text-box>
        </draw:frame>
        <draw:frame draw:style-name="gr36" draw:text-style-name="P8" draw:layer="layout" svg:width="3.05cm" svg:height="1.157cm" svg:x="28.693cm" svg:y="32.932cm">
          <draw:text-box>
            <text:p><text:span text:style-name="T6">ib-1-0</text:span></text:p>
          </draw:text-box>
        </draw:frame>
        <draw:frame draw:style-name="gr37" draw:text-style-name="P8" draw:layer="layout" svg:width="1.526cm" svg:height="1.157cm" svg:x="33.793cm" svg:y="32.932cm">
          <draw:text-box>
            <text:p><text:span text:style-name="T6">new</text:span></text:p>
          </draw:text-box>
        </draw:frame>
        <draw:frame draw:style-name="gr37" draw:text-style-name="P8" draw:layer="layout" svg:width="1.526cm" svg:height="1.157cm" svg:x="39.193cm" svg:y="32.933cm">
          <draw:text-box>
            <text:p><text:span text:style-name="T6">new</text:span></text:p>
          </draw:text-box>
        </draw:frame>
        <draw:frame draw:style-name="gr36" draw:text-style-name="P8" draw:layer="layout" svg:width="3.05cm" svg:height="1.157cm" svg:x="44.993cm" svg:y="32.934cm">
          <draw:text-box>
            <text:p><text:span text:style-name="T6">ib-1-1</text:span></text:p>
          </draw:text-box>
        </draw:frame>
        <draw:frame draw:style-name="gr36" draw:text-style-name="P8" draw:layer="layout" svg:width="3.05cm" svg:height="1.157cm" svg:x="60.993cm" svg:y="32.934cm">
          <draw:text-box>
            <text:p><text:span text:style-name="T6">ib-2-4</text:span></text:p>
          </draw:text-box>
        </draw:frame>
        <draw:frame draw:style-name="gr36" draw:text-style-name="P8" draw:layer="layout" svg:width="3.05cm" svg:height="1.157cm" svg:x="66.193cm" svg:y="32.934cm">
          <draw:text-box>
            <text:p><text:span text:style-name="T6">ib-2-5</text:span></text:p>
          </draw:text-box>
        </draw:frame>
        <draw:frame draw:style-name="gr36" draw:text-style-name="P8" draw:layer="layout" svg:width="3.05cm" svg:height="1.157cm" svg:x="71.593cm" svg:y="32.935cm">
          <draw:text-box>
            <text:p><text:span text:style-name="T6">ib-</text:span><text:span text:style-name="T6">2-6</text:span></text:p>
          </draw:text-box>
        </draw:frame>
        <draw:frame draw:style-name="gr36" draw:text-style-name="P8" draw:layer="layout" svg:width="3.05cm" svg:height="1.157cm" svg:x="76.793cm" svg:y="32.936cm">
          <draw:text-box>
            <text:p><text:span text:style-name="T6">ib-2-7</text:span></text:p>
          </draw:text-box>
        </draw:frame>
        <draw:frame draw:style-name="gr36" draw:text-style-name="P8" draw:layer="layout" svg:width="3.05cm" svg:height="1.157cm" svg:x="82.193cm" svg:y="32.937cm">
          <draw:text-box>
            <text:p><text:span text:style-name="T6">ib-2-0</text:span></text:p>
          </draw:text-box>
        </draw:frame>
        <draw:frame draw:style-name="gr36" draw:text-style-name="P8" draw:layer="layout" svg:width="3.05cm" svg:height="1.157cm" svg:x="87.193cm" svg:y="32.938cm">
          <draw:text-box>
            <text:p><text:span text:style-name="T6">ib-2-1</text:span></text:p>
          </draw:text-box>
        </draw:frame>
        <draw:frame draw:style-name="gr36" draw:text-style-name="P8" draw:layer="layout" svg:width="3.05cm" svg:height="1.157cm" svg:x="92.693cm" svg:y="32.939cm">
          <draw:text-box>
            <text:p><text:span text:style-name="T6">ib-2-2</text:span></text:p>
          </draw:text-box>
        </draw:frame>
        <draw:frame draw:style-name="gr36" draw:text-style-name="P8" draw:layer="layout" svg:width="3.05cm" svg:height="1.157cm" svg:x="97.693cm" svg:y="32.94cm">
          <draw:text-box>
            <text:p><text:span text:style-name="T6">ib-2-3</text:span></text:p>
          </draw:text-box>
        </draw:frame>
        <draw:frame draw:style-name="gr36" draw:text-style-name="P8" draw:layer="layout" svg:width="3.05cm" svg:height="1.157cm" svg:x="10.793cm" svg:y="45.241cm">
          <draw:text-box>
            <text:p><text:span text:style-name="T6">ib-150</text:span></text:p>
          </draw:text-box>
        </draw:frame>
        <draw:frame draw:style-name="gr38" draw:text-style-name="P10" draw:layer="layout" svg:width="4.066cm" svg:height="1.157cm" svg:x="52.693cm" svg:y="46.443cm">
          <draw:text-box>
            <text:p text:style-name="P9"><text:span text:style-name="T6">ib-1-8</text:span></text:p>
          </draw:text-box>
        </draw:frame>
        <draw:frame draw:style-name="gr39" draw:text-style-name="P12" draw:layer="layout" svg:width="3.558cm" svg:height="3.469cm" svg:x="58.632cm" svg:y="46.562cm">
          <draw:text-box>
            <text:p text:style-name="P11"><text:span text:style-name="T6">ib-1-9</text:span></text:p>
            <text:p text:style-name="P11"><text:span text:style-name="T6"/></text:p>
            <text:p text:style-name="P11"><text:span text:style-name="T6"/></text:p>
          </draw:text-box>
        </draw:frame>
        <draw:frame draw:style-name="gr36" draw:text-style-name="P8" draw:layer="layout" svg:width="3.05cm" svg:height="1.157cm" svg:x="63.587cm" svg:y="45.964cm">
          <draw:text-box>
            <text:p><text:span text:style-name="T6">ib-1-3</text:span></text:p>
          </draw:text-box>
        </draw:frame>
        <draw:frame draw:style-name="gr36" draw:text-style-name="P8" draw:layer="layout" svg:width="3.05cm" svg:height="1.157cm" svg:x="68.665cm" svg:y="45.71cm">
          <draw:text-box>
            <text:p><text:span text:style-name="T6">ib-1-2</text:span></text:p>
          </draw:text-box>
        </draw:frame>
        <draw:frame draw:style-name="gr36" draw:text-style-name="P8" draw:layer="layout" svg:width="3.05cm" svg:height="1.157cm" svg:x="121.493cm" svg:y="46.347cm">
          <draw:text-box>
            <text:p><text:span text:style-name="T6">ib-</text:span><text:span text:style-name="T6">c36</text:span></text:p>
          </draw:text-box>
        </draw:frame>
        <draw:frame draw:style-name="gr36" draw:text-style-name="P8" draw:layer="layout" svg:width="3.05cm" svg:height="1.157cm" svg:x="116.293cm" svg:y="46.348cm">
          <draw:text-box>
            <text:p><text:span text:style-name="T6">ib-c27</text:span></text:p>
          </draw:text-box>
        </draw:frame>
        <draw:frame draw:style-name="gr36" draw:text-style-name="P8" draw:layer="layout" svg:width="3.05cm" svg:height="1.157cm" svg:x="111.193cm" svg:y="46.349cm">
          <draw:text-box>
            <text:p><text:span text:style-name="T6">ib-c28</text:span></text:p>
          </draw:text-box>
        </draw:frame>
        <draw:frame draw:style-name="gr36" draw:text-style-name="P8" draw:layer="layout" svg:width="3.05cm" svg:height="1.157cm" svg:x="105.793cm" svg:y="46.35cm">
          <draw:text-box>
            <text:p><text:span text:style-name="T6">ib-c29</text:span></text:p>
          </draw:text-box>
        </draw:frame>
        <draw:frame draw:style-name="gr36" draw:text-style-name="P8" draw:layer="layout" svg:width="3.05cm" svg:height="1.157cm" svg:x="100.593cm" svg:y="46.351cm">
          <draw:text-box>
            <text:p><text:span text:style-name="T6">ib-</text:span><text:span text:style-name="T6">c30</text:span></text:p>
          </draw:text-box>
        </draw:frame>
        <draw:frame draw:style-name="gr36" draw:text-style-name="P8" draw:layer="layout" svg:width="3.05cm" svg:height="1.157cm" svg:x="95.083cm" svg:y="46.204cm">
          <draw:text-box>
            <text:p><text:span text:style-name="T6">ib-c31</text:span></text:p>
          </draw:text-box>
        </draw:frame>
        <draw:frame draw:style-name="gr40" draw:text-style-name="P12" draw:layer="layout" svg:width="5.59cm" svg:height="3.708cm" svg:x="89.874cm" svg:y="46.482cm">
          <draw:text-box>
            <text:p text:style-name="P11"><text:span text:style-name="T6">ib-1-7</text:span></text:p>
            <text:p text:style-name="P11"><text:span text:style-name="T6"/></text:p>
            <text:p text:style-name="P11"><text:span text:style-name="T6"/></text:p>
          </draw:text-box>
        </draw:frame>
        <draw:frame draw:style-name="gr36" draw:text-style-name="P8" draw:layer="layout" svg:width="3.05cm" svg:height="1.157cm" svg:x="84.794cm" svg:y="46.204cm">
          <draw:text-box>
            <text:p><text:span text:style-name="T6">ib-1-6</text:span></text:p>
          </draw:text-box>
        </draw:frame>
        <draw:frame draw:style-name="gr36" draw:text-style-name="P8" draw:layer="layout" svg:width="3.05cm" svg:height="1.157cm" svg:x="79.333cm" svg:y="46.204cm">
          <draw:text-box>
            <text:p><text:span text:style-name="T6">ib-1-4</text:span></text:p>
          </draw:text-box>
        </draw:frame>
        <draw:frame draw:style-name="gr41" draw:text-style-name="P12" draw:layer="layout" svg:width="4.574cm" svg:height="8.737cm" svg:x="74.253cm" svg:y="46.762cm">
          <draw:text-box>
            <text:p text:style-name="P11"><text:span text:style-name="T6">ib-1-5</text:span></text:p>
            <text:p text:style-name="P11"><text:span text:style-name="T6"/></text:p>
            <text:p text:style-name="P11"><text:span text:style-name="T6"/></text:p>
          </draw:text-box>
        </draw:frame>
        <draw:frame draw:style-name="gr36" draw:text-style-name="P8" draw:layer="layout" svg:width="3.05cm" svg:height="1.157cm" svg:x="168.793cm" svg:y="46.357cm">
          <draw:text-box>
            <text:p><text:span text:style-name="T6">ib-c37</text:span></text:p>
          </draw:text-box>
        </draw:frame>
        <draw:frame draw:style-name="gr36" draw:text-style-name="P8" draw:layer="layout" svg:width="3.05cm" svg:height="1.157cm" svg:x="163.593cm" svg:y="46.358cm">
          <draw:text-box>
            <text:p><text:span text:style-name="T6">ib-c38</text:span></text:p>
          </draw:text-box>
        </draw:frame>
        <draw:frame draw:style-name="gr36" draw:text-style-name="P8" draw:layer="layout" svg:width="3.05cm" svg:height="1.157cm" svg:x="158.393cm" svg:y="46.358cm">
          <draw:text-box>
            <text:p><text:span text:style-name="T6">ib-c40</text:span></text:p>
          </draw:text-box>
        </draw:frame>
        <draw:frame draw:style-name="gr36" draw:text-style-name="P8" draw:layer="layout" svg:width="3.05cm" svg:height="1.157cm" svg:x="152.993cm" svg:y="46.358cm">
          <draw:text-box>
            <text:p><text:span text:style-name="T6">ib-c41</text:span></text:p>
          </draw:text-box>
        </draw:frame>
        <draw:frame draw:style-name="gr36" draw:text-style-name="P8" draw:layer="layout" svg:width="3.05cm" svg:height="1.157cm" svg:x="147.593cm" svg:y="46.358cm">
          <draw:text-box>
            <text:p><text:span text:style-name="T6">ib-c35</text:span></text:p>
          </draw:text-box>
        </draw:frame>
        <draw:frame draw:style-name="gr36" draw:text-style-name="P8" draw:layer="layout" svg:width="3.05cm" svg:height="1.157cm" svg:x="142.293cm" svg:y="46.359cm">
          <draw:text-box>
            <text:p><text:span text:style-name="T6">ib-c39</text:span></text:p>
          </draw:text-box>
        </draw:frame>
        <draw:frame draw:style-name="gr36" draw:text-style-name="P8" draw:layer="layout" svg:width="3.05cm" svg:height="1.157cm" svg:x="137.393cm" svg:y="46.36cm">
          <draw:text-box>
            <text:p><text:span text:style-name="T6">ib-c34</text:span></text:p>
          </draw:text-box>
        </draw:frame>
        <draw:frame draw:style-name="gr36" draw:text-style-name="P8" draw:layer="layout" svg:width="3.05cm" svg:height="1.157cm" svg:x="131.993cm" svg:y="46.361cm">
          <draw:text-box>
            <text:p><text:span text:style-name="T6">ib-c33</text:span></text:p>
          </draw:text-box>
        </draw:frame>
        <draw:frame draw:style-name="gr36" draw:text-style-name="P8" draw:layer="layout" svg:width="3.05cm" svg:height="1.157cm" svg:x="126.793cm" svg:y="46.362cm">
          <draw:text-box>
            <text:p><text:span text:style-name="T6">ib-c32</text:span></text:p>
          </draw:text-box>
        </draw:frame>
        <draw:frame draw:style-name="gr36" draw:text-style-name="P8" draw:layer="layout" svg:width="3.05cm" svg:height="1.157cm" svg:x="122.393cm" svg:y="32.263cm">
          <draw:text-box>
            <text:p><text:span text:style-name="T6">ib-s-7</text:span></text:p>
          </draw:text-box>
        </draw:frame>
        <draw:frame draw:style-name="gr35" draw:text-style-name="P8" draw:layer="layout" svg:width="3.558cm" svg:height="1.157cm" svg:x="127.593cm" svg:y="32.264cm">
          <draw:text-box>
            <text:p><text:span text:style-name="T6">ib-s-0?</text:span></text:p>
          </draw:text-box>
        </draw:frame>
        <draw:frame draw:style-name="gr36" draw:text-style-name="P8" draw:layer="layout" svg:width="3.05cm" svg:height="1.157cm" svg:x="132.893cm" svg:y="32.265cm">
          <draw:text-box>
            <text:p><text:span text:style-name="T6">ib-s-6</text:span></text:p>
          </draw:text-box>
        </draw:frame>
        <draw:frame draw:style-name="gr35" draw:text-style-name="P8" draw:layer="layout" svg:width="3.558cm" svg:height="1.157cm" svg:x="138.193cm" svg:y="32.265cm">
          <draw:text-box>
            <text:p><text:span text:style-name="T6">ib-s-0?</text:span></text:p>
          </draw:text-box>
        </draw:frame>
        <draw:frame draw:style-name="gr36" draw:text-style-name="P8" draw:layer="layout" svg:width="3.05cm" svg:height="1.157cm" svg:x="143.393cm" svg:y="32.266cm">
          <draw:text-box>
            <text:p><text:span text:style-name="T6">ib-s-4</text:span></text:p>
          </draw:text-box>
        </draw:frame>
        <draw:frame draw:style-name="gr36" draw:text-style-name="P8" draw:layer="layout" svg:width="3.05cm" svg:height="1.157cm" svg:x="148.593cm" svg:y="32.267cm">
          <draw:text-box>
            <text:p><text:span text:style-name="T6">ib-s-1</text:span></text:p>
          </draw:text-box>
        </draw:frame>
        <draw:frame draw:style-name="gr36" draw:text-style-name="P8" draw:layer="layout" svg:width="3.05cm" svg:height="1.157cm" svg:x="153.893cm" svg:y="32.268cm">
          <draw:text-box>
            <text:p><text:span text:style-name="T6">ib-s-5</text:span></text:p>
          </draw:text-box>
        </draw:frame>
        <draw:frame draw:style-name="gr36" draw:text-style-name="P8" draw:layer="layout" svg:width="3.05cm" svg:height="1.157cm" svg:x="159.093cm" svg:y="32.269cm">
          <draw:text-box>
            <text:p><text:span text:style-name="T6">ib-s-3</text:span></text:p>
          </draw:text-box>
        </draw:frame>
        <draw:frame draw:style-name="gr42" draw:text-style-name="P8" draw:layer="layout" svg:width="5.082cm" svg:height="1.157cm" svg:x="9.893cm" svg:y="49.942cm">
          <draw:text-box>
            <text:p><text:span text:style-name="T6">gpu[68-73]</text:span></text:p>
          </draw:text-box>
        </draw:frame>
        <draw:frame draw:style-name="gr36" draw:text-style-name="P8" draw:layer="layout" svg:width="3.05cm" svg:height="1.157cm" svg:x="47.293cm" svg:y="46.343cm">
          <draw:text-box>
            <text:p><text:span text:style-name="T6">ib-c26</text:span></text:p>
          </draw:text-box>
        </draw:frame>
        <draw:frame draw:style-name="gr43" draw:text-style-name="P12" draw:layer="layout" svg:width="4.066cm" svg:height="3.469cm" svg:x="63.204cm" svg:y="52.147cm">
          <draw:text-box>
            <text:p text:style-name="P11"><text:span text:style-name="T6">c[06-08,</text:span></text:p>
            <text:p text:style-name="P11"><text:span text:style-name="T6">23,24]</text:span></text:p>
            <text:p text:style-name="P11"><text:span text:style-name="T6">-0[1-4]</text:span></text:p>
          </draw:text-box>
        </draw:frame>
        <draw:frame draw:style-name="gr43" draw:text-style-name="P12" draw:layer="layout" svg:width="4.066cm" svg:height="3.469cm" svg:x="68.792cm" svg:y="52.314cm">
          <draw:text-box>
            <text:p text:style-name="P11"><text:span text:style-name="T6">c[01-03,</text:span></text:p>
            <text:p text:style-name="P11"><text:span text:style-name="T6">24,25]</text:span></text:p>
            <text:p text:style-name="P11"><text:span text:style-name="T6">-0[1-4]</text:span></text:p>
          </draw:text-box>
        </draw:frame>
        <draw:frame draw:style-name="gr44" draw:text-style-name="P12" draw:layer="layout" svg:width="5.59cm" svg:height="5.781cm" svg:x="45.993cm" svg:y="51.344cm">
          <draw:text-box>
            <text:p text:style-name="P11"><text:span text:style-name="T6">gpu-[01-13]</text:span></text:p>
            <text:p text:style-name="P11"><text:span text:style-name="T6">c17-0[1-4]</text:span></text:p>
            <text:p text:style-name="P11"><text:span text:style-name="T6">master1</text:span></text:p>
            <text:p text:style-name="P11"><text:span text:style-name="T6">log-1</text:span></text:p>
            <text:p text:style-name="P11"><text:span text:style-name="T6">log-0 HCA-1</text:span></text:p>
          </draw:text-box>
        </draw:frame>
        <draw:frame draw:style-name="gr45" draw:text-style-name="P13" draw:layer="layout" svg:width="4.066cm" svg:height="5.781cm" svg:x="52.646cm" svg:y="51.714cm">
          <draw:text-box>
            <text:p text:style-name="P11"><text:span text:style-name="T6">gpu-</text:span></text:p>
            <text:p text:style-name="P11"><text:span text:style-name="T6">[31-38,</text:span></text:p>
            <text:p text:style-name="P11"><text:span text:style-name="T6">60-67]</text:span></text:p>
            <text:p text:style-name="P11"><text:span text:style-name="T6">login1-1</text:span></text:p>
            <text:p><text:span text:style-name="T6">login2-1</text:span></text:p>
          </draw:text-box>
        </draw:frame>
        <draw:frame draw:style-name="gr45" draw:text-style-name="P13" draw:layer="layout" svg:width="3.558cm" svg:height="2.313cm" svg:x="57.999cm" svg:y="52.949cm">
          <draw:text-box>
            <text:p text:style-name="P11"><text:span text:style-name="T6">gpu-</text:span></text:p>
            <text:p><text:span text:style-name="T6">[39-54]</text:span></text:p>
          </draw:text-box>
        </draw:frame>
        <draw:frame draw:style-name="gr45" draw:text-style-name="P13" draw:layer="layout" svg:width="4.574cm" svg:height="6.937cm" svg:x="73.745cm" svg:y="51.044cm">
          <draw:text-box>
            <text:p text:style-name="P11"><text:span text:style-name="T6">c[13-16]</text:span></text:p>
            <text:p text:style-name="P11"><text:span text:style-name="T6">-0[1-4]</text:span></text:p>
            <text:p text:style-name="P11"><text:span text:style-name="T6">phi-01-02</text:span></text:p>
            <text:p text:style-name="P11"><text:span text:style-name="T6">phi-01-04</text:span></text:p>
            <text:p text:style-name="P11"><text:span text:style-name="T6">log-0</text:span></text:p>
            <text:p><text:span text:style-name="T6">log-1</text:span></text:p>
          </draw:text-box>
        </draw:frame>
        <draw:frame draw:style-name="gr45" draw:text-style-name="P13" draw:layer="layout" svg:width="5.59cm" svg:height="5.781cm" svg:x="88.604cm" svg:y="51.933cm">
          <draw:text-box>
            <text:p text:style-name="P11"><text:span text:style-name="T6">gpu-[01-13]</text:span></text:p>
            <text:p text:style-name="P11"><text:span text:style-name="T6">c17-0[1-4]</text:span></text:p>
            <text:p text:style-name="P11"><text:span text:style-name="T6">master1</text:span></text:p>
            <text:p text:style-name="P11"><text:span text:style-name="T6">log-1</text:span></text:p>
            <text:p><text:span text:style-name="T6">log-0 HCA-1</text:span></text:p>
          </draw:text-box>
        </draw:frame>
        <draw:frame draw:style-name="gr46" draw:text-style-name="P14" draw:layer="layout" svg:width="6.096cm" svg:height="3.302cm" svg:x="94.167cm" svg:y="52.533cm">
          <draw:text-box>
            <text:p text:style-name="P11"><text:span text:style-name="T6">c31-[1-16]</text:span></text:p>
            <text:p><text:span text:style-name="T6">c99-0[1-6]</text:span></text:p>
          </draw:text-box>
        </draw:frame>
        <draw:frame draw:style-name="gr47" draw:text-style-name="P8" draw:layer="layout" svg:width="11.178cm" svg:height="8.584cm" svg:x="33.694cm" svg:y="46.264cm">
          <draw:text-box>
            <text:p><text:span text:style-name="T6">home-[0,1] HCA-[1,2]</text:span></text:p>
            <text:p><text:span text:style-name="T6">beegfs-[1-4] HCA-[1,3]</text:span></text:p>
            <text:p><text:span text:style-name="T6">DataDirect HCA-1</text:span></text:p>
            <text:p><text:span text:style-name="T6">prince-master0 HCA-1</text:span></text:p>
            <text:p><text:span text:style-name="T6">Ufm01 HCA-1</text:span></text:p>
          </draw:text-box>
        </draw:frame>
        <draw:frame draw:style-name="gr36" draw:text-style-name="P8" draw:layer="layout" svg:width="3.05cm" svg:height="1.157cm" svg:x="44.993cm" svg:y="32.935cm">
          <draw:text-box>
            <text:p><text:span text:style-name="T6">ib-1-1</text:span></text:p>
          </draw:text-box>
        </draw:frame>
        <draw:path draw:style-name="gr4" draw:text-style-name="P2" draw:layer="layout" svg:width="6.722cm" svg:height="8.635cm" svg:x="39.076cm" svg:y="37.328cm" svg:viewBox="0 0 6723 8636" svg:d="M0 8636c1078-1384 5646-7250 6723-8636">
          <text:p/>
        </draw:path>
        <draw:polygon draw:style-name="gr1" draw:text-style-name="P1" draw:layer="layout" svg:width="12.191cm" svg:height="6.603cm" svg:x="20.607cm" svg:y="45.904cm" svg:viewBox="0 0 12192 6604" draw:points="0,6604 12192,6604 12192,0 0,0">
          <text:p/>
        </draw:polygon>
        <draw:frame draw:style-name="gr47" draw:text-style-name="P8" draw:layer="layout" svg:width="11.178cm" svg:height="8.584cm" svg:x="21.194cm" svg:y="46.258cm">
          <draw:text-box>
            <text:p><text:span text:style-name="T6">Duplicates home01</text:span></text:p>
            <text:p><text:span text:style-name="T6">Beegfs-[1-4] HCA-[2,4]</text:span></text:p>
            <text:p><text:span text:style-name="T6">Duplicates datadirect</text:span></text:p>
            <text:p><text:span text:style-name="T6">prince-master0 HCA-2</text:span></text:p>
          </draw:text-box>
        </draw:frame>
        <draw:path draw:style-name="gr4" draw:text-style-name="P2" draw:layer="layout" svg:width="6.722cm" svg:height="8.635cm" svg:x="23.776cm" svg:y="37.328cm" svg:viewBox="0 0 6723 8636" svg:d="M0 8636c1078-1384 5646-7250 6723-8636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" svg:font-family="'Lucida Console'"/>
    <style:font-face style:name="Noto Sans Mono Black" svg:font-family="'Noto Sans Mono Black'" style:font-adornments="Black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3.8cm" fo:margin-bottom="1cm" fo:margin-left="2.5cm" fo:margin-right="1cm" fo:page-width="184.15cm" fo:page-height="59.6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2-07T16:09:38.016126045</dc:date>
    <meta:editing-duration>PT3H8M10S</meta:editing-duration>
    <meta:editing-cycles>16</meta:editing-cycles>
    <meta:generator>LibreOffice/6.1.4.2$Linux_X86_64 LibreOffice_project/10$Build-2</meta:generator>
    <meta:document-statistic meta:object-count="634"/>
  </office:meta>
</office:document-meta>
</file>